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zien tygodnia</text:p>
          </table:table-cell>
          <table:table-cell office:value-type="string" calcext:value-type="string">
            <text:p>sezon </text:p>
          </table:table-cell>
          <table:table-cell office:value-type="string" calcext:value-type="string">
            <text:p>koszta dzien </text:p>
          </table:table-cell>
          <table:table-cell office:value-type="string" calcext:value-type="string">
            <text:p>koszta sum</text:p>
          </table:table-cell>
          <table:table-cell office:value-type="string" calcext:value-type="string">
            <text:p>klienci</text:p>
          </table:table-cell>
          <table:table-cell office:value-type="string" calcext:value-type="string">
            <text:p>przychody dzien </text:p>
          </table:table-cell>
          <table:table-cell office:value-type="string" calcext:value-type="string">
            <text:p>przychody sum</text:p>
          </table:table-cell>
          <table:table-cell table:number-columns-repeated="4"/>
          <table:table-cell office:value-type="string" calcext:value-type="string">
            <text:p>zim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style-name="ce1" office:value-type="date" office:date-value="2023-01-01" calcext:value-type="date">
            <text:p>1.01.2023</text:p>
          </table:table-cell>
          <table:table-cell office:value-type="string" calcext:value-type="string">
            <text:p>niedziela </text:p>
          </table:table-cell>
          <table:table-cell office:value-type="string" calcext:value-type="string">
            <text:p>zima</text:p>
          </table:table-cell>
          <table:table-cell table:number-columns-repeated="2" office:value-type="float" office:value="8150" calcext:value-type="float">
            <text:p>8150</text:p>
          </table:table-cell>
          <table:table-cell table:formula="of:=IF( ;ROUNDDOWN(VLOOKUP([.C2];[.$M$1:.$N$4];2;0) * 10;0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iosna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date" office:date-value="2023-01-02" calcext:value-type="date">
            <text:p>2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] = &quot;niedziela&quot;;150;0)" office:value-type="float" office:value="0" calcext:value-type="float">
            <text:p>0</text:p>
          </table:table-cell>
          <table:table-cell table:formula="of:=[.E2]+[.D3]" office:value-type="float" office:value="8150" calcext:value-type="float">
            <text:p>8150</text:p>
          </table:table-cell>
          <table:table-cell table:formula="of:=IF( ;ROUNDDOWN(VLOOKUP([.C3];[.$M$1:.$N$4];2;0) * 10;0);0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ato 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1" office:value-type="date" office:date-value="2023-01-03" calcext:value-type="date">
            <text:p>3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] = &quot;niedziela&quot;;150;0)" office:value-type="float" office:value="0" calcext:value-type="float">
            <text:p>0</text:p>
          </table:table-cell>
          <table:table-cell table:formula="of:=[.E3]+[.D4]" office:value-type="float" office:value="8150" calcext:value-type="float">
            <text:p>8150</text:p>
          </table:table-cell>
          <table:table-cell table:formula="of:=IF( ;ROUNDDOWN(VLOOKUP([.C4];[.$M$1:.$N$4];2;0) * 10;0);0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jesień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style-name="ce1" office:value-type="date" office:date-value="2023-01-04" calcext:value-type="date">
            <text:p>4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5] = &quot;niedziela&quot;;150;0)" office:value-type="float" office:value="0" calcext:value-type="float">
            <text:p>0</text:p>
          </table:table-cell>
          <table:table-cell table:formula="of:=[.E4]+[.D5]" office:value-type="float" office:value="8150" calcext:value-type="float">
            <text:p>8150</text:p>
          </table:table-cell>
          <table:table-cell table:formula="of:=IF( ;ROUNDDOWN(VLOOKUP([.C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05" calcext:value-type="date">
            <text:p>5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] = &quot;niedziela&quot;;150;0)" office:value-type="float" office:value="0" calcext:value-type="float">
            <text:p>0</text:p>
          </table:table-cell>
          <table:table-cell table:formula="of:=[.E5]+[.D6]" office:value-type="float" office:value="8150" calcext:value-type="float">
            <text:p>8150</text:p>
          </table:table-cell>
          <table:table-cell table:formula="of:=IF( ;ROUNDDOWN(VLOOKUP([.C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06" calcext:value-type="date">
            <text:p>6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] = &quot;niedziela&quot;;150;0)" office:value-type="float" office:value="0" calcext:value-type="float">
            <text:p>0</text:p>
          </table:table-cell>
          <table:table-cell table:formula="of:=[.E6]+[.D7]" office:value-type="float" office:value="8150" calcext:value-type="float">
            <text:p>8150</text:p>
          </table:table-cell>
          <table:table-cell table:formula="of:=IF( ;ROUNDDOWN(VLOOKUP([.C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07" calcext:value-type="date">
            <text:p>7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8] = &quot;niedziela&quot;;150;0)" office:value-type="float" office:value="0" calcext:value-type="float">
            <text:p>0</text:p>
          </table:table-cell>
          <table:table-cell table:formula="of:=[.E7]+[.D8]" office:value-type="float" office:value="8150" calcext:value-type="float">
            <text:p>8150</text:p>
          </table:table-cell>
          <table:table-cell table:formula="of:=IF( ;ROUNDDOWN(VLOOKUP([.C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08" calcext:value-type="date">
            <text:p>8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9] = &quot;niedziela&quot;;150;0)" office:value-type="float" office:value="150" calcext:value-type="float">
            <text:p>150</text:p>
          </table:table-cell>
          <table:table-cell table:formula="of:=[.E8]+[.D9]" office:value-type="float" office:value="8300" calcext:value-type="float">
            <text:p>8300</text:p>
          </table:table-cell>
          <table:table-cell table:formula="of:=IF( ;ROUNDDOWN(VLOOKUP([.C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09" calcext:value-type="date">
            <text:p>9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10] = &quot;niedziela&quot;;150;0)" office:value-type="float" office:value="0" calcext:value-type="float">
            <text:p>0</text:p>
          </table:table-cell>
          <table:table-cell table:formula="of:=[.E9]+[.D10]" office:value-type="float" office:value="8300" calcext:value-type="float">
            <text:p>8300</text:p>
          </table:table-cell>
          <table:table-cell table:formula="of:=IF( ;ROUNDDOWN(VLOOKUP([.C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0" calcext:value-type="date">
            <text:p>10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11] = &quot;niedziela&quot;;150;0)" office:value-type="float" office:value="0" calcext:value-type="float">
            <text:p>0</text:p>
          </table:table-cell>
          <table:table-cell table:formula="of:=[.E10]+[.D11]" office:value-type="float" office:value="8300" calcext:value-type="float">
            <text:p>8300</text:p>
          </table:table-cell>
          <table:table-cell table:formula="of:=IF( ;ROUNDDOWN(VLOOKUP([.C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1" calcext:value-type="date">
            <text:p>11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12] = &quot;niedziela&quot;;150;0)" office:value-type="float" office:value="0" calcext:value-type="float">
            <text:p>0</text:p>
          </table:table-cell>
          <table:table-cell table:formula="of:=[.E11]+[.D12]" office:value-type="float" office:value="8300" calcext:value-type="float">
            <text:p>8300</text:p>
          </table:table-cell>
          <table:table-cell table:formula="of:=IF( ;ROUNDDOWN(VLOOKUP([.C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2" calcext:value-type="date">
            <text:p>12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13] = &quot;niedziela&quot;;150;0)" office:value-type="float" office:value="0" calcext:value-type="float">
            <text:p>0</text:p>
          </table:table-cell>
          <table:table-cell table:formula="of:=[.E12]+[.D13]" office:value-type="float" office:value="8300" calcext:value-type="float">
            <text:p>8300</text:p>
          </table:table-cell>
          <table:table-cell table:formula="of:=IF( ;ROUNDDOWN(VLOOKUP([.C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3" calcext:value-type="date">
            <text:p>13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14] = &quot;niedziela&quot;;150;0)" office:value-type="float" office:value="0" calcext:value-type="float">
            <text:p>0</text:p>
          </table:table-cell>
          <table:table-cell table:formula="of:=[.E13]+[.D14]" office:value-type="float" office:value="8300" calcext:value-type="float">
            <text:p>8300</text:p>
          </table:table-cell>
          <table:table-cell table:formula="of:=IF( ;ROUNDDOWN(VLOOKUP([.C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4" calcext:value-type="date">
            <text:p>14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15] = &quot;niedziela&quot;;150;0)" office:value-type="float" office:value="0" calcext:value-type="float">
            <text:p>0</text:p>
          </table:table-cell>
          <table:table-cell table:formula="of:=[.E14]+[.D15]" office:value-type="float" office:value="8300" calcext:value-type="float">
            <text:p>8300</text:p>
          </table:table-cell>
          <table:table-cell table:formula="of:=IF( ;ROUNDDOWN(VLOOKUP([.C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5" calcext:value-type="date">
            <text:p>15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16] = &quot;niedziela&quot;;150;0)" office:value-type="float" office:value="150" calcext:value-type="float">
            <text:p>150</text:p>
          </table:table-cell>
          <table:table-cell table:formula="of:=[.E15]+[.D16]" office:value-type="float" office:value="8450" calcext:value-type="float">
            <text:p>8450</text:p>
          </table:table-cell>
          <table:table-cell table:formula="of:=IF( ;ROUNDDOWN(VLOOKUP([.C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6" calcext:value-type="date">
            <text:p>16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17] = &quot;niedziela&quot;;150;0)" office:value-type="float" office:value="0" calcext:value-type="float">
            <text:p>0</text:p>
          </table:table-cell>
          <table:table-cell table:formula="of:=[.E16]+[.D17]" office:value-type="float" office:value="8450" calcext:value-type="float">
            <text:p>8450</text:p>
          </table:table-cell>
          <table:table-cell table:formula="of:=IF( ;ROUNDDOWN(VLOOKUP([.C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7" calcext:value-type="date">
            <text:p>17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18] = &quot;niedziela&quot;;150;0)" office:value-type="float" office:value="0" calcext:value-type="float">
            <text:p>0</text:p>
          </table:table-cell>
          <table:table-cell table:formula="of:=[.E17]+[.D18]" office:value-type="float" office:value="8450" calcext:value-type="float">
            <text:p>8450</text:p>
          </table:table-cell>
          <table:table-cell table:formula="of:=IF( ;ROUNDDOWN(VLOOKUP([.C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8" calcext:value-type="date">
            <text:p>18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19] = &quot;niedziela&quot;;150;0)" office:value-type="float" office:value="0" calcext:value-type="float">
            <text:p>0</text:p>
          </table:table-cell>
          <table:table-cell table:formula="of:=[.E18]+[.D19]" office:value-type="float" office:value="8450" calcext:value-type="float">
            <text:p>8450</text:p>
          </table:table-cell>
          <table:table-cell table:formula="of:=IF( ;ROUNDDOWN(VLOOKUP([.C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19" calcext:value-type="date">
            <text:p>19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20] = &quot;niedziela&quot;;150;0)" office:value-type="float" office:value="0" calcext:value-type="float">
            <text:p>0</text:p>
          </table:table-cell>
          <table:table-cell table:formula="of:=[.E19]+[.D20]" office:value-type="float" office:value="8450" calcext:value-type="float">
            <text:p>8450</text:p>
          </table:table-cell>
          <table:table-cell table:formula="of:=IF( ;ROUNDDOWN(VLOOKUP([.C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0" calcext:value-type="date">
            <text:p>20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21] = &quot;niedziela&quot;;150;0)" office:value-type="float" office:value="0" calcext:value-type="float">
            <text:p>0</text:p>
          </table:table-cell>
          <table:table-cell table:formula="of:=[.E20]+[.D21]" office:value-type="float" office:value="8450" calcext:value-type="float">
            <text:p>8450</text:p>
          </table:table-cell>
          <table:table-cell table:formula="of:=IF( ;ROUNDDOWN(VLOOKUP([.C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1" calcext:value-type="date">
            <text:p>21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22] = &quot;niedziela&quot;;150;0)" office:value-type="float" office:value="0" calcext:value-type="float">
            <text:p>0</text:p>
          </table:table-cell>
          <table:table-cell table:formula="of:=[.E21]+[.D22]" office:value-type="float" office:value="8450" calcext:value-type="float">
            <text:p>8450</text:p>
          </table:table-cell>
          <table:table-cell table:formula="of:=IF( ;ROUNDDOWN(VLOOKUP([.C22];[.$M$1:.$N$4];2;0) * 10;0);0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I(B2 &lt;&gt; "niedziela";B2 &lt;&gt; "sobota")</text:p>
          </table:table-cell>
        </table:table-row>
        <table:table-row table:style-name="ro1">
          <table:table-cell table:style-name="ce1" office:value-type="date" office:date-value="2023-01-22" calcext:value-type="date">
            <text:p>22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23] = &quot;niedziela&quot;;150;0)" office:value-type="float" office:value="150" calcext:value-type="float">
            <text:p>150</text:p>
          </table:table-cell>
          <table:table-cell table:formula="of:=[.E22]+[.D23]" office:value-type="float" office:value="8600" calcext:value-type="float">
            <text:p>8600</text:p>
          </table:table-cell>
          <table:table-cell table:formula="of:=IF( ;ROUNDDOWN(VLOOKUP([.C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3" calcext:value-type="date">
            <text:p>23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24] = &quot;niedziela&quot;;150;0)" office:value-type="float" office:value="0" calcext:value-type="float">
            <text:p>0</text:p>
          </table:table-cell>
          <table:table-cell table:formula="of:=[.E23]+[.D24]" office:value-type="float" office:value="8600" calcext:value-type="float">
            <text:p>8600</text:p>
          </table:table-cell>
          <table:table-cell table:formula="of:=IF( ;ROUNDDOWN(VLOOKUP([.C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4" calcext:value-type="date">
            <text:p>24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25] = &quot;niedziela&quot;;150;0)" office:value-type="float" office:value="0" calcext:value-type="float">
            <text:p>0</text:p>
          </table:table-cell>
          <table:table-cell table:formula="of:=[.E24]+[.D25]" office:value-type="float" office:value="8600" calcext:value-type="float">
            <text:p>8600</text:p>
          </table:table-cell>
          <table:table-cell table:formula="of:=IF( ;ROUNDDOWN(VLOOKUP([.C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5" calcext:value-type="date">
            <text:p>25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26] = &quot;niedziela&quot;;150;0)" office:value-type="float" office:value="0" calcext:value-type="float">
            <text:p>0</text:p>
          </table:table-cell>
          <table:table-cell table:formula="of:=[.E25]+[.D26]" office:value-type="float" office:value="8600" calcext:value-type="float">
            <text:p>8600</text:p>
          </table:table-cell>
          <table:table-cell table:formula="of:=IF( ;ROUNDDOWN(VLOOKUP([.C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6" calcext:value-type="date">
            <text:p>26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27] = &quot;niedziela&quot;;150;0)" office:value-type="float" office:value="0" calcext:value-type="float">
            <text:p>0</text:p>
          </table:table-cell>
          <table:table-cell table:formula="of:=[.E26]+[.D27]" office:value-type="float" office:value="8600" calcext:value-type="float">
            <text:p>8600</text:p>
          </table:table-cell>
          <table:table-cell table:formula="of:=IF( ;ROUNDDOWN(VLOOKUP([.C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7" calcext:value-type="date">
            <text:p>27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28] = &quot;niedziela&quot;;150;0)" office:value-type="float" office:value="0" calcext:value-type="float">
            <text:p>0</text:p>
          </table:table-cell>
          <table:table-cell table:formula="of:=[.E27]+[.D28]" office:value-type="float" office:value="8600" calcext:value-type="float">
            <text:p>8600</text:p>
          </table:table-cell>
          <table:table-cell table:formula="of:=IF( ;ROUNDDOWN(VLOOKUP([.C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8" calcext:value-type="date">
            <text:p>28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29] = &quot;niedziela&quot;;150;0)" office:value-type="float" office:value="0" calcext:value-type="float">
            <text:p>0</text:p>
          </table:table-cell>
          <table:table-cell table:formula="of:=[.E28]+[.D29]" office:value-type="float" office:value="8600" calcext:value-type="float">
            <text:p>8600</text:p>
          </table:table-cell>
          <table:table-cell table:formula="of:=IF( ;ROUNDDOWN(VLOOKUP([.C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29" calcext:value-type="date">
            <text:p>29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0] = &quot;niedziela&quot;;150;0)" office:value-type="float" office:value="150" calcext:value-type="float">
            <text:p>150</text:p>
          </table:table-cell>
          <table:table-cell table:formula="of:=[.E29]+[.D30]" office:value-type="float" office:value="8750" calcext:value-type="float">
            <text:p>8750</text:p>
          </table:table-cell>
          <table:table-cell table:formula="of:=IF( ;ROUNDDOWN(VLOOKUP([.C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30" calcext:value-type="date">
            <text:p>30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1] = &quot;niedziela&quot;;150;0)" office:value-type="float" office:value="0" calcext:value-type="float">
            <text:p>0</text:p>
          </table:table-cell>
          <table:table-cell table:formula="of:=[.E30]+[.D31]" office:value-type="float" office:value="8750" calcext:value-type="float">
            <text:p>8750</text:p>
          </table:table-cell>
          <table:table-cell table:formula="of:=IF( ;ROUNDDOWN(VLOOKUP([.C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1-31" calcext:value-type="date">
            <text:p>31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2] = &quot;niedziela&quot;;150;0)" office:value-type="float" office:value="0" calcext:value-type="float">
            <text:p>0</text:p>
          </table:table-cell>
          <table:table-cell table:formula="of:=[.E31]+[.D32]" office:value-type="float" office:value="8750" calcext:value-type="float">
            <text:p>8750</text:p>
          </table:table-cell>
          <table:table-cell table:formula="of:=IF( ;ROUNDDOWN(VLOOKUP([.C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1" calcext:value-type="date">
            <text:p>1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3] = &quot;niedziela&quot;;150;0)" office:value-type="float" office:value="0" calcext:value-type="float">
            <text:p>0</text:p>
          </table:table-cell>
          <table:table-cell table:formula="of:=[.E32]+[.D33]" office:value-type="float" office:value="8750" calcext:value-type="float">
            <text:p>8750</text:p>
          </table:table-cell>
          <table:table-cell table:formula="of:=IF( ;ROUNDDOWN(VLOOKUP([.C3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2" calcext:value-type="date">
            <text:p>2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4] = &quot;niedziela&quot;;150;0)" office:value-type="float" office:value="0" calcext:value-type="float">
            <text:p>0</text:p>
          </table:table-cell>
          <table:table-cell table:formula="of:=[.E33]+[.D34]" office:value-type="float" office:value="8750" calcext:value-type="float">
            <text:p>8750</text:p>
          </table:table-cell>
          <table:table-cell table:formula="of:=IF( ;ROUNDDOWN(VLOOKUP([.C3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3" calcext:value-type="date">
            <text:p>3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5] = &quot;niedziela&quot;;150;0)" office:value-type="float" office:value="0" calcext:value-type="float">
            <text:p>0</text:p>
          </table:table-cell>
          <table:table-cell table:formula="of:=[.E34]+[.D35]" office:value-type="float" office:value="8750" calcext:value-type="float">
            <text:p>8750</text:p>
          </table:table-cell>
          <table:table-cell table:formula="of:=IF( ;ROUNDDOWN(VLOOKUP([.C3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4" calcext:value-type="date">
            <text:p>4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6] = &quot;niedziela&quot;;150;0)" office:value-type="float" office:value="0" calcext:value-type="float">
            <text:p>0</text:p>
          </table:table-cell>
          <table:table-cell table:formula="of:=[.E35]+[.D36]" office:value-type="float" office:value="8750" calcext:value-type="float">
            <text:p>8750</text:p>
          </table:table-cell>
          <table:table-cell table:formula="of:=IF( ;ROUNDDOWN(VLOOKUP([.C3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5" calcext:value-type="date">
            <text:p>5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7] = &quot;niedziela&quot;;150;0)" office:value-type="float" office:value="150" calcext:value-type="float">
            <text:p>150</text:p>
          </table:table-cell>
          <table:table-cell table:formula="of:=[.E36]+[.D37]" office:value-type="float" office:value="8900" calcext:value-type="float">
            <text:p>8900</text:p>
          </table:table-cell>
          <table:table-cell table:formula="of:=IF( ;ROUNDDOWN(VLOOKUP([.C3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6" calcext:value-type="date">
            <text:p>6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] = &quot;niedziela&quot;;150;0)" office:value-type="float" office:value="0" calcext:value-type="float">
            <text:p>0</text:p>
          </table:table-cell>
          <table:table-cell table:formula="of:=[.E37]+[.D38]" office:value-type="float" office:value="8900" calcext:value-type="float">
            <text:p>8900</text:p>
          </table:table-cell>
          <table:table-cell table:formula="of:=IF( ;ROUNDDOWN(VLOOKUP([.C3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7" calcext:value-type="date">
            <text:p>7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9] = &quot;niedziela&quot;;150;0)" office:value-type="float" office:value="0" calcext:value-type="float">
            <text:p>0</text:p>
          </table:table-cell>
          <table:table-cell table:formula="of:=[.E38]+[.D39]" office:value-type="float" office:value="8900" calcext:value-type="float">
            <text:p>8900</text:p>
          </table:table-cell>
          <table:table-cell table:formula="of:=IF( ;ROUNDDOWN(VLOOKUP([.C3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8" calcext:value-type="date">
            <text:p>8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0] = &quot;niedziela&quot;;150;0)" office:value-type="float" office:value="0" calcext:value-type="float">
            <text:p>0</text:p>
          </table:table-cell>
          <table:table-cell table:formula="of:=[.E39]+[.D40]" office:value-type="float" office:value="8900" calcext:value-type="float">
            <text:p>8900</text:p>
          </table:table-cell>
          <table:table-cell table:formula="of:=IF( ;ROUNDDOWN(VLOOKUP([.C4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09" calcext:value-type="date">
            <text:p>9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] = &quot;niedziela&quot;;150;0)" office:value-type="float" office:value="0" calcext:value-type="float">
            <text:p>0</text:p>
          </table:table-cell>
          <table:table-cell table:formula="of:=[.E40]+[.D41]" office:value-type="float" office:value="8900" calcext:value-type="float">
            <text:p>8900</text:p>
          </table:table-cell>
          <table:table-cell table:formula="of:=IF( ;ROUNDDOWN(VLOOKUP([.C4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] = &quot;niedziela&quot;;150;0)" office:value-type="float" office:value="0" calcext:value-type="float">
            <text:p>0</text:p>
          </table:table-cell>
          <table:table-cell table:formula="of:=[.E41]+[.D42]" office:value-type="float" office:value="8900" calcext:value-type="float">
            <text:p>8900</text:p>
          </table:table-cell>
          <table:table-cell table:formula="of:=IF( ;ROUNDDOWN(VLOOKUP([.C4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1" calcext:value-type="date">
            <text:p>11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3] = &quot;niedziela&quot;;150;0)" office:value-type="float" office:value="0" calcext:value-type="float">
            <text:p>0</text:p>
          </table:table-cell>
          <table:table-cell table:formula="of:=[.E42]+[.D43]" office:value-type="float" office:value="8900" calcext:value-type="float">
            <text:p>8900</text:p>
          </table:table-cell>
          <table:table-cell table:formula="of:=IF( ;ROUNDDOWN(VLOOKUP([.C4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2" calcext:value-type="date">
            <text:p>12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4] = &quot;niedziela&quot;;150;0)" office:value-type="float" office:value="150" calcext:value-type="float">
            <text:p>150</text:p>
          </table:table-cell>
          <table:table-cell table:formula="of:=[.E43]+[.D44]" office:value-type="float" office:value="9050" calcext:value-type="float">
            <text:p>9050</text:p>
          </table:table-cell>
          <table:table-cell table:formula="of:=IF( ;ROUNDDOWN(VLOOKUP([.C4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3" calcext:value-type="date">
            <text:p>13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5] = &quot;niedziela&quot;;150;0)" office:value-type="float" office:value="0" calcext:value-type="float">
            <text:p>0</text:p>
          </table:table-cell>
          <table:table-cell table:formula="of:=[.E44]+[.D45]" office:value-type="float" office:value="9050" calcext:value-type="float">
            <text:p>9050</text:p>
          </table:table-cell>
          <table:table-cell table:formula="of:=IF( ;ROUNDDOWN(VLOOKUP([.C4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4" calcext:value-type="date">
            <text:p>14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6] = &quot;niedziela&quot;;150;0)" office:value-type="float" office:value="0" calcext:value-type="float">
            <text:p>0</text:p>
          </table:table-cell>
          <table:table-cell table:formula="of:=[.E45]+[.D46]" office:value-type="float" office:value="9050" calcext:value-type="float">
            <text:p>9050</text:p>
          </table:table-cell>
          <table:table-cell table:formula="of:=IF( ;ROUNDDOWN(VLOOKUP([.C4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5" calcext:value-type="date">
            <text:p>15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7] = &quot;niedziela&quot;;150;0)" office:value-type="float" office:value="0" calcext:value-type="float">
            <text:p>0</text:p>
          </table:table-cell>
          <table:table-cell table:formula="of:=[.E46]+[.D47]" office:value-type="float" office:value="9050" calcext:value-type="float">
            <text:p>9050</text:p>
          </table:table-cell>
          <table:table-cell table:formula="of:=IF( ;ROUNDDOWN(VLOOKUP([.C4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6" calcext:value-type="date">
            <text:p>16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8] = &quot;niedziela&quot;;150;0)" office:value-type="float" office:value="0" calcext:value-type="float">
            <text:p>0</text:p>
          </table:table-cell>
          <table:table-cell table:formula="of:=[.E47]+[.D48]" office:value-type="float" office:value="9050" calcext:value-type="float">
            <text:p>9050</text:p>
          </table:table-cell>
          <table:table-cell table:formula="of:=IF( ;ROUNDDOWN(VLOOKUP([.C4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7" calcext:value-type="date">
            <text:p>17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9] = &quot;niedziela&quot;;150;0)" office:value-type="float" office:value="0" calcext:value-type="float">
            <text:p>0</text:p>
          </table:table-cell>
          <table:table-cell table:formula="of:=[.E48]+[.D49]" office:value-type="float" office:value="9050" calcext:value-type="float">
            <text:p>9050</text:p>
          </table:table-cell>
          <table:table-cell table:formula="of:=IF( ;ROUNDDOWN(VLOOKUP([.C4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8" calcext:value-type="date">
            <text:p>18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50] = &quot;niedziela&quot;;150;0)" office:value-type="float" office:value="0" calcext:value-type="float">
            <text:p>0</text:p>
          </table:table-cell>
          <table:table-cell table:formula="of:=[.E49]+[.D50]" office:value-type="float" office:value="9050" calcext:value-type="float">
            <text:p>9050</text:p>
          </table:table-cell>
          <table:table-cell table:formula="of:=IF( ;ROUNDDOWN(VLOOKUP([.C5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19" calcext:value-type="date">
            <text:p>19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51] = &quot;niedziela&quot;;150;0)" office:value-type="float" office:value="150" calcext:value-type="float">
            <text:p>150</text:p>
          </table:table-cell>
          <table:table-cell table:formula="of:=[.E50]+[.D51]" office:value-type="float" office:value="9200" calcext:value-type="float">
            <text:p>9200</text:p>
          </table:table-cell>
          <table:table-cell table:formula="of:=IF( ;ROUNDDOWN(VLOOKUP([.C5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0" calcext:value-type="date">
            <text:p>20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52] = &quot;niedziela&quot;;150;0)" office:value-type="float" office:value="0" calcext:value-type="float">
            <text:p>0</text:p>
          </table:table-cell>
          <table:table-cell table:formula="of:=[.E51]+[.D52]" office:value-type="float" office:value="9200" calcext:value-type="float">
            <text:p>9200</text:p>
          </table:table-cell>
          <table:table-cell table:formula="of:=IF( ;ROUNDDOWN(VLOOKUP([.C5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1" calcext:value-type="date">
            <text:p>21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53] = &quot;niedziela&quot;;150;0)" office:value-type="float" office:value="0" calcext:value-type="float">
            <text:p>0</text:p>
          </table:table-cell>
          <table:table-cell table:formula="of:=[.E52]+[.D53]" office:value-type="float" office:value="9200" calcext:value-type="float">
            <text:p>9200</text:p>
          </table:table-cell>
          <table:table-cell table:formula="of:=IF( ;ROUNDDOWN(VLOOKUP([.C5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2" calcext:value-type="date">
            <text:p>22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54] = &quot;niedziela&quot;;150;0)" office:value-type="float" office:value="0" calcext:value-type="float">
            <text:p>0</text:p>
          </table:table-cell>
          <table:table-cell table:formula="of:=[.E53]+[.D54]" office:value-type="float" office:value="9200" calcext:value-type="float">
            <text:p>9200</text:p>
          </table:table-cell>
          <table:table-cell table:formula="of:=IF( ;ROUNDDOWN(VLOOKUP([.C5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3" calcext:value-type="date">
            <text:p>23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55] = &quot;niedziela&quot;;150;0)" office:value-type="float" office:value="0" calcext:value-type="float">
            <text:p>0</text:p>
          </table:table-cell>
          <table:table-cell table:formula="of:=[.E54]+[.D55]" office:value-type="float" office:value="9200" calcext:value-type="float">
            <text:p>9200</text:p>
          </table:table-cell>
          <table:table-cell table:formula="of:=IF( ;ROUNDDOWN(VLOOKUP([.C5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4" calcext:value-type="date">
            <text:p>24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56] = &quot;niedziela&quot;;150;0)" office:value-type="float" office:value="0" calcext:value-type="float">
            <text:p>0</text:p>
          </table:table-cell>
          <table:table-cell table:formula="of:=[.E55]+[.D56]" office:value-type="float" office:value="9200" calcext:value-type="float">
            <text:p>9200</text:p>
          </table:table-cell>
          <table:table-cell table:formula="of:=IF( ;ROUNDDOWN(VLOOKUP([.C5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5" calcext:value-type="date">
            <text:p>25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57] = &quot;niedziela&quot;;150;0)" office:value-type="float" office:value="0" calcext:value-type="float">
            <text:p>0</text:p>
          </table:table-cell>
          <table:table-cell table:formula="of:=[.E56]+[.D57]" office:value-type="float" office:value="9200" calcext:value-type="float">
            <text:p>9200</text:p>
          </table:table-cell>
          <table:table-cell table:formula="of:=IF( ;ROUNDDOWN(VLOOKUP([.C5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6" calcext:value-type="date">
            <text:p>26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58] = &quot;niedziela&quot;;150;0)" office:value-type="float" office:value="150" calcext:value-type="float">
            <text:p>150</text:p>
          </table:table-cell>
          <table:table-cell table:formula="of:=[.E57]+[.D58]" office:value-type="float" office:value="9350" calcext:value-type="float">
            <text:p>9350</text:p>
          </table:table-cell>
          <table:table-cell table:formula="of:=IF( ;ROUNDDOWN(VLOOKUP([.C5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7" calcext:value-type="date">
            <text:p>27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59] = &quot;niedziela&quot;;150;0)" office:value-type="float" office:value="0" calcext:value-type="float">
            <text:p>0</text:p>
          </table:table-cell>
          <table:table-cell table:formula="of:=[.E58]+[.D59]" office:value-type="float" office:value="9350" calcext:value-type="float">
            <text:p>9350</text:p>
          </table:table-cell>
          <table:table-cell table:formula="of:=IF( ;ROUNDDOWN(VLOOKUP([.C5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2-28" calcext:value-type="date">
            <text:p>28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60] = &quot;niedziela&quot;;150;0)" office:value-type="float" office:value="0" calcext:value-type="float">
            <text:p>0</text:p>
          </table:table-cell>
          <table:table-cell table:formula="of:=[.E59]+[.D60]" office:value-type="float" office:value="9350" calcext:value-type="float">
            <text:p>9350</text:p>
          </table:table-cell>
          <table:table-cell table:formula="of:=IF( ;ROUNDDOWN(VLOOKUP([.C6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1" calcext:value-type="date">
            <text:p>1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61] = &quot;niedziela&quot;;150;0)" office:value-type="float" office:value="0" calcext:value-type="float">
            <text:p>0</text:p>
          </table:table-cell>
          <table:table-cell table:formula="of:=[.E60]+[.D61]" office:value-type="float" office:value="9350" calcext:value-type="float">
            <text:p>9350</text:p>
          </table:table-cell>
          <table:table-cell table:formula="of:=IF( ;ROUNDDOWN(VLOOKUP([.C6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2" calcext:value-type="date">
            <text:p>2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2] = &quot;niedziela&quot;;150;0)" office:value-type="float" office:value="0" calcext:value-type="float">
            <text:p>0</text:p>
          </table:table-cell>
          <table:table-cell table:formula="of:=[.E61]+[.D62]" office:value-type="float" office:value="9350" calcext:value-type="float">
            <text:p>9350</text:p>
          </table:table-cell>
          <table:table-cell table:formula="of:=IF( ;ROUNDDOWN(VLOOKUP([.C6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3" calcext:value-type="date">
            <text:p>3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63] = &quot;niedziela&quot;;150;0)" office:value-type="float" office:value="0" calcext:value-type="float">
            <text:p>0</text:p>
          </table:table-cell>
          <table:table-cell table:formula="of:=[.E62]+[.D63]" office:value-type="float" office:value="9350" calcext:value-type="float">
            <text:p>9350</text:p>
          </table:table-cell>
          <table:table-cell table:formula="of:=IF( ;ROUNDDOWN(VLOOKUP([.C6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4" calcext:value-type="date">
            <text:p>4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64] = &quot;niedziela&quot;;150;0)" office:value-type="float" office:value="0" calcext:value-type="float">
            <text:p>0</text:p>
          </table:table-cell>
          <table:table-cell table:formula="of:=[.E63]+[.D64]" office:value-type="float" office:value="9350" calcext:value-type="float">
            <text:p>9350</text:p>
          </table:table-cell>
          <table:table-cell table:formula="of:=IF( ;ROUNDDOWN(VLOOKUP([.C6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5" calcext:value-type="date">
            <text:p>5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65] = &quot;niedziela&quot;;150;0)" office:value-type="float" office:value="150" calcext:value-type="float">
            <text:p>150</text:p>
          </table:table-cell>
          <table:table-cell table:formula="of:=[.E64]+[.D65]" office:value-type="float" office:value="9500" calcext:value-type="float">
            <text:p>9500</text:p>
          </table:table-cell>
          <table:table-cell table:formula="of:=IF( ;ROUNDDOWN(VLOOKUP([.C6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6" calcext:value-type="date">
            <text:p>6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66] = &quot;niedziela&quot;;150;0)" office:value-type="float" office:value="0" calcext:value-type="float">
            <text:p>0</text:p>
          </table:table-cell>
          <table:table-cell table:formula="of:=[.E65]+[.D66]" office:value-type="float" office:value="9500" calcext:value-type="float">
            <text:p>9500</text:p>
          </table:table-cell>
          <table:table-cell table:formula="of:=IF( ;ROUNDDOWN(VLOOKUP([.C6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7" calcext:value-type="date">
            <text:p>7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67] = &quot;niedziela&quot;;150;0)" office:value-type="float" office:value="0" calcext:value-type="float">
            <text:p>0</text:p>
          </table:table-cell>
          <table:table-cell table:formula="of:=[.E66]+[.D67]" office:value-type="float" office:value="9500" calcext:value-type="float">
            <text:p>9500</text:p>
          </table:table-cell>
          <table:table-cell table:formula="of:=IF( ;ROUNDDOWN(VLOOKUP([.C6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8" calcext:value-type="date">
            <text:p>8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68] = &quot;niedziela&quot;;150;0)" office:value-type="float" office:value="0" calcext:value-type="float">
            <text:p>0</text:p>
          </table:table-cell>
          <table:table-cell table:formula="of:=[.E67]+[.D68]" office:value-type="float" office:value="9500" calcext:value-type="float">
            <text:p>9500</text:p>
          </table:table-cell>
          <table:table-cell table:formula="of:=IF( ;ROUNDDOWN(VLOOKUP([.C6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09" calcext:value-type="date">
            <text:p>9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9] = &quot;niedziela&quot;;150;0)" office:value-type="float" office:value="0" calcext:value-type="float">
            <text:p>0</text:p>
          </table:table-cell>
          <table:table-cell table:formula="of:=[.E68]+[.D69]" office:value-type="float" office:value="9500" calcext:value-type="float">
            <text:p>9500</text:p>
          </table:table-cell>
          <table:table-cell table:formula="of:=IF( ;ROUNDDOWN(VLOOKUP([.C6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0" calcext:value-type="date">
            <text:p>10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0] = &quot;niedziela&quot;;150;0)" office:value-type="float" office:value="0" calcext:value-type="float">
            <text:p>0</text:p>
          </table:table-cell>
          <table:table-cell table:formula="of:=[.E69]+[.D70]" office:value-type="float" office:value="9500" calcext:value-type="float">
            <text:p>9500</text:p>
          </table:table-cell>
          <table:table-cell table:formula="of:=IF( ;ROUNDDOWN(VLOOKUP([.C7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1" calcext:value-type="date">
            <text:p>11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1] = &quot;niedziela&quot;;150;0)" office:value-type="float" office:value="0" calcext:value-type="float">
            <text:p>0</text:p>
          </table:table-cell>
          <table:table-cell table:formula="of:=[.E70]+[.D71]" office:value-type="float" office:value="9500" calcext:value-type="float">
            <text:p>9500</text:p>
          </table:table-cell>
          <table:table-cell table:formula="of:=IF( ;ROUNDDOWN(VLOOKUP([.C7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2" calcext:value-type="date">
            <text:p>12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2] = &quot;niedziela&quot;;150;0)" office:value-type="float" office:value="150" calcext:value-type="float">
            <text:p>150</text:p>
          </table:table-cell>
          <table:table-cell table:formula="of:=[.E71]+[.D72]" office:value-type="float" office:value="9650" calcext:value-type="float">
            <text:p>9650</text:p>
          </table:table-cell>
          <table:table-cell table:formula="of:=IF( ;ROUNDDOWN(VLOOKUP([.C7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3" calcext:value-type="date">
            <text:p>13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3] = &quot;niedziela&quot;;150;0)" office:value-type="float" office:value="0" calcext:value-type="float">
            <text:p>0</text:p>
          </table:table-cell>
          <table:table-cell table:formula="of:=[.E72]+[.D73]" office:value-type="float" office:value="9650" calcext:value-type="float">
            <text:p>9650</text:p>
          </table:table-cell>
          <table:table-cell table:formula="of:=IF( ;ROUNDDOWN(VLOOKUP([.C7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4" calcext:value-type="date">
            <text:p>14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4] = &quot;niedziela&quot;;150;0)" office:value-type="float" office:value="0" calcext:value-type="float">
            <text:p>0</text:p>
          </table:table-cell>
          <table:table-cell table:formula="of:=[.E73]+[.D74]" office:value-type="float" office:value="9650" calcext:value-type="float">
            <text:p>9650</text:p>
          </table:table-cell>
          <table:table-cell table:formula="of:=IF( ;ROUNDDOWN(VLOOKUP([.C7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5" calcext:value-type="date">
            <text:p>15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75] = &quot;niedziela&quot;;150;0)" office:value-type="float" office:value="0" calcext:value-type="float">
            <text:p>0</text:p>
          </table:table-cell>
          <table:table-cell table:formula="of:=[.E74]+[.D75]" office:value-type="float" office:value="9650" calcext:value-type="float">
            <text:p>9650</text:p>
          </table:table-cell>
          <table:table-cell table:formula="of:=IF( ;ROUNDDOWN(VLOOKUP([.C7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6" calcext:value-type="date">
            <text:p>16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76] = &quot;niedziela&quot;;150;0)" office:value-type="float" office:value="0" calcext:value-type="float">
            <text:p>0</text:p>
          </table:table-cell>
          <table:table-cell table:formula="of:=[.E75]+[.D76]" office:value-type="float" office:value="9650" calcext:value-type="float">
            <text:p>9650</text:p>
          </table:table-cell>
          <table:table-cell table:formula="of:=IF( ;ROUNDDOWN(VLOOKUP([.C7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7" calcext:value-type="date">
            <text:p>17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7] = &quot;niedziela&quot;;150;0)" office:value-type="float" office:value="0" calcext:value-type="float">
            <text:p>0</text:p>
          </table:table-cell>
          <table:table-cell table:formula="of:=[.E76]+[.D77]" office:value-type="float" office:value="9650" calcext:value-type="float">
            <text:p>9650</text:p>
          </table:table-cell>
          <table:table-cell table:formula="of:=IF( ;ROUNDDOWN(VLOOKUP([.C7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8" calcext:value-type="date">
            <text:p>18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8] = &quot;niedziela&quot;;150;0)" office:value-type="float" office:value="0" calcext:value-type="float">
            <text:p>0</text:p>
          </table:table-cell>
          <table:table-cell table:formula="of:=[.E77]+[.D78]" office:value-type="float" office:value="9650" calcext:value-type="float">
            <text:p>9650</text:p>
          </table:table-cell>
          <table:table-cell table:formula="of:=IF( ;ROUNDDOWN(VLOOKUP([.C7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19" calcext:value-type="date">
            <text:p>19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9] = &quot;niedziela&quot;;150;0)" office:value-type="float" office:value="150" calcext:value-type="float">
            <text:p>150</text:p>
          </table:table-cell>
          <table:table-cell table:formula="of:=[.E78]+[.D79]" office:value-type="float" office:value="9800" calcext:value-type="float">
            <text:p>9800</text:p>
          </table:table-cell>
          <table:table-cell table:formula="of:=IF( ;ROUNDDOWN(VLOOKUP([.C7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0" calcext:value-type="date">
            <text:p>20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80] = &quot;niedziela&quot;;150;0)" office:value-type="float" office:value="0" calcext:value-type="float">
            <text:p>0</text:p>
          </table:table-cell>
          <table:table-cell table:formula="of:=[.E79]+[.D80]" office:value-type="float" office:value="9800" calcext:value-type="float">
            <text:p>9800</text:p>
          </table:table-cell>
          <table:table-cell table:formula="of:=IF( ;ROUNDDOWN(VLOOKUP([.C8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1" calcext:value-type="date">
            <text:p>21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81] = &quot;niedziela&quot;;150;0)" office:value-type="float" office:value="0" calcext:value-type="float">
            <text:p>0</text:p>
          </table:table-cell>
          <table:table-cell table:formula="of:=[.E80]+[.D81]" office:value-type="float" office:value="9800" calcext:value-type="float">
            <text:p>9800</text:p>
          </table:table-cell>
          <table:table-cell table:formula="of:=IF( ;ROUNDDOWN(VLOOKUP([.C8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2" calcext:value-type="date">
            <text:p>22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82] = &quot;niedziela&quot;;150;0)" office:value-type="float" office:value="0" calcext:value-type="float">
            <text:p>0</text:p>
          </table:table-cell>
          <table:table-cell table:formula="of:=[.E81]+[.D82]" office:value-type="float" office:value="9800" calcext:value-type="float">
            <text:p>9800</text:p>
          </table:table-cell>
          <table:table-cell table:formula="of:=IF( ;ROUNDDOWN(VLOOKUP([.C8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3" calcext:value-type="date">
            <text:p>23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83] = &quot;niedziela&quot;;150;0)" office:value-type="float" office:value="0" calcext:value-type="float">
            <text:p>0</text:p>
          </table:table-cell>
          <table:table-cell table:formula="of:=[.E82]+[.D83]" office:value-type="float" office:value="9800" calcext:value-type="float">
            <text:p>9800</text:p>
          </table:table-cell>
          <table:table-cell table:formula="of:=IF( ;ROUNDDOWN(VLOOKUP([.C8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4" calcext:value-type="date">
            <text:p>24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84] = &quot;niedziela&quot;;150;0)" office:value-type="float" office:value="0" calcext:value-type="float">
            <text:p>0</text:p>
          </table:table-cell>
          <table:table-cell table:formula="of:=[.E83]+[.D84]" office:value-type="float" office:value="9800" calcext:value-type="float">
            <text:p>9800</text:p>
          </table:table-cell>
          <table:table-cell table:formula="of:=IF( ;ROUNDDOWN(VLOOKUP([.C8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5" calcext:value-type="date">
            <text:p>25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85] = &quot;niedziela&quot;;150;0)" office:value-type="float" office:value="0" calcext:value-type="float">
            <text:p>0</text:p>
          </table:table-cell>
          <table:table-cell table:formula="of:=[.E84]+[.D85]" office:value-type="float" office:value="9800" calcext:value-type="float">
            <text:p>9800</text:p>
          </table:table-cell>
          <table:table-cell table:formula="of:=IF( ;ROUNDDOWN(VLOOKUP([.C8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6" calcext:value-type="date">
            <text:p>26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86] = &quot;niedziela&quot;;150;0)" office:value-type="float" office:value="150" calcext:value-type="float">
            <text:p>150</text:p>
          </table:table-cell>
          <table:table-cell table:formula="of:=[.E85]+[.D86]" office:value-type="float" office:value="9950" calcext:value-type="float">
            <text:p>9950</text:p>
          </table:table-cell>
          <table:table-cell table:formula="of:=IF( ;ROUNDDOWN(VLOOKUP([.C8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7" calcext:value-type="date">
            <text:p>27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87] = &quot;niedziela&quot;;150;0)" office:value-type="float" office:value="0" calcext:value-type="float">
            <text:p>0</text:p>
          </table:table-cell>
          <table:table-cell table:formula="of:=[.E86]+[.D87]" office:value-type="float" office:value="9950" calcext:value-type="float">
            <text:p>9950</text:p>
          </table:table-cell>
          <table:table-cell table:formula="of:=IF( ;ROUNDDOWN(VLOOKUP([.C8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8" calcext:value-type="date">
            <text:p>28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88] = &quot;niedziela&quot;;150;0)" office:value-type="float" office:value="0" calcext:value-type="float">
            <text:p>0</text:p>
          </table:table-cell>
          <table:table-cell table:formula="of:=[.E87]+[.D88]" office:value-type="float" office:value="9950" calcext:value-type="float">
            <text:p>9950</text:p>
          </table:table-cell>
          <table:table-cell table:formula="of:=IF( ;ROUNDDOWN(VLOOKUP([.C8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29" calcext:value-type="date">
            <text:p>29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89] = &quot;niedziela&quot;;150;0)" office:value-type="float" office:value="0" calcext:value-type="float">
            <text:p>0</text:p>
          </table:table-cell>
          <table:table-cell table:formula="of:=[.E88]+[.D89]" office:value-type="float" office:value="9950" calcext:value-type="float">
            <text:p>9950</text:p>
          </table:table-cell>
          <table:table-cell table:formula="of:=IF( ;ROUNDDOWN(VLOOKUP([.C8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30" calcext:value-type="date">
            <text:p>30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90] = &quot;niedziela&quot;;150;0)" office:value-type="float" office:value="0" calcext:value-type="float">
            <text:p>0</text:p>
          </table:table-cell>
          <table:table-cell table:formula="of:=[.E89]+[.D90]" office:value-type="float" office:value="9950" calcext:value-type="float">
            <text:p>9950</text:p>
          </table:table-cell>
          <table:table-cell table:formula="of:=IF( ;ROUNDDOWN(VLOOKUP([.C9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3-31" calcext:value-type="date">
            <text:p>31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91] = &quot;niedziela&quot;;150;0)" office:value-type="float" office:value="0" calcext:value-type="float">
            <text:p>0</text:p>
          </table:table-cell>
          <table:table-cell table:formula="of:=[.E90]+[.D91]" office:value-type="float" office:value="9950" calcext:value-type="float">
            <text:p>9950</text:p>
          </table:table-cell>
          <table:table-cell table:formula="of:=IF( ;ROUNDDOWN(VLOOKUP([.C9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1" calcext:value-type="date">
            <text:p>1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92] = &quot;niedziela&quot;;150;0)" office:value-type="float" office:value="0" calcext:value-type="float">
            <text:p>0</text:p>
          </table:table-cell>
          <table:table-cell table:formula="of:=[.E91]+[.D92]" office:value-type="float" office:value="9950" calcext:value-type="float">
            <text:p>9950</text:p>
          </table:table-cell>
          <table:table-cell table:formula="of:=IF( ;ROUNDDOWN(VLOOKUP([.C9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2" calcext:value-type="date">
            <text:p>2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93] = &quot;niedziela&quot;;150;0)" office:value-type="float" office:value="150" calcext:value-type="float">
            <text:p>150</text:p>
          </table:table-cell>
          <table:table-cell table:formula="of:=[.E92]+[.D93]" office:value-type="float" office:value="10100" calcext:value-type="float">
            <text:p>10100</text:p>
          </table:table-cell>
          <table:table-cell table:formula="of:=IF( ;ROUNDDOWN(VLOOKUP([.C9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3" calcext:value-type="date">
            <text:p>3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94] = &quot;niedziela&quot;;150;0)" office:value-type="float" office:value="0" calcext:value-type="float">
            <text:p>0</text:p>
          </table:table-cell>
          <table:table-cell table:formula="of:=[.E93]+[.D94]" office:value-type="float" office:value="10100" calcext:value-type="float">
            <text:p>10100</text:p>
          </table:table-cell>
          <table:table-cell table:formula="of:=IF( ;ROUNDDOWN(VLOOKUP([.C9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4" calcext:value-type="date">
            <text:p>4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95] = &quot;niedziela&quot;;150;0)" office:value-type="float" office:value="0" calcext:value-type="float">
            <text:p>0</text:p>
          </table:table-cell>
          <table:table-cell table:formula="of:=[.E94]+[.D95]" office:value-type="float" office:value="10100" calcext:value-type="float">
            <text:p>10100</text:p>
          </table:table-cell>
          <table:table-cell table:formula="of:=IF( ;ROUNDDOWN(VLOOKUP([.C9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5" calcext:value-type="date">
            <text:p>5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96] = &quot;niedziela&quot;;150;0)" office:value-type="float" office:value="0" calcext:value-type="float">
            <text:p>0</text:p>
          </table:table-cell>
          <table:table-cell table:formula="of:=[.E95]+[.D96]" office:value-type="float" office:value="10100" calcext:value-type="float">
            <text:p>10100</text:p>
          </table:table-cell>
          <table:table-cell table:formula="of:=IF( ;ROUNDDOWN(VLOOKUP([.C9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6" calcext:value-type="date">
            <text:p>6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97] = &quot;niedziela&quot;;150;0)" office:value-type="float" office:value="0" calcext:value-type="float">
            <text:p>0</text:p>
          </table:table-cell>
          <table:table-cell table:formula="of:=[.E96]+[.D97]" office:value-type="float" office:value="10100" calcext:value-type="float">
            <text:p>10100</text:p>
          </table:table-cell>
          <table:table-cell table:formula="of:=IF( ;ROUNDDOWN(VLOOKUP([.C9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7" calcext:value-type="date">
            <text:p>7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98] = &quot;niedziela&quot;;150;0)" office:value-type="float" office:value="0" calcext:value-type="float">
            <text:p>0</text:p>
          </table:table-cell>
          <table:table-cell table:formula="of:=[.E97]+[.D98]" office:value-type="float" office:value="10100" calcext:value-type="float">
            <text:p>10100</text:p>
          </table:table-cell>
          <table:table-cell table:formula="of:=IF( ;ROUNDDOWN(VLOOKUP([.C9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8" calcext:value-type="date">
            <text:p>8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99] = &quot;niedziela&quot;;150;0)" office:value-type="float" office:value="0" calcext:value-type="float">
            <text:p>0</text:p>
          </table:table-cell>
          <table:table-cell table:formula="of:=[.E98]+[.D99]" office:value-type="float" office:value="10100" calcext:value-type="float">
            <text:p>10100</text:p>
          </table:table-cell>
          <table:table-cell table:formula="of:=IF( ;ROUNDDOWN(VLOOKUP([.C9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09" calcext:value-type="date">
            <text:p>9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00] = &quot;niedziela&quot;;150;0)" office:value-type="float" office:value="150" calcext:value-type="float">
            <text:p>150</text:p>
          </table:table-cell>
          <table:table-cell table:formula="of:=[.E99]+[.D100]" office:value-type="float" office:value="10250" calcext:value-type="float">
            <text:p>10250</text:p>
          </table:table-cell>
          <table:table-cell table:formula="of:=IF( ;ROUNDDOWN(VLOOKUP([.C10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0" calcext:value-type="date">
            <text:p>10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01] = &quot;niedziela&quot;;150;0)" office:value-type="float" office:value="0" calcext:value-type="float">
            <text:p>0</text:p>
          </table:table-cell>
          <table:table-cell table:formula="of:=[.E100]+[.D101]" office:value-type="float" office:value="10250" calcext:value-type="float">
            <text:p>10250</text:p>
          </table:table-cell>
          <table:table-cell table:formula="of:=IF( ;ROUNDDOWN(VLOOKUP([.C10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1" calcext:value-type="date">
            <text:p>11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02] = &quot;niedziela&quot;;150;0)" office:value-type="float" office:value="0" calcext:value-type="float">
            <text:p>0</text:p>
          </table:table-cell>
          <table:table-cell table:formula="of:=[.E101]+[.D102]" office:value-type="float" office:value="10250" calcext:value-type="float">
            <text:p>10250</text:p>
          </table:table-cell>
          <table:table-cell table:formula="of:=IF( ;ROUNDDOWN(VLOOKUP([.C10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2" calcext:value-type="date">
            <text:p>12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03] = &quot;niedziela&quot;;150;0)" office:value-type="float" office:value="0" calcext:value-type="float">
            <text:p>0</text:p>
          </table:table-cell>
          <table:table-cell table:formula="of:=[.E102]+[.D103]" office:value-type="float" office:value="10250" calcext:value-type="float">
            <text:p>10250</text:p>
          </table:table-cell>
          <table:table-cell table:formula="of:=IF( ;ROUNDDOWN(VLOOKUP([.C10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3" calcext:value-type="date">
            <text:p>13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04] = &quot;niedziela&quot;;150;0)" office:value-type="float" office:value="0" calcext:value-type="float">
            <text:p>0</text:p>
          </table:table-cell>
          <table:table-cell table:formula="of:=[.E103]+[.D104]" office:value-type="float" office:value="10250" calcext:value-type="float">
            <text:p>10250</text:p>
          </table:table-cell>
          <table:table-cell table:formula="of:=IF( ;ROUNDDOWN(VLOOKUP([.C10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4" calcext:value-type="date">
            <text:p>14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05] = &quot;niedziela&quot;;150;0)" office:value-type="float" office:value="0" calcext:value-type="float">
            <text:p>0</text:p>
          </table:table-cell>
          <table:table-cell table:formula="of:=[.E104]+[.D105]" office:value-type="float" office:value="10250" calcext:value-type="float">
            <text:p>10250</text:p>
          </table:table-cell>
          <table:table-cell table:formula="of:=IF( ;ROUNDDOWN(VLOOKUP([.C10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5" calcext:value-type="date">
            <text:p>15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06] = &quot;niedziela&quot;;150;0)" office:value-type="float" office:value="0" calcext:value-type="float">
            <text:p>0</text:p>
          </table:table-cell>
          <table:table-cell table:formula="of:=[.E105]+[.D106]" office:value-type="float" office:value="10250" calcext:value-type="float">
            <text:p>10250</text:p>
          </table:table-cell>
          <table:table-cell table:formula="of:=IF( ;ROUNDDOWN(VLOOKUP([.C10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6" calcext:value-type="date">
            <text:p>16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07] = &quot;niedziela&quot;;150;0)" office:value-type="float" office:value="150" calcext:value-type="float">
            <text:p>150</text:p>
          </table:table-cell>
          <table:table-cell table:formula="of:=[.E106]+[.D107]" office:value-type="float" office:value="10400" calcext:value-type="float">
            <text:p>10400</text:p>
          </table:table-cell>
          <table:table-cell table:formula="of:=IF( ;ROUNDDOWN(VLOOKUP([.C10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7" calcext:value-type="date">
            <text:p>17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08] = &quot;niedziela&quot;;150;0)" office:value-type="float" office:value="0" calcext:value-type="float">
            <text:p>0</text:p>
          </table:table-cell>
          <table:table-cell table:formula="of:=[.E107]+[.D108]" office:value-type="float" office:value="10400" calcext:value-type="float">
            <text:p>10400</text:p>
          </table:table-cell>
          <table:table-cell table:formula="of:=IF( ;ROUNDDOWN(VLOOKUP([.C10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8" calcext:value-type="date">
            <text:p>18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09] = &quot;niedziela&quot;;150;0)" office:value-type="float" office:value="0" calcext:value-type="float">
            <text:p>0</text:p>
          </table:table-cell>
          <table:table-cell table:formula="of:=[.E108]+[.D109]" office:value-type="float" office:value="10400" calcext:value-type="float">
            <text:p>10400</text:p>
          </table:table-cell>
          <table:table-cell table:formula="of:=IF( ;ROUNDDOWN(VLOOKUP([.C10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19" calcext:value-type="date">
            <text:p>19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10] = &quot;niedziela&quot;;150;0)" office:value-type="float" office:value="0" calcext:value-type="float">
            <text:p>0</text:p>
          </table:table-cell>
          <table:table-cell table:formula="of:=[.E109]+[.D110]" office:value-type="float" office:value="10400" calcext:value-type="float">
            <text:p>10400</text:p>
          </table:table-cell>
          <table:table-cell table:formula="of:=IF( ;ROUNDDOWN(VLOOKUP([.C1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0" calcext:value-type="date">
            <text:p>20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11] = &quot;niedziela&quot;;150;0)" office:value-type="float" office:value="0" calcext:value-type="float">
            <text:p>0</text:p>
          </table:table-cell>
          <table:table-cell table:formula="of:=[.E110]+[.D111]" office:value-type="float" office:value="10400" calcext:value-type="float">
            <text:p>10400</text:p>
          </table:table-cell>
          <table:table-cell table:formula="of:=IF( ;ROUNDDOWN(VLOOKUP([.C1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1" calcext:value-type="date">
            <text:p>21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12] = &quot;niedziela&quot;;150;0)" office:value-type="float" office:value="0" calcext:value-type="float">
            <text:p>0</text:p>
          </table:table-cell>
          <table:table-cell table:formula="of:=[.E111]+[.D112]" office:value-type="float" office:value="10400" calcext:value-type="float">
            <text:p>10400</text:p>
          </table:table-cell>
          <table:table-cell table:formula="of:=IF( ;ROUNDDOWN(VLOOKUP([.C1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2" calcext:value-type="date">
            <text:p>22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13] = &quot;niedziela&quot;;150;0)" office:value-type="float" office:value="0" calcext:value-type="float">
            <text:p>0</text:p>
          </table:table-cell>
          <table:table-cell table:formula="of:=[.E112]+[.D113]" office:value-type="float" office:value="10400" calcext:value-type="float">
            <text:p>10400</text:p>
          </table:table-cell>
          <table:table-cell table:formula="of:=IF( ;ROUNDDOWN(VLOOKUP([.C1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3" calcext:value-type="date">
            <text:p>23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14] = &quot;niedziela&quot;;150;0)" office:value-type="float" office:value="150" calcext:value-type="float">
            <text:p>150</text:p>
          </table:table-cell>
          <table:table-cell table:formula="of:=[.E113]+[.D114]" office:value-type="float" office:value="10550" calcext:value-type="float">
            <text:p>10550</text:p>
          </table:table-cell>
          <table:table-cell table:formula="of:=IF( ;ROUNDDOWN(VLOOKUP([.C1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4" calcext:value-type="date">
            <text:p>24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15] = &quot;niedziela&quot;;150;0)" office:value-type="float" office:value="0" calcext:value-type="float">
            <text:p>0</text:p>
          </table:table-cell>
          <table:table-cell table:formula="of:=[.E114]+[.D115]" office:value-type="float" office:value="10550" calcext:value-type="float">
            <text:p>10550</text:p>
          </table:table-cell>
          <table:table-cell table:formula="of:=IF( ;ROUNDDOWN(VLOOKUP([.C1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5" calcext:value-type="date">
            <text:p>25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16] = &quot;niedziela&quot;;150;0)" office:value-type="float" office:value="0" calcext:value-type="float">
            <text:p>0</text:p>
          </table:table-cell>
          <table:table-cell table:formula="of:=[.E115]+[.D116]" office:value-type="float" office:value="10550" calcext:value-type="float">
            <text:p>10550</text:p>
          </table:table-cell>
          <table:table-cell table:formula="of:=IF( ;ROUNDDOWN(VLOOKUP([.C1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6" calcext:value-type="date">
            <text:p>26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17] = &quot;niedziela&quot;;150;0)" office:value-type="float" office:value="0" calcext:value-type="float">
            <text:p>0</text:p>
          </table:table-cell>
          <table:table-cell table:formula="of:=[.E116]+[.D117]" office:value-type="float" office:value="10550" calcext:value-type="float">
            <text:p>10550</text:p>
          </table:table-cell>
          <table:table-cell table:formula="of:=IF( ;ROUNDDOWN(VLOOKUP([.C1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7" calcext:value-type="date">
            <text:p>27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18] = &quot;niedziela&quot;;150;0)" office:value-type="float" office:value="0" calcext:value-type="float">
            <text:p>0</text:p>
          </table:table-cell>
          <table:table-cell table:formula="of:=[.E117]+[.D118]" office:value-type="float" office:value="10550" calcext:value-type="float">
            <text:p>10550</text:p>
          </table:table-cell>
          <table:table-cell table:formula="of:=IF( ;ROUNDDOWN(VLOOKUP([.C1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8" calcext:value-type="date">
            <text:p>28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19] = &quot;niedziela&quot;;150;0)" office:value-type="float" office:value="0" calcext:value-type="float">
            <text:p>0</text:p>
          </table:table-cell>
          <table:table-cell table:formula="of:=[.E118]+[.D119]" office:value-type="float" office:value="10550" calcext:value-type="float">
            <text:p>10550</text:p>
          </table:table-cell>
          <table:table-cell table:formula="of:=IF( ;ROUNDDOWN(VLOOKUP([.C1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29" calcext:value-type="date">
            <text:p>29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20] = &quot;niedziela&quot;;150;0)" office:value-type="float" office:value="0" calcext:value-type="float">
            <text:p>0</text:p>
          </table:table-cell>
          <table:table-cell table:formula="of:=[.E119]+[.D120]" office:value-type="float" office:value="10550" calcext:value-type="float">
            <text:p>10550</text:p>
          </table:table-cell>
          <table:table-cell table:formula="of:=IF( ;ROUNDDOWN(VLOOKUP([.C1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4-30" calcext:value-type="date">
            <text:p>30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21] = &quot;niedziela&quot;;150;0)" office:value-type="float" office:value="150" calcext:value-type="float">
            <text:p>150</text:p>
          </table:table-cell>
          <table:table-cell table:formula="of:=[.E120]+[.D121]" office:value-type="float" office:value="10700" calcext:value-type="float">
            <text:p>10700</text:p>
          </table:table-cell>
          <table:table-cell table:formula="of:=IF( ;ROUNDDOWN(VLOOKUP([.C1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1" calcext:value-type="date">
            <text:p>1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22] = &quot;niedziela&quot;;150;0)" office:value-type="float" office:value="0" calcext:value-type="float">
            <text:p>0</text:p>
          </table:table-cell>
          <table:table-cell table:formula="of:=[.E121]+[.D122]" office:value-type="float" office:value="10700" calcext:value-type="float">
            <text:p>10700</text:p>
          </table:table-cell>
          <table:table-cell table:formula="of:=IF( ;ROUNDDOWN(VLOOKUP([.C12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2" calcext:value-type="date">
            <text:p>2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23] = &quot;niedziela&quot;;150;0)" office:value-type="float" office:value="0" calcext:value-type="float">
            <text:p>0</text:p>
          </table:table-cell>
          <table:table-cell table:formula="of:=[.E122]+[.D123]" office:value-type="float" office:value="10700" calcext:value-type="float">
            <text:p>10700</text:p>
          </table:table-cell>
          <table:table-cell table:formula="of:=IF( ;ROUNDDOWN(VLOOKUP([.C1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3" calcext:value-type="date">
            <text:p>3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24] = &quot;niedziela&quot;;150;0)" office:value-type="float" office:value="0" calcext:value-type="float">
            <text:p>0</text:p>
          </table:table-cell>
          <table:table-cell table:formula="of:=[.E123]+[.D124]" office:value-type="float" office:value="10700" calcext:value-type="float">
            <text:p>10700</text:p>
          </table:table-cell>
          <table:table-cell table:formula="of:=IF( ;ROUNDDOWN(VLOOKUP([.C1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4" calcext:value-type="date">
            <text:p>4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25] = &quot;niedziela&quot;;150;0)" office:value-type="float" office:value="0" calcext:value-type="float">
            <text:p>0</text:p>
          </table:table-cell>
          <table:table-cell table:formula="of:=[.E124]+[.D125]" office:value-type="float" office:value="10700" calcext:value-type="float">
            <text:p>10700</text:p>
          </table:table-cell>
          <table:table-cell table:formula="of:=IF( ;ROUNDDOWN(VLOOKUP([.C1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5" calcext:value-type="date">
            <text:p>5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26] = &quot;niedziela&quot;;150;0)" office:value-type="float" office:value="0" calcext:value-type="float">
            <text:p>0</text:p>
          </table:table-cell>
          <table:table-cell table:formula="of:=[.E125]+[.D126]" office:value-type="float" office:value="10700" calcext:value-type="float">
            <text:p>10700</text:p>
          </table:table-cell>
          <table:table-cell table:formula="of:=IF( ;ROUNDDOWN(VLOOKUP([.C1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6" calcext:value-type="date">
            <text:p>6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27] = &quot;niedziela&quot;;150;0)" office:value-type="float" office:value="0" calcext:value-type="float">
            <text:p>0</text:p>
          </table:table-cell>
          <table:table-cell table:formula="of:=[.E126]+[.D127]" office:value-type="float" office:value="10700" calcext:value-type="float">
            <text:p>10700</text:p>
          </table:table-cell>
          <table:table-cell table:formula="of:=IF( ;ROUNDDOWN(VLOOKUP([.C1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7" calcext:value-type="date">
            <text:p>7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28] = &quot;niedziela&quot;;150;0)" office:value-type="float" office:value="150" calcext:value-type="float">
            <text:p>150</text:p>
          </table:table-cell>
          <table:table-cell table:formula="of:=[.E127]+[.D128]" office:value-type="float" office:value="10850" calcext:value-type="float">
            <text:p>10850</text:p>
          </table:table-cell>
          <table:table-cell table:formula="of:=IF( ;ROUNDDOWN(VLOOKUP([.C1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8" calcext:value-type="date">
            <text:p>8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29] = &quot;niedziela&quot;;150;0)" office:value-type="float" office:value="0" calcext:value-type="float">
            <text:p>0</text:p>
          </table:table-cell>
          <table:table-cell table:formula="of:=[.E128]+[.D129]" office:value-type="float" office:value="10850" calcext:value-type="float">
            <text:p>10850</text:p>
          </table:table-cell>
          <table:table-cell table:formula="of:=IF( ;ROUNDDOWN(VLOOKUP([.C1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09" calcext:value-type="date">
            <text:p>9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30] = &quot;niedziela&quot;;150;0)" office:value-type="float" office:value="0" calcext:value-type="float">
            <text:p>0</text:p>
          </table:table-cell>
          <table:table-cell table:formula="of:=[.E129]+[.D130]" office:value-type="float" office:value="10850" calcext:value-type="float">
            <text:p>10850</text:p>
          </table:table-cell>
          <table:table-cell table:formula="of:=IF( ;ROUNDDOWN(VLOOKUP([.C1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0" calcext:value-type="date">
            <text:p>10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31] = &quot;niedziela&quot;;150;0)" office:value-type="float" office:value="0" calcext:value-type="float">
            <text:p>0</text:p>
          </table:table-cell>
          <table:table-cell table:formula="of:=[.E130]+[.D131]" office:value-type="float" office:value="10850" calcext:value-type="float">
            <text:p>10850</text:p>
          </table:table-cell>
          <table:table-cell table:formula="of:=IF( ;ROUNDDOWN(VLOOKUP([.C1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1" calcext:value-type="date">
            <text:p>11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32] = &quot;niedziela&quot;;150;0)" office:value-type="float" office:value="0" calcext:value-type="float">
            <text:p>0</text:p>
          </table:table-cell>
          <table:table-cell table:formula="of:=[.E131]+[.D132]" office:value-type="float" office:value="10850" calcext:value-type="float">
            <text:p>10850</text:p>
          </table:table-cell>
          <table:table-cell table:formula="of:=IF( ;ROUNDDOWN(VLOOKUP([.C1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2" calcext:value-type="date">
            <text:p>12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33] = &quot;niedziela&quot;;150;0)" office:value-type="float" office:value="0" calcext:value-type="float">
            <text:p>0</text:p>
          </table:table-cell>
          <table:table-cell table:formula="of:=[.E132]+[.D133]" office:value-type="float" office:value="10850" calcext:value-type="float">
            <text:p>10850</text:p>
          </table:table-cell>
          <table:table-cell table:formula="of:=IF( ;ROUNDDOWN(VLOOKUP([.C13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3" calcext:value-type="date">
            <text:p>13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34] = &quot;niedziela&quot;;150;0)" office:value-type="float" office:value="0" calcext:value-type="float">
            <text:p>0</text:p>
          </table:table-cell>
          <table:table-cell table:formula="of:=[.E133]+[.D134]" office:value-type="float" office:value="10850" calcext:value-type="float">
            <text:p>10850</text:p>
          </table:table-cell>
          <table:table-cell table:formula="of:=IF( ;ROUNDDOWN(VLOOKUP([.C13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4" calcext:value-type="date">
            <text:p>14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35] = &quot;niedziela&quot;;150;0)" office:value-type="float" office:value="150" calcext:value-type="float">
            <text:p>150</text:p>
          </table:table-cell>
          <table:table-cell table:formula="of:=[.E134]+[.D135]" office:value-type="float" office:value="11000" calcext:value-type="float">
            <text:p>11000</text:p>
          </table:table-cell>
          <table:table-cell table:formula="of:=IF( ;ROUNDDOWN(VLOOKUP([.C13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5" calcext:value-type="date">
            <text:p>15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36] = &quot;niedziela&quot;;150;0)" office:value-type="float" office:value="0" calcext:value-type="float">
            <text:p>0</text:p>
          </table:table-cell>
          <table:table-cell table:formula="of:=[.E135]+[.D136]" office:value-type="float" office:value="11000" calcext:value-type="float">
            <text:p>11000</text:p>
          </table:table-cell>
          <table:table-cell table:formula="of:=IF( ;ROUNDDOWN(VLOOKUP([.C13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6" calcext:value-type="date">
            <text:p>16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37] = &quot;niedziela&quot;;150;0)" office:value-type="float" office:value="0" calcext:value-type="float">
            <text:p>0</text:p>
          </table:table-cell>
          <table:table-cell table:formula="of:=[.E136]+[.D137]" office:value-type="float" office:value="11000" calcext:value-type="float">
            <text:p>11000</text:p>
          </table:table-cell>
          <table:table-cell table:formula="of:=IF( ;ROUNDDOWN(VLOOKUP([.C13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7" calcext:value-type="date">
            <text:p>17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38] = &quot;niedziela&quot;;150;0)" office:value-type="float" office:value="0" calcext:value-type="float">
            <text:p>0</text:p>
          </table:table-cell>
          <table:table-cell table:formula="of:=[.E137]+[.D138]" office:value-type="float" office:value="11000" calcext:value-type="float">
            <text:p>11000</text:p>
          </table:table-cell>
          <table:table-cell table:formula="of:=IF( ;ROUNDDOWN(VLOOKUP([.C13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8" calcext:value-type="date">
            <text:p>18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39] = &quot;niedziela&quot;;150;0)" office:value-type="float" office:value="0" calcext:value-type="float">
            <text:p>0</text:p>
          </table:table-cell>
          <table:table-cell table:formula="of:=[.E138]+[.D139]" office:value-type="float" office:value="11000" calcext:value-type="float">
            <text:p>11000</text:p>
          </table:table-cell>
          <table:table-cell table:formula="of:=IF( ;ROUNDDOWN(VLOOKUP([.C13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19" calcext:value-type="date">
            <text:p>19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40] = &quot;niedziela&quot;;150;0)" office:value-type="float" office:value="0" calcext:value-type="float">
            <text:p>0</text:p>
          </table:table-cell>
          <table:table-cell table:formula="of:=[.E139]+[.D140]" office:value-type="float" office:value="11000" calcext:value-type="float">
            <text:p>11000</text:p>
          </table:table-cell>
          <table:table-cell table:formula="of:=IF( ;ROUNDDOWN(VLOOKUP([.C14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0" calcext:value-type="date">
            <text:p>20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41] = &quot;niedziela&quot;;150;0)" office:value-type="float" office:value="0" calcext:value-type="float">
            <text:p>0</text:p>
          </table:table-cell>
          <table:table-cell table:formula="of:=[.E140]+[.D141]" office:value-type="float" office:value="11000" calcext:value-type="float">
            <text:p>11000</text:p>
          </table:table-cell>
          <table:table-cell table:formula="of:=IF( ;ROUNDDOWN(VLOOKUP([.C14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1" calcext:value-type="date">
            <text:p>21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42] = &quot;niedziela&quot;;150;0)" office:value-type="float" office:value="150" calcext:value-type="float">
            <text:p>150</text:p>
          </table:table-cell>
          <table:table-cell table:formula="of:=[.E141]+[.D142]" office:value-type="float" office:value="11150" calcext:value-type="float">
            <text:p>11150</text:p>
          </table:table-cell>
          <table:table-cell table:formula="of:=IF( ;ROUNDDOWN(VLOOKUP([.C14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2" calcext:value-type="date">
            <text:p>22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43] = &quot;niedziela&quot;;150;0)" office:value-type="float" office:value="0" calcext:value-type="float">
            <text:p>0</text:p>
          </table:table-cell>
          <table:table-cell table:formula="of:=[.E142]+[.D143]" office:value-type="float" office:value="11150" calcext:value-type="float">
            <text:p>11150</text:p>
          </table:table-cell>
          <table:table-cell table:formula="of:=IF( ;ROUNDDOWN(VLOOKUP([.C14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3" calcext:value-type="date">
            <text:p>23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44] = &quot;niedziela&quot;;150;0)" office:value-type="float" office:value="0" calcext:value-type="float">
            <text:p>0</text:p>
          </table:table-cell>
          <table:table-cell table:formula="of:=[.E143]+[.D144]" office:value-type="float" office:value="11150" calcext:value-type="float">
            <text:p>11150</text:p>
          </table:table-cell>
          <table:table-cell table:formula="of:=IF( ;ROUNDDOWN(VLOOKUP([.C14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4" calcext:value-type="date">
            <text:p>24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45] = &quot;niedziela&quot;;150;0)" office:value-type="float" office:value="0" calcext:value-type="float">
            <text:p>0</text:p>
          </table:table-cell>
          <table:table-cell table:formula="of:=[.E144]+[.D145]" office:value-type="float" office:value="11150" calcext:value-type="float">
            <text:p>11150</text:p>
          </table:table-cell>
          <table:table-cell table:formula="of:=IF( ;ROUNDDOWN(VLOOKUP([.C14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5" calcext:value-type="date">
            <text:p>25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46] = &quot;niedziela&quot;;150;0)" office:value-type="float" office:value="0" calcext:value-type="float">
            <text:p>0</text:p>
          </table:table-cell>
          <table:table-cell table:formula="of:=[.E145]+[.D146]" office:value-type="float" office:value="11150" calcext:value-type="float">
            <text:p>11150</text:p>
          </table:table-cell>
          <table:table-cell table:formula="of:=IF( ;ROUNDDOWN(VLOOKUP([.C14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6" calcext:value-type="date">
            <text:p>26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47] = &quot;niedziela&quot;;150;0)" office:value-type="float" office:value="0" calcext:value-type="float">
            <text:p>0</text:p>
          </table:table-cell>
          <table:table-cell table:formula="of:=[.E146]+[.D147]" office:value-type="float" office:value="11150" calcext:value-type="float">
            <text:p>11150</text:p>
          </table:table-cell>
          <table:table-cell table:formula="of:=IF( ;ROUNDDOWN(VLOOKUP([.C14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7" calcext:value-type="date">
            <text:p>27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48] = &quot;niedziela&quot;;150;0)" office:value-type="float" office:value="0" calcext:value-type="float">
            <text:p>0</text:p>
          </table:table-cell>
          <table:table-cell table:formula="of:=[.E147]+[.D148]" office:value-type="float" office:value="11150" calcext:value-type="float">
            <text:p>11150</text:p>
          </table:table-cell>
          <table:table-cell table:formula="of:=IF( ;ROUNDDOWN(VLOOKUP([.C14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8" calcext:value-type="date">
            <text:p>28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49] = &quot;niedziela&quot;;150;0)" office:value-type="float" office:value="150" calcext:value-type="float">
            <text:p>150</text:p>
          </table:table-cell>
          <table:table-cell table:formula="of:=[.E148]+[.D149]" office:value-type="float" office:value="11300" calcext:value-type="float">
            <text:p>11300</text:p>
          </table:table-cell>
          <table:table-cell table:formula="of:=IF( ;ROUNDDOWN(VLOOKUP([.C14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29" calcext:value-type="date">
            <text:p>29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50] = &quot;niedziela&quot;;150;0)" office:value-type="float" office:value="0" calcext:value-type="float">
            <text:p>0</text:p>
          </table:table-cell>
          <table:table-cell table:formula="of:=[.E149]+[.D150]" office:value-type="float" office:value="11300" calcext:value-type="float">
            <text:p>11300</text:p>
          </table:table-cell>
          <table:table-cell table:formula="of:=IF( ;ROUNDDOWN(VLOOKUP([.C15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30" calcext:value-type="date">
            <text:p>30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51] = &quot;niedziela&quot;;150;0)" office:value-type="float" office:value="0" calcext:value-type="float">
            <text:p>0</text:p>
          </table:table-cell>
          <table:table-cell table:formula="of:=[.E150]+[.D151]" office:value-type="float" office:value="11300" calcext:value-type="float">
            <text:p>11300</text:p>
          </table:table-cell>
          <table:table-cell table:formula="of:=IF( ;ROUNDDOWN(VLOOKUP([.C15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5-31" calcext:value-type="date">
            <text:p>31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52] = &quot;niedziela&quot;;150;0)" office:value-type="float" office:value="0" calcext:value-type="float">
            <text:p>0</text:p>
          </table:table-cell>
          <table:table-cell table:formula="of:=[.E151]+[.D152]" office:value-type="float" office:value="11300" calcext:value-type="float">
            <text:p>11300</text:p>
          </table:table-cell>
          <table:table-cell table:formula="of:=IF( ;ROUNDDOWN(VLOOKUP([.C15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1" calcext:value-type="date">
            <text:p>1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53] = &quot;niedziela&quot;;150;0)" office:value-type="float" office:value="0" calcext:value-type="float">
            <text:p>0</text:p>
          </table:table-cell>
          <table:table-cell table:formula="of:=[.E152]+[.D153]" office:value-type="float" office:value="11300" calcext:value-type="float">
            <text:p>11300</text:p>
          </table:table-cell>
          <table:table-cell table:formula="of:=IF( ;ROUNDDOWN(VLOOKUP([.C15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2" calcext:value-type="date">
            <text:p>2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54] = &quot;niedziela&quot;;150;0)" office:value-type="float" office:value="0" calcext:value-type="float">
            <text:p>0</text:p>
          </table:table-cell>
          <table:table-cell table:formula="of:=[.E153]+[.D154]" office:value-type="float" office:value="11300" calcext:value-type="float">
            <text:p>11300</text:p>
          </table:table-cell>
          <table:table-cell table:formula="of:=IF( ;ROUNDDOWN(VLOOKUP([.C15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3" calcext:value-type="date">
            <text:p>3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55] = &quot;niedziela&quot;;150;0)" office:value-type="float" office:value="0" calcext:value-type="float">
            <text:p>0</text:p>
          </table:table-cell>
          <table:table-cell table:formula="of:=[.E154]+[.D155]" office:value-type="float" office:value="11300" calcext:value-type="float">
            <text:p>11300</text:p>
          </table:table-cell>
          <table:table-cell table:formula="of:=IF( ;ROUNDDOWN(VLOOKUP([.C15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4" calcext:value-type="date">
            <text:p>4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56] = &quot;niedziela&quot;;150;0)" office:value-type="float" office:value="150" calcext:value-type="float">
            <text:p>150</text:p>
          </table:table-cell>
          <table:table-cell table:formula="of:=[.E155]+[.D156]" office:value-type="float" office:value="11450" calcext:value-type="float">
            <text:p>11450</text:p>
          </table:table-cell>
          <table:table-cell table:formula="of:=IF( ;ROUNDDOWN(VLOOKUP([.C15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5" calcext:value-type="date">
            <text:p>5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57] = &quot;niedziela&quot;;150;0)" office:value-type="float" office:value="0" calcext:value-type="float">
            <text:p>0</text:p>
          </table:table-cell>
          <table:table-cell table:formula="of:=[.E156]+[.D157]" office:value-type="float" office:value="11450" calcext:value-type="float">
            <text:p>11450</text:p>
          </table:table-cell>
          <table:table-cell table:formula="of:=IF( ;ROUNDDOWN(VLOOKUP([.C15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6" calcext:value-type="date">
            <text:p>6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58] = &quot;niedziela&quot;;150;0)" office:value-type="float" office:value="0" calcext:value-type="float">
            <text:p>0</text:p>
          </table:table-cell>
          <table:table-cell table:formula="of:=[.E157]+[.D158]" office:value-type="float" office:value="11450" calcext:value-type="float">
            <text:p>11450</text:p>
          </table:table-cell>
          <table:table-cell table:formula="of:=IF( ;ROUNDDOWN(VLOOKUP([.C15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7" calcext:value-type="date">
            <text:p>7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59] = &quot;niedziela&quot;;150;0)" office:value-type="float" office:value="0" calcext:value-type="float">
            <text:p>0</text:p>
          </table:table-cell>
          <table:table-cell table:formula="of:=[.E158]+[.D159]" office:value-type="float" office:value="11450" calcext:value-type="float">
            <text:p>11450</text:p>
          </table:table-cell>
          <table:table-cell table:formula="of:=IF( ;ROUNDDOWN(VLOOKUP([.C15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8" calcext:value-type="date">
            <text:p>8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60] = &quot;niedziela&quot;;150;0)" office:value-type="float" office:value="0" calcext:value-type="float">
            <text:p>0</text:p>
          </table:table-cell>
          <table:table-cell table:formula="of:=[.E159]+[.D160]" office:value-type="float" office:value="11450" calcext:value-type="float">
            <text:p>11450</text:p>
          </table:table-cell>
          <table:table-cell table:formula="of:=IF( ;ROUNDDOWN(VLOOKUP([.C16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09" calcext:value-type="date">
            <text:p>9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61] = &quot;niedziela&quot;;150;0)" office:value-type="float" office:value="0" calcext:value-type="float">
            <text:p>0</text:p>
          </table:table-cell>
          <table:table-cell table:formula="of:=[.E160]+[.D161]" office:value-type="float" office:value="11450" calcext:value-type="float">
            <text:p>11450</text:p>
          </table:table-cell>
          <table:table-cell table:formula="of:=IF( ;ROUNDDOWN(VLOOKUP([.C16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0" calcext:value-type="date">
            <text:p>10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62] = &quot;niedziela&quot;;150;0)" office:value-type="float" office:value="0" calcext:value-type="float">
            <text:p>0</text:p>
          </table:table-cell>
          <table:table-cell table:formula="of:=[.E161]+[.D162]" office:value-type="float" office:value="11450" calcext:value-type="float">
            <text:p>11450</text:p>
          </table:table-cell>
          <table:table-cell table:formula="of:=IF( ;ROUNDDOWN(VLOOKUP([.C16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1" calcext:value-type="date">
            <text:p>11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63] = &quot;niedziela&quot;;150;0)" office:value-type="float" office:value="150" calcext:value-type="float">
            <text:p>150</text:p>
          </table:table-cell>
          <table:table-cell table:formula="of:=[.E162]+[.D163]" office:value-type="float" office:value="11600" calcext:value-type="float">
            <text:p>11600</text:p>
          </table:table-cell>
          <table:table-cell table:formula="of:=IF( ;ROUNDDOWN(VLOOKUP([.C16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2" calcext:value-type="date">
            <text:p>12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64] = &quot;niedziela&quot;;150;0)" office:value-type="float" office:value="0" calcext:value-type="float">
            <text:p>0</text:p>
          </table:table-cell>
          <table:table-cell table:formula="of:=[.E163]+[.D164]" office:value-type="float" office:value="11600" calcext:value-type="float">
            <text:p>11600</text:p>
          </table:table-cell>
          <table:table-cell table:formula="of:=IF( ;ROUNDDOWN(VLOOKUP([.C16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3" calcext:value-type="date">
            <text:p>13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65] = &quot;niedziela&quot;;150;0)" office:value-type="float" office:value="0" calcext:value-type="float">
            <text:p>0</text:p>
          </table:table-cell>
          <table:table-cell table:formula="of:=[.E164]+[.D165]" office:value-type="float" office:value="11600" calcext:value-type="float">
            <text:p>11600</text:p>
          </table:table-cell>
          <table:table-cell table:formula="of:=IF( ;ROUNDDOWN(VLOOKUP([.C16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4" calcext:value-type="date">
            <text:p>14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66] = &quot;niedziela&quot;;150;0)" office:value-type="float" office:value="0" calcext:value-type="float">
            <text:p>0</text:p>
          </table:table-cell>
          <table:table-cell table:formula="of:=[.E165]+[.D166]" office:value-type="float" office:value="11600" calcext:value-type="float">
            <text:p>11600</text:p>
          </table:table-cell>
          <table:table-cell table:formula="of:=IF( ;ROUNDDOWN(VLOOKUP([.C16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5" calcext:value-type="date">
            <text:p>15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67] = &quot;niedziela&quot;;150;0)" office:value-type="float" office:value="0" calcext:value-type="float">
            <text:p>0</text:p>
          </table:table-cell>
          <table:table-cell table:formula="of:=[.E166]+[.D167]" office:value-type="float" office:value="11600" calcext:value-type="float">
            <text:p>11600</text:p>
          </table:table-cell>
          <table:table-cell table:formula="of:=IF( ;ROUNDDOWN(VLOOKUP([.C16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6" calcext:value-type="date">
            <text:p>16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68] = &quot;niedziela&quot;;150;0)" office:value-type="float" office:value="0" calcext:value-type="float">
            <text:p>0</text:p>
          </table:table-cell>
          <table:table-cell table:formula="of:=[.E167]+[.D168]" office:value-type="float" office:value="11600" calcext:value-type="float">
            <text:p>11600</text:p>
          </table:table-cell>
          <table:table-cell table:formula="of:=IF( ;ROUNDDOWN(VLOOKUP([.C16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7" calcext:value-type="date">
            <text:p>17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69] = &quot;niedziela&quot;;150;0)" office:value-type="float" office:value="0" calcext:value-type="float">
            <text:p>0</text:p>
          </table:table-cell>
          <table:table-cell table:formula="of:=[.E168]+[.D169]" office:value-type="float" office:value="11600" calcext:value-type="float">
            <text:p>11600</text:p>
          </table:table-cell>
          <table:table-cell table:formula="of:=IF( ;ROUNDDOWN(VLOOKUP([.C16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8" calcext:value-type="date">
            <text:p>18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70] = &quot;niedziela&quot;;150;0)" office:value-type="float" office:value="150" calcext:value-type="float">
            <text:p>150</text:p>
          </table:table-cell>
          <table:table-cell table:formula="of:=[.E169]+[.D170]" office:value-type="float" office:value="11750" calcext:value-type="float">
            <text:p>11750</text:p>
          </table:table-cell>
          <table:table-cell table:formula="of:=IF( ;ROUNDDOWN(VLOOKUP([.C17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19" calcext:value-type="date">
            <text:p>19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71] = &quot;niedziela&quot;;150;0)" office:value-type="float" office:value="0" calcext:value-type="float">
            <text:p>0</text:p>
          </table:table-cell>
          <table:table-cell table:formula="of:=[.E170]+[.D171]" office:value-type="float" office:value="11750" calcext:value-type="float">
            <text:p>11750</text:p>
          </table:table-cell>
          <table:table-cell table:formula="of:=IF( ;ROUNDDOWN(VLOOKUP([.C17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0" calcext:value-type="date">
            <text:p>20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72] = &quot;niedziela&quot;;150;0)" office:value-type="float" office:value="0" calcext:value-type="float">
            <text:p>0</text:p>
          </table:table-cell>
          <table:table-cell table:formula="of:=[.E171]+[.D172]" office:value-type="float" office:value="11750" calcext:value-type="float">
            <text:p>11750</text:p>
          </table:table-cell>
          <table:table-cell table:formula="of:=IF( ;ROUNDDOWN(VLOOKUP([.C17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1" calcext:value-type="date">
            <text:p>21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73] = &quot;niedziela&quot;;150;0)" office:value-type="float" office:value="0" calcext:value-type="float">
            <text:p>0</text:p>
          </table:table-cell>
          <table:table-cell table:formula="of:=[.E172]+[.D173]" office:value-type="float" office:value="11750" calcext:value-type="float">
            <text:p>11750</text:p>
          </table:table-cell>
          <table:table-cell table:formula="of:=IF( ;ROUNDDOWN(VLOOKUP([.C17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2" calcext:value-type="date">
            <text:p>22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74] = &quot;niedziela&quot;;150;0)" office:value-type="float" office:value="0" calcext:value-type="float">
            <text:p>0</text:p>
          </table:table-cell>
          <table:table-cell table:formula="of:=[.E173]+[.D174]" office:value-type="float" office:value="11750" calcext:value-type="float">
            <text:p>11750</text:p>
          </table:table-cell>
          <table:table-cell table:formula="of:=IF( ;ROUNDDOWN(VLOOKUP([.C17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3" calcext:value-type="date">
            <text:p>23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75] = &quot;niedziela&quot;;150;0)" office:value-type="float" office:value="0" calcext:value-type="float">
            <text:p>0</text:p>
          </table:table-cell>
          <table:table-cell table:formula="of:=[.E174]+[.D175]" office:value-type="float" office:value="11750" calcext:value-type="float">
            <text:p>11750</text:p>
          </table:table-cell>
          <table:table-cell table:formula="of:=IF( ;ROUNDDOWN(VLOOKUP([.C17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4" calcext:value-type="date">
            <text:p>24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76] = &quot;niedziela&quot;;150;0)" office:value-type="float" office:value="0" calcext:value-type="float">
            <text:p>0</text:p>
          </table:table-cell>
          <table:table-cell table:formula="of:=[.E175]+[.D176]" office:value-type="float" office:value="11750" calcext:value-type="float">
            <text:p>11750</text:p>
          </table:table-cell>
          <table:table-cell table:formula="of:=IF( ;ROUNDDOWN(VLOOKUP([.C17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5" calcext:value-type="date">
            <text:p>25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77] = &quot;niedziela&quot;;150;0)" office:value-type="float" office:value="150" calcext:value-type="float">
            <text:p>150</text:p>
          </table:table-cell>
          <table:table-cell table:formula="of:=[.E176]+[.D177]" office:value-type="float" office:value="11900" calcext:value-type="float">
            <text:p>11900</text:p>
          </table:table-cell>
          <table:table-cell table:formula="of:=IF( ;ROUNDDOWN(VLOOKUP([.C17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6" calcext:value-type="date">
            <text:p>26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78] = &quot;niedziela&quot;;150;0)" office:value-type="float" office:value="0" calcext:value-type="float">
            <text:p>0</text:p>
          </table:table-cell>
          <table:table-cell table:formula="of:=[.E177]+[.D178]" office:value-type="float" office:value="11900" calcext:value-type="float">
            <text:p>11900</text:p>
          </table:table-cell>
          <table:table-cell table:formula="of:=IF( ;ROUNDDOWN(VLOOKUP([.C17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7" calcext:value-type="date">
            <text:p>27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79] = &quot;niedziela&quot;;150;0)" office:value-type="float" office:value="0" calcext:value-type="float">
            <text:p>0</text:p>
          </table:table-cell>
          <table:table-cell table:formula="of:=[.E178]+[.D179]" office:value-type="float" office:value="11900" calcext:value-type="float">
            <text:p>11900</text:p>
          </table:table-cell>
          <table:table-cell table:formula="of:=IF( ;ROUNDDOWN(VLOOKUP([.C17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8" calcext:value-type="date">
            <text:p>28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80] = &quot;niedziela&quot;;150;0)" office:value-type="float" office:value="0" calcext:value-type="float">
            <text:p>0</text:p>
          </table:table-cell>
          <table:table-cell table:formula="of:=[.E179]+[.D180]" office:value-type="float" office:value="11900" calcext:value-type="float">
            <text:p>11900</text:p>
          </table:table-cell>
          <table:table-cell table:formula="of:=IF( ;ROUNDDOWN(VLOOKUP([.C18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29" calcext:value-type="date">
            <text:p>29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81] = &quot;niedziela&quot;;150;0)" office:value-type="float" office:value="0" calcext:value-type="float">
            <text:p>0</text:p>
          </table:table-cell>
          <table:table-cell table:formula="of:=[.E180]+[.D181]" office:value-type="float" office:value="11900" calcext:value-type="float">
            <text:p>11900</text:p>
          </table:table-cell>
          <table:table-cell table:formula="of:=IF( ;ROUNDDOWN(VLOOKUP([.C18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6-30" calcext:value-type="date">
            <text:p>30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82] = &quot;niedziela&quot;;150;0)" office:value-type="float" office:value="0" calcext:value-type="float">
            <text:p>0</text:p>
          </table:table-cell>
          <table:table-cell table:formula="of:=[.E181]+[.D182]" office:value-type="float" office:value="11900" calcext:value-type="float">
            <text:p>11900</text:p>
          </table:table-cell>
          <table:table-cell table:formula="of:=IF( ;ROUNDDOWN(VLOOKUP([.C18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1" calcext:value-type="date">
            <text:p>1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83] = &quot;niedziela&quot;;150;0)" office:value-type="float" office:value="0" calcext:value-type="float">
            <text:p>0</text:p>
          </table:table-cell>
          <table:table-cell table:formula="of:=[.E182]+[.D183]" office:value-type="float" office:value="11900" calcext:value-type="float">
            <text:p>11900</text:p>
          </table:table-cell>
          <table:table-cell table:formula="of:=IF( ;ROUNDDOWN(VLOOKUP([.C18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2" calcext:value-type="date">
            <text:p>2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84] = &quot;niedziela&quot;;150;0)" office:value-type="float" office:value="150" calcext:value-type="float">
            <text:p>150</text:p>
          </table:table-cell>
          <table:table-cell table:formula="of:=[.E183]+[.D184]" office:value-type="float" office:value="12050" calcext:value-type="float">
            <text:p>12050</text:p>
          </table:table-cell>
          <table:table-cell table:formula="of:=IF( ;ROUNDDOWN(VLOOKUP([.C18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3" calcext:value-type="date">
            <text:p>3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85] = &quot;niedziela&quot;;150;0)" office:value-type="float" office:value="0" calcext:value-type="float">
            <text:p>0</text:p>
          </table:table-cell>
          <table:table-cell table:formula="of:=[.E184]+[.D185]" office:value-type="float" office:value="12050" calcext:value-type="float">
            <text:p>12050</text:p>
          </table:table-cell>
          <table:table-cell table:formula="of:=IF( ;ROUNDDOWN(VLOOKUP([.C18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4" calcext:value-type="date">
            <text:p>4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86] = &quot;niedziela&quot;;150;0)" office:value-type="float" office:value="0" calcext:value-type="float">
            <text:p>0</text:p>
          </table:table-cell>
          <table:table-cell table:formula="of:=[.E185]+[.D186]" office:value-type="float" office:value="12050" calcext:value-type="float">
            <text:p>12050</text:p>
          </table:table-cell>
          <table:table-cell table:formula="of:=IF( ;ROUNDDOWN(VLOOKUP([.C18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5" calcext:value-type="date">
            <text:p>5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87] = &quot;niedziela&quot;;150;0)" office:value-type="float" office:value="0" calcext:value-type="float">
            <text:p>0</text:p>
          </table:table-cell>
          <table:table-cell table:formula="of:=[.E186]+[.D187]" office:value-type="float" office:value="12050" calcext:value-type="float">
            <text:p>12050</text:p>
          </table:table-cell>
          <table:table-cell table:formula="of:=IF( ;ROUNDDOWN(VLOOKUP([.C18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6" calcext:value-type="date">
            <text:p>6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88] = &quot;niedziela&quot;;150;0)" office:value-type="float" office:value="0" calcext:value-type="float">
            <text:p>0</text:p>
          </table:table-cell>
          <table:table-cell table:formula="of:=[.E187]+[.D188]" office:value-type="float" office:value="12050" calcext:value-type="float">
            <text:p>12050</text:p>
          </table:table-cell>
          <table:table-cell table:formula="of:=IF( ;ROUNDDOWN(VLOOKUP([.C18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7" calcext:value-type="date">
            <text:p>7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89] = &quot;niedziela&quot;;150;0)" office:value-type="float" office:value="0" calcext:value-type="float">
            <text:p>0</text:p>
          </table:table-cell>
          <table:table-cell table:formula="of:=[.E188]+[.D189]" office:value-type="float" office:value="12050" calcext:value-type="float">
            <text:p>12050</text:p>
          </table:table-cell>
          <table:table-cell table:formula="of:=IF( ;ROUNDDOWN(VLOOKUP([.C18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8" calcext:value-type="date">
            <text:p>8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90] = &quot;niedziela&quot;;150;0)" office:value-type="float" office:value="0" calcext:value-type="float">
            <text:p>0</text:p>
          </table:table-cell>
          <table:table-cell table:formula="of:=[.E189]+[.D190]" office:value-type="float" office:value="12050" calcext:value-type="float">
            <text:p>12050</text:p>
          </table:table-cell>
          <table:table-cell table:formula="of:=IF( ;ROUNDDOWN(VLOOKUP([.C19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09" calcext:value-type="date">
            <text:p>9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91] = &quot;niedziela&quot;;150;0)" office:value-type="float" office:value="150" calcext:value-type="float">
            <text:p>150</text:p>
          </table:table-cell>
          <table:table-cell table:formula="of:=[.E190]+[.D191]" office:value-type="float" office:value="12200" calcext:value-type="float">
            <text:p>12200</text:p>
          </table:table-cell>
          <table:table-cell table:formula="of:=IF( ;ROUNDDOWN(VLOOKUP([.C19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0" calcext:value-type="date">
            <text:p>10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92] = &quot;niedziela&quot;;150;0)" office:value-type="float" office:value="0" calcext:value-type="float">
            <text:p>0</text:p>
          </table:table-cell>
          <table:table-cell table:formula="of:=[.E191]+[.D192]" office:value-type="float" office:value="12200" calcext:value-type="float">
            <text:p>12200</text:p>
          </table:table-cell>
          <table:table-cell table:formula="of:=IF( ;ROUNDDOWN(VLOOKUP([.C19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1" calcext:value-type="date">
            <text:p>11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93] = &quot;niedziela&quot;;150;0)" office:value-type="float" office:value="0" calcext:value-type="float">
            <text:p>0</text:p>
          </table:table-cell>
          <table:table-cell table:formula="of:=[.E192]+[.D193]" office:value-type="float" office:value="12200" calcext:value-type="float">
            <text:p>12200</text:p>
          </table:table-cell>
          <table:table-cell table:formula="of:=IF( ;ROUNDDOWN(VLOOKUP([.C19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2" calcext:value-type="date">
            <text:p>12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94] = &quot;niedziela&quot;;150;0)" office:value-type="float" office:value="0" calcext:value-type="float">
            <text:p>0</text:p>
          </table:table-cell>
          <table:table-cell table:formula="of:=[.E193]+[.D194]" office:value-type="float" office:value="12200" calcext:value-type="float">
            <text:p>12200</text:p>
          </table:table-cell>
          <table:table-cell table:formula="of:=IF( ;ROUNDDOWN(VLOOKUP([.C19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3" calcext:value-type="date">
            <text:p>13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95] = &quot;niedziela&quot;;150;0)" office:value-type="float" office:value="0" calcext:value-type="float">
            <text:p>0</text:p>
          </table:table-cell>
          <table:table-cell table:formula="of:=[.E194]+[.D195]" office:value-type="float" office:value="12200" calcext:value-type="float">
            <text:p>12200</text:p>
          </table:table-cell>
          <table:table-cell table:formula="of:=IF( ;ROUNDDOWN(VLOOKUP([.C19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4" calcext:value-type="date">
            <text:p>14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96] = &quot;niedziela&quot;;150;0)" office:value-type="float" office:value="0" calcext:value-type="float">
            <text:p>0</text:p>
          </table:table-cell>
          <table:table-cell table:formula="of:=[.E195]+[.D196]" office:value-type="float" office:value="12200" calcext:value-type="float">
            <text:p>12200</text:p>
          </table:table-cell>
          <table:table-cell table:formula="of:=IF( ;ROUNDDOWN(VLOOKUP([.C19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5" calcext:value-type="date">
            <text:p>15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97] = &quot;niedziela&quot;;150;0)" office:value-type="float" office:value="0" calcext:value-type="float">
            <text:p>0</text:p>
          </table:table-cell>
          <table:table-cell table:formula="of:=[.E196]+[.D197]" office:value-type="float" office:value="12200" calcext:value-type="float">
            <text:p>12200</text:p>
          </table:table-cell>
          <table:table-cell table:formula="of:=IF( ;ROUNDDOWN(VLOOKUP([.C19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6" calcext:value-type="date">
            <text:p>16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98] = &quot;niedziela&quot;;150;0)" office:value-type="float" office:value="150" calcext:value-type="float">
            <text:p>150</text:p>
          </table:table-cell>
          <table:table-cell table:formula="of:=[.E197]+[.D198]" office:value-type="float" office:value="12350" calcext:value-type="float">
            <text:p>12350</text:p>
          </table:table-cell>
          <table:table-cell table:formula="of:=IF( ;ROUNDDOWN(VLOOKUP([.C19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7" calcext:value-type="date">
            <text:p>17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99] = &quot;niedziela&quot;;150;0)" office:value-type="float" office:value="0" calcext:value-type="float">
            <text:p>0</text:p>
          </table:table-cell>
          <table:table-cell table:formula="of:=[.E198]+[.D199]" office:value-type="float" office:value="12350" calcext:value-type="float">
            <text:p>12350</text:p>
          </table:table-cell>
          <table:table-cell table:formula="of:=IF( ;ROUNDDOWN(VLOOKUP([.C19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8" calcext:value-type="date">
            <text:p>18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00] = &quot;niedziela&quot;;150;0)" office:value-type="float" office:value="0" calcext:value-type="float">
            <text:p>0</text:p>
          </table:table-cell>
          <table:table-cell table:formula="of:=[.E199]+[.D200]" office:value-type="float" office:value="12350" calcext:value-type="float">
            <text:p>12350</text:p>
          </table:table-cell>
          <table:table-cell table:formula="of:=IF( ;ROUNDDOWN(VLOOKUP([.C20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19" calcext:value-type="date">
            <text:p>19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01] = &quot;niedziela&quot;;150;0)" office:value-type="float" office:value="0" calcext:value-type="float">
            <text:p>0</text:p>
          </table:table-cell>
          <table:table-cell table:formula="of:=[.E200]+[.D201]" office:value-type="float" office:value="12350" calcext:value-type="float">
            <text:p>12350</text:p>
          </table:table-cell>
          <table:table-cell table:formula="of:=IF( ;ROUNDDOWN(VLOOKUP([.C20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0" calcext:value-type="date">
            <text:p>20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02] = &quot;niedziela&quot;;150;0)" office:value-type="float" office:value="0" calcext:value-type="float">
            <text:p>0</text:p>
          </table:table-cell>
          <table:table-cell table:formula="of:=[.E201]+[.D202]" office:value-type="float" office:value="12350" calcext:value-type="float">
            <text:p>12350</text:p>
          </table:table-cell>
          <table:table-cell table:formula="of:=IF( ;ROUNDDOWN(VLOOKUP([.C20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1" calcext:value-type="date">
            <text:p>21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03] = &quot;niedziela&quot;;150;0)" office:value-type="float" office:value="0" calcext:value-type="float">
            <text:p>0</text:p>
          </table:table-cell>
          <table:table-cell table:formula="of:=[.E202]+[.D203]" office:value-type="float" office:value="12350" calcext:value-type="float">
            <text:p>12350</text:p>
          </table:table-cell>
          <table:table-cell table:formula="of:=IF( ;ROUNDDOWN(VLOOKUP([.C20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2" calcext:value-type="date">
            <text:p>22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04] = &quot;niedziela&quot;;150;0)" office:value-type="float" office:value="0" calcext:value-type="float">
            <text:p>0</text:p>
          </table:table-cell>
          <table:table-cell table:formula="of:=[.E203]+[.D204]" office:value-type="float" office:value="12350" calcext:value-type="float">
            <text:p>12350</text:p>
          </table:table-cell>
          <table:table-cell table:formula="of:=IF( ;ROUNDDOWN(VLOOKUP([.C20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3" calcext:value-type="date">
            <text:p>23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05] = &quot;niedziela&quot;;150;0)" office:value-type="float" office:value="150" calcext:value-type="float">
            <text:p>150</text:p>
          </table:table-cell>
          <table:table-cell table:formula="of:=[.E204]+[.D205]" office:value-type="float" office:value="12500" calcext:value-type="float">
            <text:p>12500</text:p>
          </table:table-cell>
          <table:table-cell table:formula="of:=IF( ;ROUNDDOWN(VLOOKUP([.C20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4" calcext:value-type="date">
            <text:p>24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06] = &quot;niedziela&quot;;150;0)" office:value-type="float" office:value="0" calcext:value-type="float">
            <text:p>0</text:p>
          </table:table-cell>
          <table:table-cell table:formula="of:=[.E205]+[.D206]" office:value-type="float" office:value="12500" calcext:value-type="float">
            <text:p>12500</text:p>
          </table:table-cell>
          <table:table-cell table:formula="of:=IF( ;ROUNDDOWN(VLOOKUP([.C20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5" calcext:value-type="date">
            <text:p>25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07] = &quot;niedziela&quot;;150;0)" office:value-type="float" office:value="0" calcext:value-type="float">
            <text:p>0</text:p>
          </table:table-cell>
          <table:table-cell table:formula="of:=[.E206]+[.D207]" office:value-type="float" office:value="12500" calcext:value-type="float">
            <text:p>12500</text:p>
          </table:table-cell>
          <table:table-cell table:formula="of:=IF( ;ROUNDDOWN(VLOOKUP([.C20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6" calcext:value-type="date">
            <text:p>26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08] = &quot;niedziela&quot;;150;0)" office:value-type="float" office:value="0" calcext:value-type="float">
            <text:p>0</text:p>
          </table:table-cell>
          <table:table-cell table:formula="of:=[.E207]+[.D208]" office:value-type="float" office:value="12500" calcext:value-type="float">
            <text:p>12500</text:p>
          </table:table-cell>
          <table:table-cell table:formula="of:=IF( ;ROUNDDOWN(VLOOKUP([.C20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7" calcext:value-type="date">
            <text:p>27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09] = &quot;niedziela&quot;;150;0)" office:value-type="float" office:value="0" calcext:value-type="float">
            <text:p>0</text:p>
          </table:table-cell>
          <table:table-cell table:formula="of:=[.E208]+[.D209]" office:value-type="float" office:value="12500" calcext:value-type="float">
            <text:p>12500</text:p>
          </table:table-cell>
          <table:table-cell table:formula="of:=IF( ;ROUNDDOWN(VLOOKUP([.C20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8" calcext:value-type="date">
            <text:p>28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10] = &quot;niedziela&quot;;150;0)" office:value-type="float" office:value="0" calcext:value-type="float">
            <text:p>0</text:p>
          </table:table-cell>
          <table:table-cell table:formula="of:=[.E209]+[.D210]" office:value-type="float" office:value="12500" calcext:value-type="float">
            <text:p>12500</text:p>
          </table:table-cell>
          <table:table-cell table:formula="of:=IF( ;ROUNDDOWN(VLOOKUP([.C2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29" calcext:value-type="date">
            <text:p>29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11] = &quot;niedziela&quot;;150;0)" office:value-type="float" office:value="0" calcext:value-type="float">
            <text:p>0</text:p>
          </table:table-cell>
          <table:table-cell table:formula="of:=[.E210]+[.D211]" office:value-type="float" office:value="12500" calcext:value-type="float">
            <text:p>12500</text:p>
          </table:table-cell>
          <table:table-cell table:formula="of:=IF( ;ROUNDDOWN(VLOOKUP([.C2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30" calcext:value-type="date">
            <text:p>30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12] = &quot;niedziela&quot;;150;0)" office:value-type="float" office:value="150" calcext:value-type="float">
            <text:p>150</text:p>
          </table:table-cell>
          <table:table-cell table:formula="of:=[.E211]+[.D212]" office:value-type="float" office:value="12650" calcext:value-type="float">
            <text:p>12650</text:p>
          </table:table-cell>
          <table:table-cell table:formula="of:=IF( ;ROUNDDOWN(VLOOKUP([.C2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7-31" calcext:value-type="date">
            <text:p>31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13] = &quot;niedziela&quot;;150;0)" office:value-type="float" office:value="0" calcext:value-type="float">
            <text:p>0</text:p>
          </table:table-cell>
          <table:table-cell table:formula="of:=[.E212]+[.D213]" office:value-type="float" office:value="12650" calcext:value-type="float">
            <text:p>12650</text:p>
          </table:table-cell>
          <table:table-cell table:formula="of:=IF( ;ROUNDDOWN(VLOOKUP([.C2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1" calcext:value-type="date">
            <text:p>1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14] = &quot;niedziela&quot;;150;0)" office:value-type="float" office:value="0" calcext:value-type="float">
            <text:p>0</text:p>
          </table:table-cell>
          <table:table-cell table:formula="of:=[.E213]+[.D214]" office:value-type="float" office:value="12650" calcext:value-type="float">
            <text:p>12650</text:p>
          </table:table-cell>
          <table:table-cell table:formula="of:=IF( ;ROUNDDOWN(VLOOKUP([.C2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2" calcext:value-type="date">
            <text:p>2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15] = &quot;niedziela&quot;;150;0)" office:value-type="float" office:value="0" calcext:value-type="float">
            <text:p>0</text:p>
          </table:table-cell>
          <table:table-cell table:formula="of:=[.E214]+[.D215]" office:value-type="float" office:value="12650" calcext:value-type="float">
            <text:p>12650</text:p>
          </table:table-cell>
          <table:table-cell table:formula="of:=IF( ;ROUNDDOWN(VLOOKUP([.C2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3" calcext:value-type="date">
            <text:p>3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16] = &quot;niedziela&quot;;150;0)" office:value-type="float" office:value="0" calcext:value-type="float">
            <text:p>0</text:p>
          </table:table-cell>
          <table:table-cell table:formula="of:=[.E215]+[.D216]" office:value-type="float" office:value="12650" calcext:value-type="float">
            <text:p>12650</text:p>
          </table:table-cell>
          <table:table-cell table:formula="of:=IF( ;ROUNDDOWN(VLOOKUP([.C2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4" calcext:value-type="date">
            <text:p>4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17] = &quot;niedziela&quot;;150;0)" office:value-type="float" office:value="0" calcext:value-type="float">
            <text:p>0</text:p>
          </table:table-cell>
          <table:table-cell table:formula="of:=[.E216]+[.D217]" office:value-type="float" office:value="12650" calcext:value-type="float">
            <text:p>12650</text:p>
          </table:table-cell>
          <table:table-cell table:formula="of:=IF( ;ROUNDDOWN(VLOOKUP([.C2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5" calcext:value-type="date">
            <text:p>5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18] = &quot;niedziela&quot;;150;0)" office:value-type="float" office:value="0" calcext:value-type="float">
            <text:p>0</text:p>
          </table:table-cell>
          <table:table-cell table:formula="of:=[.E217]+[.D218]" office:value-type="float" office:value="12650" calcext:value-type="float">
            <text:p>12650</text:p>
          </table:table-cell>
          <table:table-cell table:formula="of:=IF( ;ROUNDDOWN(VLOOKUP([.C2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6" calcext:value-type="date">
            <text:p>6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19] = &quot;niedziela&quot;;150;0)" office:value-type="float" office:value="150" calcext:value-type="float">
            <text:p>150</text:p>
          </table:table-cell>
          <table:table-cell table:formula="of:=[.E218]+[.D219]" office:value-type="float" office:value="12800" calcext:value-type="float">
            <text:p>12800</text:p>
          </table:table-cell>
          <table:table-cell table:formula="of:=IF( ;ROUNDDOWN(VLOOKUP([.C2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7" calcext:value-type="date">
            <text:p>7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20] = &quot;niedziela&quot;;150;0)" office:value-type="float" office:value="0" calcext:value-type="float">
            <text:p>0</text:p>
          </table:table-cell>
          <table:table-cell table:formula="of:=[.E219]+[.D220]" office:value-type="float" office:value="12800" calcext:value-type="float">
            <text:p>12800</text:p>
          </table:table-cell>
          <table:table-cell table:formula="of:=IF( ;ROUNDDOWN(VLOOKUP([.C2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8" calcext:value-type="date">
            <text:p>8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21] = &quot;niedziela&quot;;150;0)" office:value-type="float" office:value="0" calcext:value-type="float">
            <text:p>0</text:p>
          </table:table-cell>
          <table:table-cell table:formula="of:=[.E220]+[.D221]" office:value-type="float" office:value="12800" calcext:value-type="float">
            <text:p>12800</text:p>
          </table:table-cell>
          <table:table-cell table:formula="of:=IF( ;ROUNDDOWN(VLOOKUP([.C2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09" calcext:value-type="date">
            <text:p>9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22] = &quot;niedziela&quot;;150;0)" office:value-type="float" office:value="0" calcext:value-type="float">
            <text:p>0</text:p>
          </table:table-cell>
          <table:table-cell table:formula="of:=[.E221]+[.D222]" office:value-type="float" office:value="12800" calcext:value-type="float">
            <text:p>12800</text:p>
          </table:table-cell>
          <table:table-cell table:formula="of:=IF( ;ROUNDDOWN(VLOOKUP([.C22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0" calcext:value-type="date">
            <text:p>10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23] = &quot;niedziela&quot;;150;0)" office:value-type="float" office:value="0" calcext:value-type="float">
            <text:p>0</text:p>
          </table:table-cell>
          <table:table-cell table:formula="of:=[.E222]+[.D223]" office:value-type="float" office:value="12800" calcext:value-type="float">
            <text:p>12800</text:p>
          </table:table-cell>
          <table:table-cell table:formula="of:=IF( ;ROUNDDOWN(VLOOKUP([.C2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1" calcext:value-type="date">
            <text:p>11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24] = &quot;niedziela&quot;;150;0)" office:value-type="float" office:value="0" calcext:value-type="float">
            <text:p>0</text:p>
          </table:table-cell>
          <table:table-cell table:formula="of:=[.E223]+[.D224]" office:value-type="float" office:value="12800" calcext:value-type="float">
            <text:p>12800</text:p>
          </table:table-cell>
          <table:table-cell table:formula="of:=IF( ;ROUNDDOWN(VLOOKUP([.C2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2" calcext:value-type="date">
            <text:p>12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25] = &quot;niedziela&quot;;150;0)" office:value-type="float" office:value="0" calcext:value-type="float">
            <text:p>0</text:p>
          </table:table-cell>
          <table:table-cell table:formula="of:=[.E224]+[.D225]" office:value-type="float" office:value="12800" calcext:value-type="float">
            <text:p>12800</text:p>
          </table:table-cell>
          <table:table-cell table:formula="of:=IF( ;ROUNDDOWN(VLOOKUP([.C2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3" calcext:value-type="date">
            <text:p>13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26] = &quot;niedziela&quot;;150;0)" office:value-type="float" office:value="150" calcext:value-type="float">
            <text:p>150</text:p>
          </table:table-cell>
          <table:table-cell table:formula="of:=[.E225]+[.D226]" office:value-type="float" office:value="12950" calcext:value-type="float">
            <text:p>12950</text:p>
          </table:table-cell>
          <table:table-cell table:formula="of:=IF( ;ROUNDDOWN(VLOOKUP([.C2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4" calcext:value-type="date">
            <text:p>14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27] = &quot;niedziela&quot;;150;0)" office:value-type="float" office:value="0" calcext:value-type="float">
            <text:p>0</text:p>
          </table:table-cell>
          <table:table-cell table:formula="of:=[.E226]+[.D227]" office:value-type="float" office:value="12950" calcext:value-type="float">
            <text:p>12950</text:p>
          </table:table-cell>
          <table:table-cell table:formula="of:=IF( ;ROUNDDOWN(VLOOKUP([.C2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5" calcext:value-type="date">
            <text:p>15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28] = &quot;niedziela&quot;;150;0)" office:value-type="float" office:value="0" calcext:value-type="float">
            <text:p>0</text:p>
          </table:table-cell>
          <table:table-cell table:formula="of:=[.E227]+[.D228]" office:value-type="float" office:value="12950" calcext:value-type="float">
            <text:p>12950</text:p>
          </table:table-cell>
          <table:table-cell table:formula="of:=IF( ;ROUNDDOWN(VLOOKUP([.C2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6" calcext:value-type="date">
            <text:p>16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29] = &quot;niedziela&quot;;150;0)" office:value-type="float" office:value="0" calcext:value-type="float">
            <text:p>0</text:p>
          </table:table-cell>
          <table:table-cell table:formula="of:=[.E228]+[.D229]" office:value-type="float" office:value="12950" calcext:value-type="float">
            <text:p>12950</text:p>
          </table:table-cell>
          <table:table-cell table:formula="of:=IF( ;ROUNDDOWN(VLOOKUP([.C2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7" calcext:value-type="date">
            <text:p>17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30] = &quot;niedziela&quot;;150;0)" office:value-type="float" office:value="0" calcext:value-type="float">
            <text:p>0</text:p>
          </table:table-cell>
          <table:table-cell table:formula="of:=[.E229]+[.D230]" office:value-type="float" office:value="12950" calcext:value-type="float">
            <text:p>12950</text:p>
          </table:table-cell>
          <table:table-cell table:formula="of:=IF( ;ROUNDDOWN(VLOOKUP([.C2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8" calcext:value-type="date">
            <text:p>18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31] = &quot;niedziela&quot;;150;0)" office:value-type="float" office:value="0" calcext:value-type="float">
            <text:p>0</text:p>
          </table:table-cell>
          <table:table-cell table:formula="of:=[.E230]+[.D231]" office:value-type="float" office:value="12950" calcext:value-type="float">
            <text:p>12950</text:p>
          </table:table-cell>
          <table:table-cell table:formula="of:=IF( ;ROUNDDOWN(VLOOKUP([.C2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19" calcext:value-type="date">
            <text:p>19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32] = &quot;niedziela&quot;;150;0)" office:value-type="float" office:value="0" calcext:value-type="float">
            <text:p>0</text:p>
          </table:table-cell>
          <table:table-cell table:formula="of:=[.E231]+[.D232]" office:value-type="float" office:value="12950" calcext:value-type="float">
            <text:p>12950</text:p>
          </table:table-cell>
          <table:table-cell table:formula="of:=IF( ;ROUNDDOWN(VLOOKUP([.C2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0" calcext:value-type="date">
            <text:p>20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33] = &quot;niedziela&quot;;150;0)" office:value-type="float" office:value="150" calcext:value-type="float">
            <text:p>150</text:p>
          </table:table-cell>
          <table:table-cell table:formula="of:=[.E232]+[.D233]" office:value-type="float" office:value="13100" calcext:value-type="float">
            <text:p>13100</text:p>
          </table:table-cell>
          <table:table-cell table:formula="of:=IF( ;ROUNDDOWN(VLOOKUP([.C23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1" calcext:value-type="date">
            <text:p>21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34] = &quot;niedziela&quot;;150;0)" office:value-type="float" office:value="0" calcext:value-type="float">
            <text:p>0</text:p>
          </table:table-cell>
          <table:table-cell table:formula="of:=[.E233]+[.D234]" office:value-type="float" office:value="13100" calcext:value-type="float">
            <text:p>13100</text:p>
          </table:table-cell>
          <table:table-cell table:formula="of:=IF( ;ROUNDDOWN(VLOOKUP([.C23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2" calcext:value-type="date">
            <text:p>22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35] = &quot;niedziela&quot;;150;0)" office:value-type="float" office:value="0" calcext:value-type="float">
            <text:p>0</text:p>
          </table:table-cell>
          <table:table-cell table:formula="of:=[.E234]+[.D235]" office:value-type="float" office:value="13100" calcext:value-type="float">
            <text:p>13100</text:p>
          </table:table-cell>
          <table:table-cell table:formula="of:=IF( ;ROUNDDOWN(VLOOKUP([.C23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3" calcext:value-type="date">
            <text:p>23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36] = &quot;niedziela&quot;;150;0)" office:value-type="float" office:value="0" calcext:value-type="float">
            <text:p>0</text:p>
          </table:table-cell>
          <table:table-cell table:formula="of:=[.E235]+[.D236]" office:value-type="float" office:value="13100" calcext:value-type="float">
            <text:p>13100</text:p>
          </table:table-cell>
          <table:table-cell table:formula="of:=IF( ;ROUNDDOWN(VLOOKUP([.C23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4" calcext:value-type="date">
            <text:p>24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37] = &quot;niedziela&quot;;150;0)" office:value-type="float" office:value="0" calcext:value-type="float">
            <text:p>0</text:p>
          </table:table-cell>
          <table:table-cell table:formula="of:=[.E236]+[.D237]" office:value-type="float" office:value="13100" calcext:value-type="float">
            <text:p>13100</text:p>
          </table:table-cell>
          <table:table-cell table:formula="of:=IF( ;ROUNDDOWN(VLOOKUP([.C23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5" calcext:value-type="date">
            <text:p>25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38] = &quot;niedziela&quot;;150;0)" office:value-type="float" office:value="0" calcext:value-type="float">
            <text:p>0</text:p>
          </table:table-cell>
          <table:table-cell table:formula="of:=[.E237]+[.D238]" office:value-type="float" office:value="13100" calcext:value-type="float">
            <text:p>13100</text:p>
          </table:table-cell>
          <table:table-cell table:formula="of:=IF( ;ROUNDDOWN(VLOOKUP([.C23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6" calcext:value-type="date">
            <text:p>26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39] = &quot;niedziela&quot;;150;0)" office:value-type="float" office:value="0" calcext:value-type="float">
            <text:p>0</text:p>
          </table:table-cell>
          <table:table-cell table:formula="of:=[.E238]+[.D239]" office:value-type="float" office:value="13100" calcext:value-type="float">
            <text:p>13100</text:p>
          </table:table-cell>
          <table:table-cell table:formula="of:=IF( ;ROUNDDOWN(VLOOKUP([.C23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7" calcext:value-type="date">
            <text:p>27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40] = &quot;niedziela&quot;;150;0)" office:value-type="float" office:value="150" calcext:value-type="float">
            <text:p>150</text:p>
          </table:table-cell>
          <table:table-cell table:formula="of:=[.E239]+[.D240]" office:value-type="float" office:value="13250" calcext:value-type="float">
            <text:p>13250</text:p>
          </table:table-cell>
          <table:table-cell table:formula="of:=IF( ;ROUNDDOWN(VLOOKUP([.C24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8" calcext:value-type="date">
            <text:p>28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41] = &quot;niedziela&quot;;150;0)" office:value-type="float" office:value="0" calcext:value-type="float">
            <text:p>0</text:p>
          </table:table-cell>
          <table:table-cell table:formula="of:=[.E240]+[.D241]" office:value-type="float" office:value="13250" calcext:value-type="float">
            <text:p>13250</text:p>
          </table:table-cell>
          <table:table-cell table:formula="of:=IF( ;ROUNDDOWN(VLOOKUP([.C24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29" calcext:value-type="date">
            <text:p>29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42] = &quot;niedziela&quot;;150;0)" office:value-type="float" office:value="0" calcext:value-type="float">
            <text:p>0</text:p>
          </table:table-cell>
          <table:table-cell table:formula="of:=[.E241]+[.D242]" office:value-type="float" office:value="13250" calcext:value-type="float">
            <text:p>13250</text:p>
          </table:table-cell>
          <table:table-cell table:formula="of:=IF( ;ROUNDDOWN(VLOOKUP([.C24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30" calcext:value-type="date">
            <text:p>30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43] = &quot;niedziela&quot;;150;0)" office:value-type="float" office:value="0" calcext:value-type="float">
            <text:p>0</text:p>
          </table:table-cell>
          <table:table-cell table:formula="of:=[.E242]+[.D243]" office:value-type="float" office:value="13250" calcext:value-type="float">
            <text:p>13250</text:p>
          </table:table-cell>
          <table:table-cell table:formula="of:=IF( ;ROUNDDOWN(VLOOKUP([.C24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8-31" calcext:value-type="date">
            <text:p>31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44] = &quot;niedziela&quot;;150;0)" office:value-type="float" office:value="0" calcext:value-type="float">
            <text:p>0</text:p>
          </table:table-cell>
          <table:table-cell table:formula="of:=[.E243]+[.D244]" office:value-type="float" office:value="13250" calcext:value-type="float">
            <text:p>13250</text:p>
          </table:table-cell>
          <table:table-cell table:formula="of:=IF( ;ROUNDDOWN(VLOOKUP([.C24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1" calcext:value-type="date">
            <text:p>1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45] = &quot;niedziela&quot;;150;0)" office:value-type="float" office:value="0" calcext:value-type="float">
            <text:p>0</text:p>
          </table:table-cell>
          <table:table-cell table:formula="of:=[.E244]+[.D245]" office:value-type="float" office:value="13250" calcext:value-type="float">
            <text:p>13250</text:p>
          </table:table-cell>
          <table:table-cell table:formula="of:=IF( ;ROUNDDOWN(VLOOKUP([.C24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2" calcext:value-type="date">
            <text:p>2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46] = &quot;niedziela&quot;;150;0)" office:value-type="float" office:value="0" calcext:value-type="float">
            <text:p>0</text:p>
          </table:table-cell>
          <table:table-cell table:formula="of:=[.E245]+[.D246]" office:value-type="float" office:value="13250" calcext:value-type="float">
            <text:p>13250</text:p>
          </table:table-cell>
          <table:table-cell table:formula="of:=IF( ;ROUNDDOWN(VLOOKUP([.C24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3" calcext:value-type="date">
            <text:p>3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47] = &quot;niedziela&quot;;150;0)" office:value-type="float" office:value="150" calcext:value-type="float">
            <text:p>150</text:p>
          </table:table-cell>
          <table:table-cell table:formula="of:=[.E246]+[.D247]" office:value-type="float" office:value="13400" calcext:value-type="float">
            <text:p>13400</text:p>
          </table:table-cell>
          <table:table-cell table:formula="of:=IF( ;ROUNDDOWN(VLOOKUP([.C24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4" calcext:value-type="date">
            <text:p>4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48] = &quot;niedziela&quot;;150;0)" office:value-type="float" office:value="0" calcext:value-type="float">
            <text:p>0</text:p>
          </table:table-cell>
          <table:table-cell table:formula="of:=[.E247]+[.D248]" office:value-type="float" office:value="13400" calcext:value-type="float">
            <text:p>13400</text:p>
          </table:table-cell>
          <table:table-cell table:formula="of:=IF( ;ROUNDDOWN(VLOOKUP([.C24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5" calcext:value-type="date">
            <text:p>5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49] = &quot;niedziela&quot;;150;0)" office:value-type="float" office:value="0" calcext:value-type="float">
            <text:p>0</text:p>
          </table:table-cell>
          <table:table-cell table:formula="of:=[.E248]+[.D249]" office:value-type="float" office:value="13400" calcext:value-type="float">
            <text:p>13400</text:p>
          </table:table-cell>
          <table:table-cell table:formula="of:=IF( ;ROUNDDOWN(VLOOKUP([.C24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6" calcext:value-type="date">
            <text:p>6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50] = &quot;niedziela&quot;;150;0)" office:value-type="float" office:value="0" calcext:value-type="float">
            <text:p>0</text:p>
          </table:table-cell>
          <table:table-cell table:formula="of:=[.E249]+[.D250]" office:value-type="float" office:value="13400" calcext:value-type="float">
            <text:p>13400</text:p>
          </table:table-cell>
          <table:table-cell table:formula="of:=IF( ;ROUNDDOWN(VLOOKUP([.C25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7" calcext:value-type="date">
            <text:p>7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51] = &quot;niedziela&quot;;150;0)" office:value-type="float" office:value="0" calcext:value-type="float">
            <text:p>0</text:p>
          </table:table-cell>
          <table:table-cell table:formula="of:=[.E250]+[.D251]" office:value-type="float" office:value="13400" calcext:value-type="float">
            <text:p>13400</text:p>
          </table:table-cell>
          <table:table-cell table:formula="of:=IF( ;ROUNDDOWN(VLOOKUP([.C25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8" calcext:value-type="date">
            <text:p>8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52] = &quot;niedziela&quot;;150;0)" office:value-type="float" office:value="0" calcext:value-type="float">
            <text:p>0</text:p>
          </table:table-cell>
          <table:table-cell table:formula="of:=[.E251]+[.D252]" office:value-type="float" office:value="13400" calcext:value-type="float">
            <text:p>13400</text:p>
          </table:table-cell>
          <table:table-cell table:formula="of:=IF( ;ROUNDDOWN(VLOOKUP([.C25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09" calcext:value-type="date">
            <text:p>9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53] = &quot;niedziela&quot;;150;0)" office:value-type="float" office:value="0" calcext:value-type="float">
            <text:p>0</text:p>
          </table:table-cell>
          <table:table-cell table:formula="of:=[.E252]+[.D253]" office:value-type="float" office:value="13400" calcext:value-type="float">
            <text:p>13400</text:p>
          </table:table-cell>
          <table:table-cell table:formula="of:=IF( ;ROUNDDOWN(VLOOKUP([.C25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0" calcext:value-type="date">
            <text:p>10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54] = &quot;niedziela&quot;;150;0)" office:value-type="float" office:value="150" calcext:value-type="float">
            <text:p>150</text:p>
          </table:table-cell>
          <table:table-cell table:formula="of:=[.E253]+[.D254]" office:value-type="float" office:value="13550" calcext:value-type="float">
            <text:p>13550</text:p>
          </table:table-cell>
          <table:table-cell table:formula="of:=IF( ;ROUNDDOWN(VLOOKUP([.C25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1" calcext:value-type="date">
            <text:p>11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55] = &quot;niedziela&quot;;150;0)" office:value-type="float" office:value="0" calcext:value-type="float">
            <text:p>0</text:p>
          </table:table-cell>
          <table:table-cell table:formula="of:=[.E254]+[.D255]" office:value-type="float" office:value="13550" calcext:value-type="float">
            <text:p>13550</text:p>
          </table:table-cell>
          <table:table-cell table:formula="of:=IF( ;ROUNDDOWN(VLOOKUP([.C25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2" calcext:value-type="date">
            <text:p>12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56] = &quot;niedziela&quot;;150;0)" office:value-type="float" office:value="0" calcext:value-type="float">
            <text:p>0</text:p>
          </table:table-cell>
          <table:table-cell table:formula="of:=[.E255]+[.D256]" office:value-type="float" office:value="13550" calcext:value-type="float">
            <text:p>13550</text:p>
          </table:table-cell>
          <table:table-cell table:formula="of:=IF( ;ROUNDDOWN(VLOOKUP([.C25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3" calcext:value-type="date">
            <text:p>13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57] = &quot;niedziela&quot;;150;0)" office:value-type="float" office:value="0" calcext:value-type="float">
            <text:p>0</text:p>
          </table:table-cell>
          <table:table-cell table:formula="of:=[.E256]+[.D257]" office:value-type="float" office:value="13550" calcext:value-type="float">
            <text:p>13550</text:p>
          </table:table-cell>
          <table:table-cell table:formula="of:=IF( ;ROUNDDOWN(VLOOKUP([.C25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4" calcext:value-type="date">
            <text:p>14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58] = &quot;niedziela&quot;;150;0)" office:value-type="float" office:value="0" calcext:value-type="float">
            <text:p>0</text:p>
          </table:table-cell>
          <table:table-cell table:formula="of:=[.E257]+[.D258]" office:value-type="float" office:value="13550" calcext:value-type="float">
            <text:p>13550</text:p>
          </table:table-cell>
          <table:table-cell table:formula="of:=IF( ;ROUNDDOWN(VLOOKUP([.C25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5" calcext:value-type="date">
            <text:p>15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59] = &quot;niedziela&quot;;150;0)" office:value-type="float" office:value="0" calcext:value-type="float">
            <text:p>0</text:p>
          </table:table-cell>
          <table:table-cell table:formula="of:=[.E258]+[.D259]" office:value-type="float" office:value="13550" calcext:value-type="float">
            <text:p>13550</text:p>
          </table:table-cell>
          <table:table-cell table:formula="of:=IF( ;ROUNDDOWN(VLOOKUP([.C25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6" calcext:value-type="date">
            <text:p>16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60] = &quot;niedziela&quot;;150;0)" office:value-type="float" office:value="0" calcext:value-type="float">
            <text:p>0</text:p>
          </table:table-cell>
          <table:table-cell table:formula="of:=[.E259]+[.D260]" office:value-type="float" office:value="13550" calcext:value-type="float">
            <text:p>13550</text:p>
          </table:table-cell>
          <table:table-cell table:formula="of:=IF( ;ROUNDDOWN(VLOOKUP([.C26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7" calcext:value-type="date">
            <text:p>17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61] = &quot;niedziela&quot;;150;0)" office:value-type="float" office:value="150" calcext:value-type="float">
            <text:p>150</text:p>
          </table:table-cell>
          <table:table-cell table:formula="of:=[.E260]+[.D261]" office:value-type="float" office:value="13700" calcext:value-type="float">
            <text:p>13700</text:p>
          </table:table-cell>
          <table:table-cell table:formula="of:=IF( ;ROUNDDOWN(VLOOKUP([.C26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8" calcext:value-type="date">
            <text:p>18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62] = &quot;niedziela&quot;;150;0)" office:value-type="float" office:value="0" calcext:value-type="float">
            <text:p>0</text:p>
          </table:table-cell>
          <table:table-cell table:formula="of:=[.E261]+[.D262]" office:value-type="float" office:value="13700" calcext:value-type="float">
            <text:p>13700</text:p>
          </table:table-cell>
          <table:table-cell table:formula="of:=IF( ;ROUNDDOWN(VLOOKUP([.C26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19" calcext:value-type="date">
            <text:p>19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63] = &quot;niedziela&quot;;150;0)" office:value-type="float" office:value="0" calcext:value-type="float">
            <text:p>0</text:p>
          </table:table-cell>
          <table:table-cell table:formula="of:=[.E262]+[.D263]" office:value-type="float" office:value="13700" calcext:value-type="float">
            <text:p>13700</text:p>
          </table:table-cell>
          <table:table-cell table:formula="of:=IF( ;ROUNDDOWN(VLOOKUP([.C26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0" calcext:value-type="date">
            <text:p>20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64] = &quot;niedziela&quot;;150;0)" office:value-type="float" office:value="0" calcext:value-type="float">
            <text:p>0</text:p>
          </table:table-cell>
          <table:table-cell table:formula="of:=[.E263]+[.D264]" office:value-type="float" office:value="13700" calcext:value-type="float">
            <text:p>13700</text:p>
          </table:table-cell>
          <table:table-cell table:formula="of:=IF( ;ROUNDDOWN(VLOOKUP([.C26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1" calcext:value-type="date">
            <text:p>21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65] = &quot;niedziela&quot;;150;0)" office:value-type="float" office:value="0" calcext:value-type="float">
            <text:p>0</text:p>
          </table:table-cell>
          <table:table-cell table:formula="of:=[.E264]+[.D265]" office:value-type="float" office:value="13700" calcext:value-type="float">
            <text:p>13700</text:p>
          </table:table-cell>
          <table:table-cell table:formula="of:=IF( ;ROUNDDOWN(VLOOKUP([.C26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2" calcext:value-type="date">
            <text:p>22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66] = &quot;niedziela&quot;;150;0)" office:value-type="float" office:value="0" calcext:value-type="float">
            <text:p>0</text:p>
          </table:table-cell>
          <table:table-cell table:formula="of:=[.E265]+[.D266]" office:value-type="float" office:value="13700" calcext:value-type="float">
            <text:p>13700</text:p>
          </table:table-cell>
          <table:table-cell table:formula="of:=IF( ;ROUNDDOWN(VLOOKUP([.C26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3" calcext:value-type="date">
            <text:p>23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67] = &quot;niedziela&quot;;150;0)" office:value-type="float" office:value="0" calcext:value-type="float">
            <text:p>0</text:p>
          </table:table-cell>
          <table:table-cell table:formula="of:=[.E266]+[.D267]" office:value-type="float" office:value="13700" calcext:value-type="float">
            <text:p>13700</text:p>
          </table:table-cell>
          <table:table-cell table:formula="of:=IF( ;ROUNDDOWN(VLOOKUP([.C26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4" calcext:value-type="date">
            <text:p>24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68] = &quot;niedziela&quot;;150;0)" office:value-type="float" office:value="150" calcext:value-type="float">
            <text:p>150</text:p>
          </table:table-cell>
          <table:table-cell table:formula="of:=[.E267]+[.D268]" office:value-type="float" office:value="13850" calcext:value-type="float">
            <text:p>13850</text:p>
          </table:table-cell>
          <table:table-cell table:formula="of:=IF( ;ROUNDDOWN(VLOOKUP([.C26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5" calcext:value-type="date">
            <text:p>25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69] = &quot;niedziela&quot;;150;0)" office:value-type="float" office:value="0" calcext:value-type="float">
            <text:p>0</text:p>
          </table:table-cell>
          <table:table-cell table:formula="of:=[.E268]+[.D269]" office:value-type="float" office:value="13850" calcext:value-type="float">
            <text:p>13850</text:p>
          </table:table-cell>
          <table:table-cell table:formula="of:=IF( ;ROUNDDOWN(VLOOKUP([.C26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6" calcext:value-type="date">
            <text:p>26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70] = &quot;niedziela&quot;;150;0)" office:value-type="float" office:value="0" calcext:value-type="float">
            <text:p>0</text:p>
          </table:table-cell>
          <table:table-cell table:formula="of:=[.E269]+[.D270]" office:value-type="float" office:value="13850" calcext:value-type="float">
            <text:p>13850</text:p>
          </table:table-cell>
          <table:table-cell table:formula="of:=IF( ;ROUNDDOWN(VLOOKUP([.C27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7" calcext:value-type="date">
            <text:p>27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71] = &quot;niedziela&quot;;150;0)" office:value-type="float" office:value="0" calcext:value-type="float">
            <text:p>0</text:p>
          </table:table-cell>
          <table:table-cell table:formula="of:=[.E270]+[.D271]" office:value-type="float" office:value="13850" calcext:value-type="float">
            <text:p>13850</text:p>
          </table:table-cell>
          <table:table-cell table:formula="of:=IF( ;ROUNDDOWN(VLOOKUP([.C27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8" calcext:value-type="date">
            <text:p>28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72] = &quot;niedziela&quot;;150;0)" office:value-type="float" office:value="0" calcext:value-type="float">
            <text:p>0</text:p>
          </table:table-cell>
          <table:table-cell table:formula="of:=[.E271]+[.D272]" office:value-type="float" office:value="13850" calcext:value-type="float">
            <text:p>13850</text:p>
          </table:table-cell>
          <table:table-cell table:formula="of:=IF( ;ROUNDDOWN(VLOOKUP([.C27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29" calcext:value-type="date">
            <text:p>29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73] = &quot;niedziela&quot;;150;0)" office:value-type="float" office:value="0" calcext:value-type="float">
            <text:p>0</text:p>
          </table:table-cell>
          <table:table-cell table:formula="of:=[.E272]+[.D273]" office:value-type="float" office:value="13850" calcext:value-type="float">
            <text:p>13850</text:p>
          </table:table-cell>
          <table:table-cell table:formula="of:=IF( ;ROUNDDOWN(VLOOKUP([.C27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09-30" calcext:value-type="date">
            <text:p>30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74] = &quot;niedziela&quot;;150;0)" office:value-type="float" office:value="0" calcext:value-type="float">
            <text:p>0</text:p>
          </table:table-cell>
          <table:table-cell table:formula="of:=[.E273]+[.D274]" office:value-type="float" office:value="13850" calcext:value-type="float">
            <text:p>13850</text:p>
          </table:table-cell>
          <table:table-cell table:formula="of:=IF( ;ROUNDDOWN(VLOOKUP([.C27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1" calcext:value-type="date">
            <text:p>1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75] = &quot;niedziela&quot;;150;0)" office:value-type="float" office:value="150" calcext:value-type="float">
            <text:p>150</text:p>
          </table:table-cell>
          <table:table-cell table:formula="of:=[.E274]+[.D275]" office:value-type="float" office:value="14000" calcext:value-type="float">
            <text:p>14000</text:p>
          </table:table-cell>
          <table:table-cell table:formula="of:=IF( ;ROUNDDOWN(VLOOKUP([.C27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2" calcext:value-type="date">
            <text:p>2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76] = &quot;niedziela&quot;;150;0)" office:value-type="float" office:value="0" calcext:value-type="float">
            <text:p>0</text:p>
          </table:table-cell>
          <table:table-cell table:formula="of:=[.E275]+[.D276]" office:value-type="float" office:value="14000" calcext:value-type="float">
            <text:p>14000</text:p>
          </table:table-cell>
          <table:table-cell table:formula="of:=IF( ;ROUNDDOWN(VLOOKUP([.C27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3" calcext:value-type="date">
            <text:p>3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77] = &quot;niedziela&quot;;150;0)" office:value-type="float" office:value="0" calcext:value-type="float">
            <text:p>0</text:p>
          </table:table-cell>
          <table:table-cell table:formula="of:=[.E276]+[.D277]" office:value-type="float" office:value="14000" calcext:value-type="float">
            <text:p>14000</text:p>
          </table:table-cell>
          <table:table-cell table:formula="of:=IF( ;ROUNDDOWN(VLOOKUP([.C27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4" calcext:value-type="date">
            <text:p>4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78] = &quot;niedziela&quot;;150;0)" office:value-type="float" office:value="0" calcext:value-type="float">
            <text:p>0</text:p>
          </table:table-cell>
          <table:table-cell table:formula="of:=[.E277]+[.D278]" office:value-type="float" office:value="14000" calcext:value-type="float">
            <text:p>14000</text:p>
          </table:table-cell>
          <table:table-cell table:formula="of:=IF( ;ROUNDDOWN(VLOOKUP([.C27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5" calcext:value-type="date">
            <text:p>5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79] = &quot;niedziela&quot;;150;0)" office:value-type="float" office:value="0" calcext:value-type="float">
            <text:p>0</text:p>
          </table:table-cell>
          <table:table-cell table:formula="of:=[.E278]+[.D279]" office:value-type="float" office:value="14000" calcext:value-type="float">
            <text:p>14000</text:p>
          </table:table-cell>
          <table:table-cell table:formula="of:=IF( ;ROUNDDOWN(VLOOKUP([.C27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6" calcext:value-type="date">
            <text:p>6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80] = &quot;niedziela&quot;;150;0)" office:value-type="float" office:value="0" calcext:value-type="float">
            <text:p>0</text:p>
          </table:table-cell>
          <table:table-cell table:formula="of:=[.E279]+[.D280]" office:value-type="float" office:value="14000" calcext:value-type="float">
            <text:p>14000</text:p>
          </table:table-cell>
          <table:table-cell table:formula="of:=IF( ;ROUNDDOWN(VLOOKUP([.C28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7" calcext:value-type="date">
            <text:p>7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81] = &quot;niedziela&quot;;150;0)" office:value-type="float" office:value="0" calcext:value-type="float">
            <text:p>0</text:p>
          </table:table-cell>
          <table:table-cell table:formula="of:=[.E280]+[.D281]" office:value-type="float" office:value="14000" calcext:value-type="float">
            <text:p>14000</text:p>
          </table:table-cell>
          <table:table-cell table:formula="of:=IF( ;ROUNDDOWN(VLOOKUP([.C28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8" calcext:value-type="date">
            <text:p>8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82] = &quot;niedziela&quot;;150;0)" office:value-type="float" office:value="150" calcext:value-type="float">
            <text:p>150</text:p>
          </table:table-cell>
          <table:table-cell table:formula="of:=[.E281]+[.D282]" office:value-type="float" office:value="14150" calcext:value-type="float">
            <text:p>14150</text:p>
          </table:table-cell>
          <table:table-cell table:formula="of:=IF( ;ROUNDDOWN(VLOOKUP([.C28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09" calcext:value-type="date">
            <text:p>9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83] = &quot;niedziela&quot;;150;0)" office:value-type="float" office:value="0" calcext:value-type="float">
            <text:p>0</text:p>
          </table:table-cell>
          <table:table-cell table:formula="of:=[.E282]+[.D283]" office:value-type="float" office:value="14150" calcext:value-type="float">
            <text:p>14150</text:p>
          </table:table-cell>
          <table:table-cell table:formula="of:=IF( ;ROUNDDOWN(VLOOKUP([.C28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0" calcext:value-type="date">
            <text:p>10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84] = &quot;niedziela&quot;;150;0)" office:value-type="float" office:value="0" calcext:value-type="float">
            <text:p>0</text:p>
          </table:table-cell>
          <table:table-cell table:formula="of:=[.E283]+[.D284]" office:value-type="float" office:value="14150" calcext:value-type="float">
            <text:p>14150</text:p>
          </table:table-cell>
          <table:table-cell table:formula="of:=IF( ;ROUNDDOWN(VLOOKUP([.C28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1" calcext:value-type="date">
            <text:p>11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85] = &quot;niedziela&quot;;150;0)" office:value-type="float" office:value="0" calcext:value-type="float">
            <text:p>0</text:p>
          </table:table-cell>
          <table:table-cell table:formula="of:=[.E284]+[.D285]" office:value-type="float" office:value="14150" calcext:value-type="float">
            <text:p>14150</text:p>
          </table:table-cell>
          <table:table-cell table:formula="of:=IF( ;ROUNDDOWN(VLOOKUP([.C28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2" calcext:value-type="date">
            <text:p>12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86] = &quot;niedziela&quot;;150;0)" office:value-type="float" office:value="0" calcext:value-type="float">
            <text:p>0</text:p>
          </table:table-cell>
          <table:table-cell table:formula="of:=[.E285]+[.D286]" office:value-type="float" office:value="14150" calcext:value-type="float">
            <text:p>14150</text:p>
          </table:table-cell>
          <table:table-cell table:formula="of:=IF( ;ROUNDDOWN(VLOOKUP([.C28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3" calcext:value-type="date">
            <text:p>13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87] = &quot;niedziela&quot;;150;0)" office:value-type="float" office:value="0" calcext:value-type="float">
            <text:p>0</text:p>
          </table:table-cell>
          <table:table-cell table:formula="of:=[.E286]+[.D287]" office:value-type="float" office:value="14150" calcext:value-type="float">
            <text:p>14150</text:p>
          </table:table-cell>
          <table:table-cell table:formula="of:=IF( ;ROUNDDOWN(VLOOKUP([.C28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4" calcext:value-type="date">
            <text:p>14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88] = &quot;niedziela&quot;;150;0)" office:value-type="float" office:value="0" calcext:value-type="float">
            <text:p>0</text:p>
          </table:table-cell>
          <table:table-cell table:formula="of:=[.E287]+[.D288]" office:value-type="float" office:value="14150" calcext:value-type="float">
            <text:p>14150</text:p>
          </table:table-cell>
          <table:table-cell table:formula="of:=IF( ;ROUNDDOWN(VLOOKUP([.C28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5" calcext:value-type="date">
            <text:p>15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89] = &quot;niedziela&quot;;150;0)" office:value-type="float" office:value="150" calcext:value-type="float">
            <text:p>150</text:p>
          </table:table-cell>
          <table:table-cell table:formula="of:=[.E288]+[.D289]" office:value-type="float" office:value="14300" calcext:value-type="float">
            <text:p>14300</text:p>
          </table:table-cell>
          <table:table-cell table:formula="of:=IF( ;ROUNDDOWN(VLOOKUP([.C28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6" calcext:value-type="date">
            <text:p>16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90] = &quot;niedziela&quot;;150;0)" office:value-type="float" office:value="0" calcext:value-type="float">
            <text:p>0</text:p>
          </table:table-cell>
          <table:table-cell table:formula="of:=[.E289]+[.D290]" office:value-type="float" office:value="14300" calcext:value-type="float">
            <text:p>14300</text:p>
          </table:table-cell>
          <table:table-cell table:formula="of:=IF( ;ROUNDDOWN(VLOOKUP([.C29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7" calcext:value-type="date">
            <text:p>17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91] = &quot;niedziela&quot;;150;0)" office:value-type="float" office:value="0" calcext:value-type="float">
            <text:p>0</text:p>
          </table:table-cell>
          <table:table-cell table:formula="of:=[.E290]+[.D291]" office:value-type="float" office:value="14300" calcext:value-type="float">
            <text:p>14300</text:p>
          </table:table-cell>
          <table:table-cell table:formula="of:=IF( ;ROUNDDOWN(VLOOKUP([.C29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8" calcext:value-type="date">
            <text:p>18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92] = &quot;niedziela&quot;;150;0)" office:value-type="float" office:value="0" calcext:value-type="float">
            <text:p>0</text:p>
          </table:table-cell>
          <table:table-cell table:formula="of:=[.E291]+[.D292]" office:value-type="float" office:value="14300" calcext:value-type="float">
            <text:p>14300</text:p>
          </table:table-cell>
          <table:table-cell table:formula="of:=IF( ;ROUNDDOWN(VLOOKUP([.C29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19" calcext:value-type="date">
            <text:p>19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93] = &quot;niedziela&quot;;150;0)" office:value-type="float" office:value="0" calcext:value-type="float">
            <text:p>0</text:p>
          </table:table-cell>
          <table:table-cell table:formula="of:=[.E292]+[.D293]" office:value-type="float" office:value="14300" calcext:value-type="float">
            <text:p>14300</text:p>
          </table:table-cell>
          <table:table-cell table:formula="of:=IF( ;ROUNDDOWN(VLOOKUP([.C29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0" calcext:value-type="date">
            <text:p>20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94] = &quot;niedziela&quot;;150;0)" office:value-type="float" office:value="0" calcext:value-type="float">
            <text:p>0</text:p>
          </table:table-cell>
          <table:table-cell table:formula="of:=[.E293]+[.D294]" office:value-type="float" office:value="14300" calcext:value-type="float">
            <text:p>14300</text:p>
          </table:table-cell>
          <table:table-cell table:formula="of:=IF( ;ROUNDDOWN(VLOOKUP([.C29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1" calcext:value-type="date">
            <text:p>21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95] = &quot;niedziela&quot;;150;0)" office:value-type="float" office:value="0" calcext:value-type="float">
            <text:p>0</text:p>
          </table:table-cell>
          <table:table-cell table:formula="of:=[.E294]+[.D295]" office:value-type="float" office:value="14300" calcext:value-type="float">
            <text:p>14300</text:p>
          </table:table-cell>
          <table:table-cell table:formula="of:=IF( ;ROUNDDOWN(VLOOKUP([.C29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2" calcext:value-type="date">
            <text:p>22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96] = &quot;niedziela&quot;;150;0)" office:value-type="float" office:value="150" calcext:value-type="float">
            <text:p>150</text:p>
          </table:table-cell>
          <table:table-cell table:formula="of:=[.E295]+[.D296]" office:value-type="float" office:value="14450" calcext:value-type="float">
            <text:p>14450</text:p>
          </table:table-cell>
          <table:table-cell table:formula="of:=IF( ;ROUNDDOWN(VLOOKUP([.C29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3" calcext:value-type="date">
            <text:p>23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97] = &quot;niedziela&quot;;150;0)" office:value-type="float" office:value="0" calcext:value-type="float">
            <text:p>0</text:p>
          </table:table-cell>
          <table:table-cell table:formula="of:=[.E296]+[.D297]" office:value-type="float" office:value="14450" calcext:value-type="float">
            <text:p>14450</text:p>
          </table:table-cell>
          <table:table-cell table:formula="of:=IF( ;ROUNDDOWN(VLOOKUP([.C29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4" calcext:value-type="date">
            <text:p>24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98] = &quot;niedziela&quot;;150;0)" office:value-type="float" office:value="0" calcext:value-type="float">
            <text:p>0</text:p>
          </table:table-cell>
          <table:table-cell table:formula="of:=[.E297]+[.D298]" office:value-type="float" office:value="14450" calcext:value-type="float">
            <text:p>14450</text:p>
          </table:table-cell>
          <table:table-cell table:formula="of:=IF( ;ROUNDDOWN(VLOOKUP([.C29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5" calcext:value-type="date">
            <text:p>25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99] = &quot;niedziela&quot;;150;0)" office:value-type="float" office:value="0" calcext:value-type="float">
            <text:p>0</text:p>
          </table:table-cell>
          <table:table-cell table:formula="of:=[.E298]+[.D299]" office:value-type="float" office:value="14450" calcext:value-type="float">
            <text:p>14450</text:p>
          </table:table-cell>
          <table:table-cell table:formula="of:=IF( ;ROUNDDOWN(VLOOKUP([.C29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6" calcext:value-type="date">
            <text:p>26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00] = &quot;niedziela&quot;;150;0)" office:value-type="float" office:value="0" calcext:value-type="float">
            <text:p>0</text:p>
          </table:table-cell>
          <table:table-cell table:formula="of:=[.E299]+[.D300]" office:value-type="float" office:value="14450" calcext:value-type="float">
            <text:p>14450</text:p>
          </table:table-cell>
          <table:table-cell table:formula="of:=IF( ;ROUNDDOWN(VLOOKUP([.C30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7" calcext:value-type="date">
            <text:p>27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01] = &quot;niedziela&quot;;150;0)" office:value-type="float" office:value="0" calcext:value-type="float">
            <text:p>0</text:p>
          </table:table-cell>
          <table:table-cell table:formula="of:=[.E300]+[.D301]" office:value-type="float" office:value="14450" calcext:value-type="float">
            <text:p>14450</text:p>
          </table:table-cell>
          <table:table-cell table:formula="of:=IF( ;ROUNDDOWN(VLOOKUP([.C30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8" calcext:value-type="date">
            <text:p>28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02] = &quot;niedziela&quot;;150;0)" office:value-type="float" office:value="0" calcext:value-type="float">
            <text:p>0</text:p>
          </table:table-cell>
          <table:table-cell table:formula="of:=[.E301]+[.D302]" office:value-type="float" office:value="14450" calcext:value-type="float">
            <text:p>14450</text:p>
          </table:table-cell>
          <table:table-cell table:formula="of:=IF( ;ROUNDDOWN(VLOOKUP([.C30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29" calcext:value-type="date">
            <text:p>29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03] = &quot;niedziela&quot;;150;0)" office:value-type="float" office:value="150" calcext:value-type="float">
            <text:p>150</text:p>
          </table:table-cell>
          <table:table-cell table:formula="of:=[.E302]+[.D303]" office:value-type="float" office:value="14600" calcext:value-type="float">
            <text:p>14600</text:p>
          </table:table-cell>
          <table:table-cell table:formula="of:=IF( ;ROUNDDOWN(VLOOKUP([.C30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30" calcext:value-type="date">
            <text:p>30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04] = &quot;niedziela&quot;;150;0)" office:value-type="float" office:value="0" calcext:value-type="float">
            <text:p>0</text:p>
          </table:table-cell>
          <table:table-cell table:formula="of:=[.E303]+[.D304]" office:value-type="float" office:value="14600" calcext:value-type="float">
            <text:p>14600</text:p>
          </table:table-cell>
          <table:table-cell table:formula="of:=IF( ;ROUNDDOWN(VLOOKUP([.C30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05] = &quot;niedziela&quot;;150;0)" office:value-type="float" office:value="0" calcext:value-type="float">
            <text:p>0</text:p>
          </table:table-cell>
          <table:table-cell table:formula="of:=[.E304]+[.D305]" office:value-type="float" office:value="14600" calcext:value-type="float">
            <text:p>14600</text:p>
          </table:table-cell>
          <table:table-cell table:formula="of:=IF( ;ROUNDDOWN(VLOOKUP([.C30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1" calcext:value-type="date">
            <text:p>1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06] = &quot;niedziela&quot;;150;0)" office:value-type="float" office:value="0" calcext:value-type="float">
            <text:p>0</text:p>
          </table:table-cell>
          <table:table-cell table:formula="of:=[.E305]+[.D306]" office:value-type="float" office:value="14600" calcext:value-type="float">
            <text:p>14600</text:p>
          </table:table-cell>
          <table:table-cell table:formula="of:=IF( ;ROUNDDOWN(VLOOKUP([.C30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2" calcext:value-type="date">
            <text:p>2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07] = &quot;niedziela&quot;;150;0)" office:value-type="float" office:value="0" calcext:value-type="float">
            <text:p>0</text:p>
          </table:table-cell>
          <table:table-cell table:formula="of:=[.E306]+[.D307]" office:value-type="float" office:value="14600" calcext:value-type="float">
            <text:p>14600</text:p>
          </table:table-cell>
          <table:table-cell table:formula="of:=IF( ;ROUNDDOWN(VLOOKUP([.C30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3" calcext:value-type="date">
            <text:p>3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08] = &quot;niedziela&quot;;150;0)" office:value-type="float" office:value="0" calcext:value-type="float">
            <text:p>0</text:p>
          </table:table-cell>
          <table:table-cell table:formula="of:=[.E307]+[.D308]" office:value-type="float" office:value="14600" calcext:value-type="float">
            <text:p>14600</text:p>
          </table:table-cell>
          <table:table-cell table:formula="of:=IF( ;ROUNDDOWN(VLOOKUP([.C30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4" calcext:value-type="date">
            <text:p>4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09] = &quot;niedziela&quot;;150;0)" office:value-type="float" office:value="0" calcext:value-type="float">
            <text:p>0</text:p>
          </table:table-cell>
          <table:table-cell table:formula="of:=[.E308]+[.D309]" office:value-type="float" office:value="14600" calcext:value-type="float">
            <text:p>14600</text:p>
          </table:table-cell>
          <table:table-cell table:formula="of:=IF( ;ROUNDDOWN(VLOOKUP([.C30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5" calcext:value-type="date">
            <text:p>5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10] = &quot;niedziela&quot;;150;0)" office:value-type="float" office:value="150" calcext:value-type="float">
            <text:p>150</text:p>
          </table:table-cell>
          <table:table-cell table:formula="of:=[.E309]+[.D310]" office:value-type="float" office:value="14750" calcext:value-type="float">
            <text:p>14750</text:p>
          </table:table-cell>
          <table:table-cell table:formula="of:=IF( ;ROUNDDOWN(VLOOKUP([.C3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6" calcext:value-type="date">
            <text:p>6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11] = &quot;niedziela&quot;;150;0)" office:value-type="float" office:value="0" calcext:value-type="float">
            <text:p>0</text:p>
          </table:table-cell>
          <table:table-cell table:formula="of:=[.E310]+[.D311]" office:value-type="float" office:value="14750" calcext:value-type="float">
            <text:p>14750</text:p>
          </table:table-cell>
          <table:table-cell table:formula="of:=IF( ;ROUNDDOWN(VLOOKUP([.C3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7" calcext:value-type="date">
            <text:p>7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12] = &quot;niedziela&quot;;150;0)" office:value-type="float" office:value="0" calcext:value-type="float">
            <text:p>0</text:p>
          </table:table-cell>
          <table:table-cell table:formula="of:=[.E311]+[.D312]" office:value-type="float" office:value="14750" calcext:value-type="float">
            <text:p>14750</text:p>
          </table:table-cell>
          <table:table-cell table:formula="of:=IF( ;ROUNDDOWN(VLOOKUP([.C3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8" calcext:value-type="date">
            <text:p>8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13] = &quot;niedziela&quot;;150;0)" office:value-type="float" office:value="0" calcext:value-type="float">
            <text:p>0</text:p>
          </table:table-cell>
          <table:table-cell table:formula="of:=[.E312]+[.D313]" office:value-type="float" office:value="14750" calcext:value-type="float">
            <text:p>14750</text:p>
          </table:table-cell>
          <table:table-cell table:formula="of:=IF( ;ROUNDDOWN(VLOOKUP([.C3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09" calcext:value-type="date">
            <text:p>9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14] = &quot;niedziela&quot;;150;0)" office:value-type="float" office:value="0" calcext:value-type="float">
            <text:p>0</text:p>
          </table:table-cell>
          <table:table-cell table:formula="of:=[.E313]+[.D314]" office:value-type="float" office:value="14750" calcext:value-type="float">
            <text:p>14750</text:p>
          </table:table-cell>
          <table:table-cell table:formula="of:=IF( ;ROUNDDOWN(VLOOKUP([.C3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0" calcext:value-type="date">
            <text:p>10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15] = &quot;niedziela&quot;;150;0)" office:value-type="float" office:value="0" calcext:value-type="float">
            <text:p>0</text:p>
          </table:table-cell>
          <table:table-cell table:formula="of:=[.E314]+[.D315]" office:value-type="float" office:value="14750" calcext:value-type="float">
            <text:p>14750</text:p>
          </table:table-cell>
          <table:table-cell table:formula="of:=IF( ;ROUNDDOWN(VLOOKUP([.C3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1" calcext:value-type="date">
            <text:p>11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16] = &quot;niedziela&quot;;150;0)" office:value-type="float" office:value="0" calcext:value-type="float">
            <text:p>0</text:p>
          </table:table-cell>
          <table:table-cell table:formula="of:=[.E315]+[.D316]" office:value-type="float" office:value="14750" calcext:value-type="float">
            <text:p>14750</text:p>
          </table:table-cell>
          <table:table-cell table:formula="of:=IF( ;ROUNDDOWN(VLOOKUP([.C3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2" calcext:value-type="date">
            <text:p>12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17] = &quot;niedziela&quot;;150;0)" office:value-type="float" office:value="150" calcext:value-type="float">
            <text:p>150</text:p>
          </table:table-cell>
          <table:table-cell table:formula="of:=[.E316]+[.D317]" office:value-type="float" office:value="14900" calcext:value-type="float">
            <text:p>14900</text:p>
          </table:table-cell>
          <table:table-cell table:formula="of:=IF( ;ROUNDDOWN(VLOOKUP([.C3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3" calcext:value-type="date">
            <text:p>13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18] = &quot;niedziela&quot;;150;0)" office:value-type="float" office:value="0" calcext:value-type="float">
            <text:p>0</text:p>
          </table:table-cell>
          <table:table-cell table:formula="of:=[.E317]+[.D318]" office:value-type="float" office:value="14900" calcext:value-type="float">
            <text:p>14900</text:p>
          </table:table-cell>
          <table:table-cell table:formula="of:=IF( ;ROUNDDOWN(VLOOKUP([.C3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4" calcext:value-type="date">
            <text:p>14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19] = &quot;niedziela&quot;;150;0)" office:value-type="float" office:value="0" calcext:value-type="float">
            <text:p>0</text:p>
          </table:table-cell>
          <table:table-cell table:formula="of:=[.E318]+[.D319]" office:value-type="float" office:value="14900" calcext:value-type="float">
            <text:p>14900</text:p>
          </table:table-cell>
          <table:table-cell table:formula="of:=IF( ;ROUNDDOWN(VLOOKUP([.C3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5" calcext:value-type="date">
            <text:p>15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20] = &quot;niedziela&quot;;150;0)" office:value-type="float" office:value="0" calcext:value-type="float">
            <text:p>0</text:p>
          </table:table-cell>
          <table:table-cell table:formula="of:=[.E319]+[.D320]" office:value-type="float" office:value="14900" calcext:value-type="float">
            <text:p>14900</text:p>
          </table:table-cell>
          <table:table-cell table:formula="of:=IF( ;ROUNDDOWN(VLOOKUP([.C3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6" calcext:value-type="date">
            <text:p>16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21] = &quot;niedziela&quot;;150;0)" office:value-type="float" office:value="0" calcext:value-type="float">
            <text:p>0</text:p>
          </table:table-cell>
          <table:table-cell table:formula="of:=[.E320]+[.D321]" office:value-type="float" office:value="14900" calcext:value-type="float">
            <text:p>14900</text:p>
          </table:table-cell>
          <table:table-cell table:formula="of:=IF( ;ROUNDDOWN(VLOOKUP([.C3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7" calcext:value-type="date">
            <text:p>17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22] = &quot;niedziela&quot;;150;0)" office:value-type="float" office:value="0" calcext:value-type="float">
            <text:p>0</text:p>
          </table:table-cell>
          <table:table-cell table:formula="of:=[.E321]+[.D322]" office:value-type="float" office:value="14900" calcext:value-type="float">
            <text:p>14900</text:p>
          </table:table-cell>
          <table:table-cell table:formula="of:=IF( ;ROUNDDOWN(VLOOKUP([.C32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8" calcext:value-type="date">
            <text:p>18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23] = &quot;niedziela&quot;;150;0)" office:value-type="float" office:value="0" calcext:value-type="float">
            <text:p>0</text:p>
          </table:table-cell>
          <table:table-cell table:formula="of:=[.E322]+[.D323]" office:value-type="float" office:value="14900" calcext:value-type="float">
            <text:p>14900</text:p>
          </table:table-cell>
          <table:table-cell table:formula="of:=IF( ;ROUNDDOWN(VLOOKUP([.C3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19" calcext:value-type="date">
            <text:p>19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24] = &quot;niedziela&quot;;150;0)" office:value-type="float" office:value="150" calcext:value-type="float">
            <text:p>150</text:p>
          </table:table-cell>
          <table:table-cell table:formula="of:=[.E323]+[.D324]" office:value-type="float" office:value="15050" calcext:value-type="float">
            <text:p>15050</text:p>
          </table:table-cell>
          <table:table-cell table:formula="of:=IF( ;ROUNDDOWN(VLOOKUP([.C3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0" calcext:value-type="date">
            <text:p>20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25] = &quot;niedziela&quot;;150;0)" office:value-type="float" office:value="0" calcext:value-type="float">
            <text:p>0</text:p>
          </table:table-cell>
          <table:table-cell table:formula="of:=[.E324]+[.D325]" office:value-type="float" office:value="15050" calcext:value-type="float">
            <text:p>15050</text:p>
          </table:table-cell>
          <table:table-cell table:formula="of:=IF( ;ROUNDDOWN(VLOOKUP([.C3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1" calcext:value-type="date">
            <text:p>21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26] = &quot;niedziela&quot;;150;0)" office:value-type="float" office:value="0" calcext:value-type="float">
            <text:p>0</text:p>
          </table:table-cell>
          <table:table-cell table:formula="of:=[.E325]+[.D326]" office:value-type="float" office:value="15050" calcext:value-type="float">
            <text:p>15050</text:p>
          </table:table-cell>
          <table:table-cell table:formula="of:=IF( ;ROUNDDOWN(VLOOKUP([.C3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2" calcext:value-type="date">
            <text:p>22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27] = &quot;niedziela&quot;;150;0)" office:value-type="float" office:value="0" calcext:value-type="float">
            <text:p>0</text:p>
          </table:table-cell>
          <table:table-cell table:formula="of:=[.E326]+[.D327]" office:value-type="float" office:value="15050" calcext:value-type="float">
            <text:p>15050</text:p>
          </table:table-cell>
          <table:table-cell table:formula="of:=IF( ;ROUNDDOWN(VLOOKUP([.C3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3" calcext:value-type="date">
            <text:p>23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28] = &quot;niedziela&quot;;150;0)" office:value-type="float" office:value="0" calcext:value-type="float">
            <text:p>0</text:p>
          </table:table-cell>
          <table:table-cell table:formula="of:=[.E327]+[.D328]" office:value-type="float" office:value="15050" calcext:value-type="float">
            <text:p>15050</text:p>
          </table:table-cell>
          <table:table-cell table:formula="of:=IF( ;ROUNDDOWN(VLOOKUP([.C3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4" calcext:value-type="date">
            <text:p>24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29] = &quot;niedziela&quot;;150;0)" office:value-type="float" office:value="0" calcext:value-type="float">
            <text:p>0</text:p>
          </table:table-cell>
          <table:table-cell table:formula="of:=[.E328]+[.D329]" office:value-type="float" office:value="15050" calcext:value-type="float">
            <text:p>15050</text:p>
          </table:table-cell>
          <table:table-cell table:formula="of:=IF( ;ROUNDDOWN(VLOOKUP([.C3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5" calcext:value-type="date">
            <text:p>25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30] = &quot;niedziela&quot;;150;0)" office:value-type="float" office:value="0" calcext:value-type="float">
            <text:p>0</text:p>
          </table:table-cell>
          <table:table-cell table:formula="of:=[.E329]+[.D330]" office:value-type="float" office:value="15050" calcext:value-type="float">
            <text:p>15050</text:p>
          </table:table-cell>
          <table:table-cell table:formula="of:=IF( ;ROUNDDOWN(VLOOKUP([.C3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6" calcext:value-type="date">
            <text:p>26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31] = &quot;niedziela&quot;;150;0)" office:value-type="float" office:value="150" calcext:value-type="float">
            <text:p>150</text:p>
          </table:table-cell>
          <table:table-cell table:formula="of:=[.E330]+[.D331]" office:value-type="float" office:value="15200" calcext:value-type="float">
            <text:p>15200</text:p>
          </table:table-cell>
          <table:table-cell table:formula="of:=IF( ;ROUNDDOWN(VLOOKUP([.C3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7" calcext:value-type="date">
            <text:p>27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32] = &quot;niedziela&quot;;150;0)" office:value-type="float" office:value="0" calcext:value-type="float">
            <text:p>0</text:p>
          </table:table-cell>
          <table:table-cell table:formula="of:=[.E331]+[.D332]" office:value-type="float" office:value="15200" calcext:value-type="float">
            <text:p>15200</text:p>
          </table:table-cell>
          <table:table-cell table:formula="of:=IF( ;ROUNDDOWN(VLOOKUP([.C3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8" calcext:value-type="date">
            <text:p>28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33] = &quot;niedziela&quot;;150;0)" office:value-type="float" office:value="0" calcext:value-type="float">
            <text:p>0</text:p>
          </table:table-cell>
          <table:table-cell table:formula="of:=[.E332]+[.D333]" office:value-type="float" office:value="15200" calcext:value-type="float">
            <text:p>15200</text:p>
          </table:table-cell>
          <table:table-cell table:formula="of:=IF( ;ROUNDDOWN(VLOOKUP([.C33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29" calcext:value-type="date">
            <text:p>29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34] = &quot;niedziela&quot;;150;0)" office:value-type="float" office:value="0" calcext:value-type="float">
            <text:p>0</text:p>
          </table:table-cell>
          <table:table-cell table:formula="of:=[.E333]+[.D334]" office:value-type="float" office:value="15200" calcext:value-type="float">
            <text:p>15200</text:p>
          </table:table-cell>
          <table:table-cell table:formula="of:=IF( ;ROUNDDOWN(VLOOKUP([.C33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1-30" calcext:value-type="date">
            <text:p>30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35] = &quot;niedziela&quot;;150;0)" office:value-type="float" office:value="0" calcext:value-type="float">
            <text:p>0</text:p>
          </table:table-cell>
          <table:table-cell table:formula="of:=[.E334]+[.D335]" office:value-type="float" office:value="15200" calcext:value-type="float">
            <text:p>15200</text:p>
          </table:table-cell>
          <table:table-cell table:formula="of:=IF( ;ROUNDDOWN(VLOOKUP([.C33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1" calcext:value-type="date">
            <text:p>1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36] = &quot;niedziela&quot;;150;0)" office:value-type="float" office:value="0" calcext:value-type="float">
            <text:p>0</text:p>
          </table:table-cell>
          <table:table-cell table:formula="of:=[.E335]+[.D336]" office:value-type="float" office:value="15200" calcext:value-type="float">
            <text:p>15200</text:p>
          </table:table-cell>
          <table:table-cell table:formula="of:=IF( ;ROUNDDOWN(VLOOKUP([.C33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2" calcext:value-type="date">
            <text:p>2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37] = &quot;niedziela&quot;;150;0)" office:value-type="float" office:value="0" calcext:value-type="float">
            <text:p>0</text:p>
          </table:table-cell>
          <table:table-cell table:formula="of:=[.E336]+[.D337]" office:value-type="float" office:value="15200" calcext:value-type="float">
            <text:p>15200</text:p>
          </table:table-cell>
          <table:table-cell table:formula="of:=IF( ;ROUNDDOWN(VLOOKUP([.C33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3" calcext:value-type="date">
            <text:p>3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38] = &quot;niedziela&quot;;150;0)" office:value-type="float" office:value="150" calcext:value-type="float">
            <text:p>150</text:p>
          </table:table-cell>
          <table:table-cell table:formula="of:=[.E337]+[.D338]" office:value-type="float" office:value="15350" calcext:value-type="float">
            <text:p>15350</text:p>
          </table:table-cell>
          <table:table-cell table:formula="of:=IF( ;ROUNDDOWN(VLOOKUP([.C33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4" calcext:value-type="date">
            <text:p>4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39] = &quot;niedziela&quot;;150;0)" office:value-type="float" office:value="0" calcext:value-type="float">
            <text:p>0</text:p>
          </table:table-cell>
          <table:table-cell table:formula="of:=[.E338]+[.D339]" office:value-type="float" office:value="15350" calcext:value-type="float">
            <text:p>15350</text:p>
          </table:table-cell>
          <table:table-cell table:formula="of:=IF( ;ROUNDDOWN(VLOOKUP([.C33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5" calcext:value-type="date">
            <text:p>5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40] = &quot;niedziela&quot;;150;0)" office:value-type="float" office:value="0" calcext:value-type="float">
            <text:p>0</text:p>
          </table:table-cell>
          <table:table-cell table:formula="of:=[.E339]+[.D340]" office:value-type="float" office:value="15350" calcext:value-type="float">
            <text:p>15350</text:p>
          </table:table-cell>
          <table:table-cell table:formula="of:=IF( ;ROUNDDOWN(VLOOKUP([.C34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6" calcext:value-type="date">
            <text:p>6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41] = &quot;niedziela&quot;;150;0)" office:value-type="float" office:value="0" calcext:value-type="float">
            <text:p>0</text:p>
          </table:table-cell>
          <table:table-cell table:formula="of:=[.E340]+[.D341]" office:value-type="float" office:value="15350" calcext:value-type="float">
            <text:p>15350</text:p>
          </table:table-cell>
          <table:table-cell table:formula="of:=IF( ;ROUNDDOWN(VLOOKUP([.C34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7" calcext:value-type="date">
            <text:p>7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42] = &quot;niedziela&quot;;150;0)" office:value-type="float" office:value="0" calcext:value-type="float">
            <text:p>0</text:p>
          </table:table-cell>
          <table:table-cell table:formula="of:=[.E341]+[.D342]" office:value-type="float" office:value="15350" calcext:value-type="float">
            <text:p>15350</text:p>
          </table:table-cell>
          <table:table-cell table:formula="of:=IF( ;ROUNDDOWN(VLOOKUP([.C34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8" calcext:value-type="date">
            <text:p>8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43] = &quot;niedziela&quot;;150;0)" office:value-type="float" office:value="0" calcext:value-type="float">
            <text:p>0</text:p>
          </table:table-cell>
          <table:table-cell table:formula="of:=[.E342]+[.D343]" office:value-type="float" office:value="15350" calcext:value-type="float">
            <text:p>15350</text:p>
          </table:table-cell>
          <table:table-cell table:formula="of:=IF( ;ROUNDDOWN(VLOOKUP([.C34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09" calcext:value-type="date">
            <text:p>9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44] = &quot;niedziela&quot;;150;0)" office:value-type="float" office:value="0" calcext:value-type="float">
            <text:p>0</text:p>
          </table:table-cell>
          <table:table-cell table:formula="of:=[.E343]+[.D344]" office:value-type="float" office:value="15350" calcext:value-type="float">
            <text:p>15350</text:p>
          </table:table-cell>
          <table:table-cell table:formula="of:=IF( ;ROUNDDOWN(VLOOKUP([.C34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0" calcext:value-type="date">
            <text:p>10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45] = &quot;niedziela&quot;;150;0)" office:value-type="float" office:value="150" calcext:value-type="float">
            <text:p>150</text:p>
          </table:table-cell>
          <table:table-cell table:formula="of:=[.E344]+[.D345]" office:value-type="float" office:value="15500" calcext:value-type="float">
            <text:p>15500</text:p>
          </table:table-cell>
          <table:table-cell table:formula="of:=IF( ;ROUNDDOWN(VLOOKUP([.C34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1" calcext:value-type="date">
            <text:p>11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46] = &quot;niedziela&quot;;150;0)" office:value-type="float" office:value="0" calcext:value-type="float">
            <text:p>0</text:p>
          </table:table-cell>
          <table:table-cell table:formula="of:=[.E345]+[.D346]" office:value-type="float" office:value="15500" calcext:value-type="float">
            <text:p>15500</text:p>
          </table:table-cell>
          <table:table-cell table:formula="of:=IF( ;ROUNDDOWN(VLOOKUP([.C34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2" calcext:value-type="date">
            <text:p>12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47] = &quot;niedziela&quot;;150;0)" office:value-type="float" office:value="0" calcext:value-type="float">
            <text:p>0</text:p>
          </table:table-cell>
          <table:table-cell table:formula="of:=[.E346]+[.D347]" office:value-type="float" office:value="15500" calcext:value-type="float">
            <text:p>15500</text:p>
          </table:table-cell>
          <table:table-cell table:formula="of:=IF( ;ROUNDDOWN(VLOOKUP([.C34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3" calcext:value-type="date">
            <text:p>13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48] = &quot;niedziela&quot;;150;0)" office:value-type="float" office:value="0" calcext:value-type="float">
            <text:p>0</text:p>
          </table:table-cell>
          <table:table-cell table:formula="of:=[.E347]+[.D348]" office:value-type="float" office:value="15500" calcext:value-type="float">
            <text:p>15500</text:p>
          </table:table-cell>
          <table:table-cell table:formula="of:=IF( ;ROUNDDOWN(VLOOKUP([.C34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4" calcext:value-type="date">
            <text:p>14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49] = &quot;niedziela&quot;;150;0)" office:value-type="float" office:value="0" calcext:value-type="float">
            <text:p>0</text:p>
          </table:table-cell>
          <table:table-cell table:formula="of:=[.E348]+[.D349]" office:value-type="float" office:value="15500" calcext:value-type="float">
            <text:p>15500</text:p>
          </table:table-cell>
          <table:table-cell table:formula="of:=IF( ;ROUNDDOWN(VLOOKUP([.C34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5" calcext:value-type="date">
            <text:p>15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50] = &quot;niedziela&quot;;150;0)" office:value-type="float" office:value="0" calcext:value-type="float">
            <text:p>0</text:p>
          </table:table-cell>
          <table:table-cell table:formula="of:=[.E349]+[.D350]" office:value-type="float" office:value="15500" calcext:value-type="float">
            <text:p>15500</text:p>
          </table:table-cell>
          <table:table-cell table:formula="of:=IF( ;ROUNDDOWN(VLOOKUP([.C35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6" calcext:value-type="date">
            <text:p>16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51] = &quot;niedziela&quot;;150;0)" office:value-type="float" office:value="0" calcext:value-type="float">
            <text:p>0</text:p>
          </table:table-cell>
          <table:table-cell table:formula="of:=[.E350]+[.D351]" office:value-type="float" office:value="15500" calcext:value-type="float">
            <text:p>15500</text:p>
          </table:table-cell>
          <table:table-cell table:formula="of:=IF( ;ROUNDDOWN(VLOOKUP([.C35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7" calcext:value-type="date">
            <text:p>17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52] = &quot;niedziela&quot;;150;0)" office:value-type="float" office:value="150" calcext:value-type="float">
            <text:p>150</text:p>
          </table:table-cell>
          <table:table-cell table:formula="of:=[.E351]+[.D352]" office:value-type="float" office:value="15650" calcext:value-type="float">
            <text:p>15650</text:p>
          </table:table-cell>
          <table:table-cell table:formula="of:=IF( ;ROUNDDOWN(VLOOKUP([.C35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8" calcext:value-type="date">
            <text:p>18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53] = &quot;niedziela&quot;;150;0)" office:value-type="float" office:value="0" calcext:value-type="float">
            <text:p>0</text:p>
          </table:table-cell>
          <table:table-cell table:formula="of:=[.E352]+[.D353]" office:value-type="float" office:value="15650" calcext:value-type="float">
            <text:p>15650</text:p>
          </table:table-cell>
          <table:table-cell table:formula="of:=IF( ;ROUNDDOWN(VLOOKUP([.C35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19" calcext:value-type="date">
            <text:p>19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54] = &quot;niedziela&quot;;150;0)" office:value-type="float" office:value="0" calcext:value-type="float">
            <text:p>0</text:p>
          </table:table-cell>
          <table:table-cell table:formula="of:=[.E353]+[.D354]" office:value-type="float" office:value="15650" calcext:value-type="float">
            <text:p>15650</text:p>
          </table:table-cell>
          <table:table-cell table:formula="of:=IF( ;ROUNDDOWN(VLOOKUP([.C35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0" calcext:value-type="date">
            <text:p>20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55] = &quot;niedziela&quot;;150;0)" office:value-type="float" office:value="0" calcext:value-type="float">
            <text:p>0</text:p>
          </table:table-cell>
          <table:table-cell table:formula="of:=[.E354]+[.D355]" office:value-type="float" office:value="15650" calcext:value-type="float">
            <text:p>15650</text:p>
          </table:table-cell>
          <table:table-cell table:formula="of:=IF( ;ROUNDDOWN(VLOOKUP([.C35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1" calcext:value-type="date">
            <text:p>21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56] = &quot;niedziela&quot;;150;0)" office:value-type="float" office:value="0" calcext:value-type="float">
            <text:p>0</text:p>
          </table:table-cell>
          <table:table-cell table:formula="of:=[.E355]+[.D356]" office:value-type="float" office:value="15650" calcext:value-type="float">
            <text:p>15650</text:p>
          </table:table-cell>
          <table:table-cell table:formula="of:=IF( ;ROUNDDOWN(VLOOKUP([.C35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2" calcext:value-type="date">
            <text:p>22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57] = &quot;niedziela&quot;;150;0)" office:value-type="float" office:value="0" calcext:value-type="float">
            <text:p>0</text:p>
          </table:table-cell>
          <table:table-cell table:formula="of:=[.E356]+[.D357]" office:value-type="float" office:value="15650" calcext:value-type="float">
            <text:p>15650</text:p>
          </table:table-cell>
          <table:table-cell table:formula="of:=IF( ;ROUNDDOWN(VLOOKUP([.C35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3" calcext:value-type="date">
            <text:p>23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58] = &quot;niedziela&quot;;150;0)" office:value-type="float" office:value="0" calcext:value-type="float">
            <text:p>0</text:p>
          </table:table-cell>
          <table:table-cell table:formula="of:=[.E357]+[.D358]" office:value-type="float" office:value="15650" calcext:value-type="float">
            <text:p>15650</text:p>
          </table:table-cell>
          <table:table-cell table:formula="of:=IF( ;ROUNDDOWN(VLOOKUP([.C35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4" calcext:value-type="date">
            <text:p>24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59] = &quot;niedziela&quot;;150;0)" office:value-type="float" office:value="150" calcext:value-type="float">
            <text:p>150</text:p>
          </table:table-cell>
          <table:table-cell table:formula="of:=[.E358]+[.D359]" office:value-type="float" office:value="15800" calcext:value-type="float">
            <text:p>15800</text:p>
          </table:table-cell>
          <table:table-cell table:formula="of:=IF( ;ROUNDDOWN(VLOOKUP([.C35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5" calcext:value-type="date">
            <text:p>25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60] = &quot;niedziela&quot;;150;0)" office:value-type="float" office:value="0" calcext:value-type="float">
            <text:p>0</text:p>
          </table:table-cell>
          <table:table-cell table:formula="of:=[.E359]+[.D360]" office:value-type="float" office:value="15800" calcext:value-type="float">
            <text:p>15800</text:p>
          </table:table-cell>
          <table:table-cell table:formula="of:=IF( ;ROUNDDOWN(VLOOKUP([.C36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6" calcext:value-type="date">
            <text:p>26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61] = &quot;niedziela&quot;;150;0)" office:value-type="float" office:value="0" calcext:value-type="float">
            <text:p>0</text:p>
          </table:table-cell>
          <table:table-cell table:formula="of:=[.E360]+[.D361]" office:value-type="float" office:value="15800" calcext:value-type="float">
            <text:p>15800</text:p>
          </table:table-cell>
          <table:table-cell table:formula="of:=IF( ;ROUNDDOWN(VLOOKUP([.C36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7" calcext:value-type="date">
            <text:p>27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62] = &quot;niedziela&quot;;150;0)" office:value-type="float" office:value="0" calcext:value-type="float">
            <text:p>0</text:p>
          </table:table-cell>
          <table:table-cell table:formula="of:=[.E361]+[.D362]" office:value-type="float" office:value="15800" calcext:value-type="float">
            <text:p>15800</text:p>
          </table:table-cell>
          <table:table-cell table:formula="of:=IF( ;ROUNDDOWN(VLOOKUP([.C36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8" calcext:value-type="date">
            <text:p>28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63] = &quot;niedziela&quot;;150;0)" office:value-type="float" office:value="0" calcext:value-type="float">
            <text:p>0</text:p>
          </table:table-cell>
          <table:table-cell table:formula="of:=[.E362]+[.D363]" office:value-type="float" office:value="15800" calcext:value-type="float">
            <text:p>15800</text:p>
          </table:table-cell>
          <table:table-cell table:formula="of:=IF( ;ROUNDDOWN(VLOOKUP([.C36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29" calcext:value-type="date">
            <text:p>29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64] = &quot;niedziela&quot;;150;0)" office:value-type="float" office:value="0" calcext:value-type="float">
            <text:p>0</text:p>
          </table:table-cell>
          <table:table-cell table:formula="of:=[.E363]+[.D364]" office:value-type="float" office:value="15800" calcext:value-type="float">
            <text:p>15800</text:p>
          </table:table-cell>
          <table:table-cell table:formula="of:=IF( ;ROUNDDOWN(VLOOKUP([.C36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30" calcext:value-type="date">
            <text:p>30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65] = &quot;niedziela&quot;;150;0)" office:value-type="float" office:value="0" calcext:value-type="float">
            <text:p>0</text:p>
          </table:table-cell>
          <table:table-cell table:formula="of:=[.E364]+[.D365]" office:value-type="float" office:value="15800" calcext:value-type="float">
            <text:p>15800</text:p>
          </table:table-cell>
          <table:table-cell table:formula="of:=IF( ;ROUNDDOWN(VLOOKUP([.C36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3-12-31" calcext:value-type="date">
            <text:p>31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66] = &quot;niedziela&quot;;150;0)" office:value-type="float" office:value="150" calcext:value-type="float">
            <text:p>150</text:p>
          </table:table-cell>
          <table:table-cell table:formula="of:=[.E365]+[.D366]" office:value-type="float" office:value="15950" calcext:value-type="float">
            <text:p>15950</text:p>
          </table:table-cell>
          <table:table-cell table:formula="of:=IF( ;ROUNDDOWN(VLOOKUP([.C36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1" calcext:value-type="date">
            <text:p>1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67] = &quot;niedziela&quot;;150;0)" office:value-type="float" office:value="0" calcext:value-type="float">
            <text:p>0</text:p>
          </table:table-cell>
          <table:table-cell table:formula="of:=[.E366]+[.D367]" office:value-type="float" office:value="15950" calcext:value-type="float">
            <text:p>15950</text:p>
          </table:table-cell>
          <table:table-cell table:formula="of:=IF( ;ROUNDDOWN(VLOOKUP([.C36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2" calcext:value-type="date">
            <text:p>2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68] = &quot;niedziela&quot;;150;0)" office:value-type="float" office:value="0" calcext:value-type="float">
            <text:p>0</text:p>
          </table:table-cell>
          <table:table-cell table:formula="of:=[.E367]+[.D368]" office:value-type="float" office:value="15950" calcext:value-type="float">
            <text:p>15950</text:p>
          </table:table-cell>
          <table:table-cell table:formula="of:=IF( ;ROUNDDOWN(VLOOKUP([.C36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3" calcext:value-type="date">
            <text:p>3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69] = &quot;niedziela&quot;;150;0)" office:value-type="float" office:value="0" calcext:value-type="float">
            <text:p>0</text:p>
          </table:table-cell>
          <table:table-cell table:formula="of:=[.E368]+[.D369]" office:value-type="float" office:value="15950" calcext:value-type="float">
            <text:p>15950</text:p>
          </table:table-cell>
          <table:table-cell table:formula="of:=IF( ;ROUNDDOWN(VLOOKUP([.C36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4" calcext:value-type="date">
            <text:p>4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70] = &quot;niedziela&quot;;150;0)" office:value-type="float" office:value="0" calcext:value-type="float">
            <text:p>0</text:p>
          </table:table-cell>
          <table:table-cell table:formula="of:=[.E369]+[.D370]" office:value-type="float" office:value="15950" calcext:value-type="float">
            <text:p>15950</text:p>
          </table:table-cell>
          <table:table-cell table:formula="of:=IF( ;ROUNDDOWN(VLOOKUP([.C37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5" calcext:value-type="date">
            <text:p>5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71] = &quot;niedziela&quot;;150;0)" office:value-type="float" office:value="0" calcext:value-type="float">
            <text:p>0</text:p>
          </table:table-cell>
          <table:table-cell table:formula="of:=[.E370]+[.D371]" office:value-type="float" office:value="15950" calcext:value-type="float">
            <text:p>15950</text:p>
          </table:table-cell>
          <table:table-cell table:formula="of:=IF( ;ROUNDDOWN(VLOOKUP([.C37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6" calcext:value-type="date">
            <text:p>6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72] = &quot;niedziela&quot;;150;0)" office:value-type="float" office:value="0" calcext:value-type="float">
            <text:p>0</text:p>
          </table:table-cell>
          <table:table-cell table:formula="of:=[.E371]+[.D372]" office:value-type="float" office:value="15950" calcext:value-type="float">
            <text:p>15950</text:p>
          </table:table-cell>
          <table:table-cell table:formula="of:=IF( ;ROUNDDOWN(VLOOKUP([.C37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7" calcext:value-type="date">
            <text:p>7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73] = &quot;niedziela&quot;;150;0)" office:value-type="float" office:value="150" calcext:value-type="float">
            <text:p>150</text:p>
          </table:table-cell>
          <table:table-cell table:formula="of:=[.E372]+[.D373]" office:value-type="float" office:value="16100" calcext:value-type="float">
            <text:p>16100</text:p>
          </table:table-cell>
          <table:table-cell table:formula="of:=IF( ;ROUNDDOWN(VLOOKUP([.C37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8" calcext:value-type="date">
            <text:p>8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74] = &quot;niedziela&quot;;150;0)" office:value-type="float" office:value="0" calcext:value-type="float">
            <text:p>0</text:p>
          </table:table-cell>
          <table:table-cell table:formula="of:=[.E373]+[.D374]" office:value-type="float" office:value="16100" calcext:value-type="float">
            <text:p>16100</text:p>
          </table:table-cell>
          <table:table-cell table:formula="of:=IF( ;ROUNDDOWN(VLOOKUP([.C37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09" calcext:value-type="date">
            <text:p>9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75] = &quot;niedziela&quot;;150;0)" office:value-type="float" office:value="0" calcext:value-type="float">
            <text:p>0</text:p>
          </table:table-cell>
          <table:table-cell table:formula="of:=[.E374]+[.D375]" office:value-type="float" office:value="16100" calcext:value-type="float">
            <text:p>16100</text:p>
          </table:table-cell>
          <table:table-cell table:formula="of:=IF( ;ROUNDDOWN(VLOOKUP([.C37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0" calcext:value-type="date">
            <text:p>10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76] = &quot;niedziela&quot;;150;0)" office:value-type="float" office:value="0" calcext:value-type="float">
            <text:p>0</text:p>
          </table:table-cell>
          <table:table-cell table:formula="of:=[.E375]+[.D376]" office:value-type="float" office:value="16100" calcext:value-type="float">
            <text:p>16100</text:p>
          </table:table-cell>
          <table:table-cell table:formula="of:=IF( ;ROUNDDOWN(VLOOKUP([.C37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1" calcext:value-type="date">
            <text:p>11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77] = &quot;niedziela&quot;;150;0)" office:value-type="float" office:value="0" calcext:value-type="float">
            <text:p>0</text:p>
          </table:table-cell>
          <table:table-cell table:formula="of:=[.E376]+[.D377]" office:value-type="float" office:value="16100" calcext:value-type="float">
            <text:p>16100</text:p>
          </table:table-cell>
          <table:table-cell table:formula="of:=IF( ;ROUNDDOWN(VLOOKUP([.C37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2" calcext:value-type="date">
            <text:p>12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78] = &quot;niedziela&quot;;150;0)" office:value-type="float" office:value="0" calcext:value-type="float">
            <text:p>0</text:p>
          </table:table-cell>
          <table:table-cell table:formula="of:=[.E377]+[.D378]" office:value-type="float" office:value="16100" calcext:value-type="float">
            <text:p>16100</text:p>
          </table:table-cell>
          <table:table-cell table:formula="of:=IF( ;ROUNDDOWN(VLOOKUP([.C37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3" calcext:value-type="date">
            <text:p>13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79] = &quot;niedziela&quot;;150;0)" office:value-type="float" office:value="0" calcext:value-type="float">
            <text:p>0</text:p>
          </table:table-cell>
          <table:table-cell table:formula="of:=[.E378]+[.D379]" office:value-type="float" office:value="16100" calcext:value-type="float">
            <text:p>16100</text:p>
          </table:table-cell>
          <table:table-cell table:formula="of:=IF( ;ROUNDDOWN(VLOOKUP([.C37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4" calcext:value-type="date">
            <text:p>14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80] = &quot;niedziela&quot;;150;0)" office:value-type="float" office:value="150" calcext:value-type="float">
            <text:p>150</text:p>
          </table:table-cell>
          <table:table-cell table:formula="of:=[.E379]+[.D380]" office:value-type="float" office:value="16250" calcext:value-type="float">
            <text:p>16250</text:p>
          </table:table-cell>
          <table:table-cell table:formula="of:=IF( ;ROUNDDOWN(VLOOKUP([.C38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5" calcext:value-type="date">
            <text:p>15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1] = &quot;niedziela&quot;;150;0)" office:value-type="float" office:value="0" calcext:value-type="float">
            <text:p>0</text:p>
          </table:table-cell>
          <table:table-cell table:formula="of:=[.E380]+[.D381]" office:value-type="float" office:value="16250" calcext:value-type="float">
            <text:p>16250</text:p>
          </table:table-cell>
          <table:table-cell table:formula="of:=IF( ;ROUNDDOWN(VLOOKUP([.C38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6" calcext:value-type="date">
            <text:p>16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82] = &quot;niedziela&quot;;150;0)" office:value-type="float" office:value="0" calcext:value-type="float">
            <text:p>0</text:p>
          </table:table-cell>
          <table:table-cell table:formula="of:=[.E381]+[.D382]" office:value-type="float" office:value="16250" calcext:value-type="float">
            <text:p>16250</text:p>
          </table:table-cell>
          <table:table-cell table:formula="of:=IF( ;ROUNDDOWN(VLOOKUP([.C38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7" calcext:value-type="date">
            <text:p>17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83] = &quot;niedziela&quot;;150;0)" office:value-type="float" office:value="0" calcext:value-type="float">
            <text:p>0</text:p>
          </table:table-cell>
          <table:table-cell table:formula="of:=[.E382]+[.D383]" office:value-type="float" office:value="16250" calcext:value-type="float">
            <text:p>16250</text:p>
          </table:table-cell>
          <table:table-cell table:formula="of:=IF( ;ROUNDDOWN(VLOOKUP([.C38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8" calcext:value-type="date">
            <text:p>18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84] = &quot;niedziela&quot;;150;0)" office:value-type="float" office:value="0" calcext:value-type="float">
            <text:p>0</text:p>
          </table:table-cell>
          <table:table-cell table:formula="of:=[.E383]+[.D384]" office:value-type="float" office:value="16250" calcext:value-type="float">
            <text:p>16250</text:p>
          </table:table-cell>
          <table:table-cell table:formula="of:=IF( ;ROUNDDOWN(VLOOKUP([.C38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19" calcext:value-type="date">
            <text:p>19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85] = &quot;niedziela&quot;;150;0)" office:value-type="float" office:value="0" calcext:value-type="float">
            <text:p>0</text:p>
          </table:table-cell>
          <table:table-cell table:formula="of:=[.E384]+[.D385]" office:value-type="float" office:value="16250" calcext:value-type="float">
            <text:p>16250</text:p>
          </table:table-cell>
          <table:table-cell table:formula="of:=IF( ;ROUNDDOWN(VLOOKUP([.C38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0" calcext:value-type="date">
            <text:p>20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86] = &quot;niedziela&quot;;150;0)" office:value-type="float" office:value="0" calcext:value-type="float">
            <text:p>0</text:p>
          </table:table-cell>
          <table:table-cell table:formula="of:=[.E385]+[.D386]" office:value-type="float" office:value="16250" calcext:value-type="float">
            <text:p>16250</text:p>
          </table:table-cell>
          <table:table-cell table:formula="of:=IF( ;ROUNDDOWN(VLOOKUP([.C38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1" calcext:value-type="date">
            <text:p>21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87] = &quot;niedziela&quot;;150;0)" office:value-type="float" office:value="150" calcext:value-type="float">
            <text:p>150</text:p>
          </table:table-cell>
          <table:table-cell table:formula="of:=[.E386]+[.D387]" office:value-type="float" office:value="16400" calcext:value-type="float">
            <text:p>16400</text:p>
          </table:table-cell>
          <table:table-cell table:formula="of:=IF( ;ROUNDDOWN(VLOOKUP([.C38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2" calcext:value-type="date">
            <text:p>22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8] = &quot;niedziela&quot;;150;0)" office:value-type="float" office:value="0" calcext:value-type="float">
            <text:p>0</text:p>
          </table:table-cell>
          <table:table-cell table:formula="of:=[.E387]+[.D388]" office:value-type="float" office:value="16400" calcext:value-type="float">
            <text:p>16400</text:p>
          </table:table-cell>
          <table:table-cell table:formula="of:=IF( ;ROUNDDOWN(VLOOKUP([.C38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3" calcext:value-type="date">
            <text:p>23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89] = &quot;niedziela&quot;;150;0)" office:value-type="float" office:value="0" calcext:value-type="float">
            <text:p>0</text:p>
          </table:table-cell>
          <table:table-cell table:formula="of:=[.E388]+[.D389]" office:value-type="float" office:value="16400" calcext:value-type="float">
            <text:p>16400</text:p>
          </table:table-cell>
          <table:table-cell table:formula="of:=IF( ;ROUNDDOWN(VLOOKUP([.C38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4" calcext:value-type="date">
            <text:p>24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90] = &quot;niedziela&quot;;150;0)" office:value-type="float" office:value="0" calcext:value-type="float">
            <text:p>0</text:p>
          </table:table-cell>
          <table:table-cell table:formula="of:=[.E389]+[.D390]" office:value-type="float" office:value="16400" calcext:value-type="float">
            <text:p>16400</text:p>
          </table:table-cell>
          <table:table-cell table:formula="of:=IF( ;ROUNDDOWN(VLOOKUP([.C39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5" calcext:value-type="date">
            <text:p>25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91] = &quot;niedziela&quot;;150;0)" office:value-type="float" office:value="0" calcext:value-type="float">
            <text:p>0</text:p>
          </table:table-cell>
          <table:table-cell table:formula="of:=[.E390]+[.D391]" office:value-type="float" office:value="16400" calcext:value-type="float">
            <text:p>16400</text:p>
          </table:table-cell>
          <table:table-cell table:formula="of:=IF( ;ROUNDDOWN(VLOOKUP([.C39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6" calcext:value-type="date">
            <text:p>26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92] = &quot;niedziela&quot;;150;0)" office:value-type="float" office:value="0" calcext:value-type="float">
            <text:p>0</text:p>
          </table:table-cell>
          <table:table-cell table:formula="of:=[.E391]+[.D392]" office:value-type="float" office:value="16400" calcext:value-type="float">
            <text:p>16400</text:p>
          </table:table-cell>
          <table:table-cell table:formula="of:=IF( ;ROUNDDOWN(VLOOKUP([.C39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7" calcext:value-type="date">
            <text:p>27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93] = &quot;niedziela&quot;;150;0)" office:value-type="float" office:value="0" calcext:value-type="float">
            <text:p>0</text:p>
          </table:table-cell>
          <table:table-cell table:formula="of:=[.E392]+[.D393]" office:value-type="float" office:value="16400" calcext:value-type="float">
            <text:p>16400</text:p>
          </table:table-cell>
          <table:table-cell table:formula="of:=IF( ;ROUNDDOWN(VLOOKUP([.C39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8" calcext:value-type="date">
            <text:p>28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94] = &quot;niedziela&quot;;150;0)" office:value-type="float" office:value="150" calcext:value-type="float">
            <text:p>150</text:p>
          </table:table-cell>
          <table:table-cell table:formula="of:=[.E393]+[.D394]" office:value-type="float" office:value="16550" calcext:value-type="float">
            <text:p>16550</text:p>
          </table:table-cell>
          <table:table-cell table:formula="of:=IF( ;ROUNDDOWN(VLOOKUP([.C39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29" calcext:value-type="date">
            <text:p>29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95] = &quot;niedziela&quot;;150;0)" office:value-type="float" office:value="0" calcext:value-type="float">
            <text:p>0</text:p>
          </table:table-cell>
          <table:table-cell table:formula="of:=[.E394]+[.D395]" office:value-type="float" office:value="16550" calcext:value-type="float">
            <text:p>16550</text:p>
          </table:table-cell>
          <table:table-cell table:formula="of:=IF( ;ROUNDDOWN(VLOOKUP([.C39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30" calcext:value-type="date">
            <text:p>30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96] = &quot;niedziela&quot;;150;0)" office:value-type="float" office:value="0" calcext:value-type="float">
            <text:p>0</text:p>
          </table:table-cell>
          <table:table-cell table:formula="of:=[.E395]+[.D396]" office:value-type="float" office:value="16550" calcext:value-type="float">
            <text:p>16550</text:p>
          </table:table-cell>
          <table:table-cell table:formula="of:=IF( ;ROUNDDOWN(VLOOKUP([.C39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1-31" calcext:value-type="date">
            <text:p>31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97] = &quot;niedziela&quot;;150;0)" office:value-type="float" office:value="0" calcext:value-type="float">
            <text:p>0</text:p>
          </table:table-cell>
          <table:table-cell table:formula="of:=[.E396]+[.D397]" office:value-type="float" office:value="16550" calcext:value-type="float">
            <text:p>16550</text:p>
          </table:table-cell>
          <table:table-cell table:formula="of:=IF( ;ROUNDDOWN(VLOOKUP([.C39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1" calcext:value-type="date">
            <text:p>1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98] = &quot;niedziela&quot;;150;0)" office:value-type="float" office:value="0" calcext:value-type="float">
            <text:p>0</text:p>
          </table:table-cell>
          <table:table-cell table:formula="of:=[.E397]+[.D398]" office:value-type="float" office:value="16550" calcext:value-type="float">
            <text:p>16550</text:p>
          </table:table-cell>
          <table:table-cell table:formula="of:=IF( ;ROUNDDOWN(VLOOKUP([.C39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2" calcext:value-type="date">
            <text:p>2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99] = &quot;niedziela&quot;;150;0)" office:value-type="float" office:value="0" calcext:value-type="float">
            <text:p>0</text:p>
          </table:table-cell>
          <table:table-cell table:formula="of:=[.E398]+[.D399]" office:value-type="float" office:value="16550" calcext:value-type="float">
            <text:p>16550</text:p>
          </table:table-cell>
          <table:table-cell table:formula="of:=IF( ;ROUNDDOWN(VLOOKUP([.C39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3" calcext:value-type="date">
            <text:p>3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00] = &quot;niedziela&quot;;150;0)" office:value-type="float" office:value="0" calcext:value-type="float">
            <text:p>0</text:p>
          </table:table-cell>
          <table:table-cell table:formula="of:=[.E399]+[.D400]" office:value-type="float" office:value="16550" calcext:value-type="float">
            <text:p>16550</text:p>
          </table:table-cell>
          <table:table-cell table:formula="of:=IF( ;ROUNDDOWN(VLOOKUP([.C40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4" calcext:value-type="date">
            <text:p>4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01] = &quot;niedziela&quot;;150;0)" office:value-type="float" office:value="150" calcext:value-type="float">
            <text:p>150</text:p>
          </table:table-cell>
          <table:table-cell table:formula="of:=[.E400]+[.D401]" office:value-type="float" office:value="16700" calcext:value-type="float">
            <text:p>16700</text:p>
          </table:table-cell>
          <table:table-cell table:formula="of:=IF( ;ROUNDDOWN(VLOOKUP([.C40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5" calcext:value-type="date">
            <text:p>5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02] = &quot;niedziela&quot;;150;0)" office:value-type="float" office:value="0" calcext:value-type="float">
            <text:p>0</text:p>
          </table:table-cell>
          <table:table-cell table:formula="of:=[.E401]+[.D402]" office:value-type="float" office:value="16700" calcext:value-type="float">
            <text:p>16700</text:p>
          </table:table-cell>
          <table:table-cell table:formula="of:=IF( ;ROUNDDOWN(VLOOKUP([.C40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6" calcext:value-type="date">
            <text:p>6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03] = &quot;niedziela&quot;;150;0)" office:value-type="float" office:value="0" calcext:value-type="float">
            <text:p>0</text:p>
          </table:table-cell>
          <table:table-cell table:formula="of:=[.E402]+[.D403]" office:value-type="float" office:value="16700" calcext:value-type="float">
            <text:p>16700</text:p>
          </table:table-cell>
          <table:table-cell table:formula="of:=IF( ;ROUNDDOWN(VLOOKUP([.C40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7" calcext:value-type="date">
            <text:p>7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04] = &quot;niedziela&quot;;150;0)" office:value-type="float" office:value="0" calcext:value-type="float">
            <text:p>0</text:p>
          </table:table-cell>
          <table:table-cell table:formula="of:=[.E403]+[.D404]" office:value-type="float" office:value="16700" calcext:value-type="float">
            <text:p>16700</text:p>
          </table:table-cell>
          <table:table-cell table:formula="of:=IF( ;ROUNDDOWN(VLOOKUP([.C40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8" calcext:value-type="date">
            <text:p>8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05] = &quot;niedziela&quot;;150;0)" office:value-type="float" office:value="0" calcext:value-type="float">
            <text:p>0</text:p>
          </table:table-cell>
          <table:table-cell table:formula="of:=[.E404]+[.D405]" office:value-type="float" office:value="16700" calcext:value-type="float">
            <text:p>16700</text:p>
          </table:table-cell>
          <table:table-cell table:formula="of:=IF( ;ROUNDDOWN(VLOOKUP([.C40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09" calcext:value-type="date">
            <text:p>9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06] = &quot;niedziela&quot;;150;0)" office:value-type="float" office:value="0" calcext:value-type="float">
            <text:p>0</text:p>
          </table:table-cell>
          <table:table-cell table:formula="of:=[.E405]+[.D406]" office:value-type="float" office:value="16700" calcext:value-type="float">
            <text:p>16700</text:p>
          </table:table-cell>
          <table:table-cell table:formula="of:=IF( ;ROUNDDOWN(VLOOKUP([.C40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0" calcext:value-type="date">
            <text:p>10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07] = &quot;niedziela&quot;;150;0)" office:value-type="float" office:value="0" calcext:value-type="float">
            <text:p>0</text:p>
          </table:table-cell>
          <table:table-cell table:formula="of:=[.E406]+[.D407]" office:value-type="float" office:value="16700" calcext:value-type="float">
            <text:p>16700</text:p>
          </table:table-cell>
          <table:table-cell table:formula="of:=IF( ;ROUNDDOWN(VLOOKUP([.C40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1" calcext:value-type="date">
            <text:p>11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08] = &quot;niedziela&quot;;150;0)" office:value-type="float" office:value="150" calcext:value-type="float">
            <text:p>150</text:p>
          </table:table-cell>
          <table:table-cell table:formula="of:=[.E407]+[.D408]" office:value-type="float" office:value="16850" calcext:value-type="float">
            <text:p>16850</text:p>
          </table:table-cell>
          <table:table-cell table:formula="of:=IF( ;ROUNDDOWN(VLOOKUP([.C40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2" calcext:value-type="date">
            <text:p>12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09] = &quot;niedziela&quot;;150;0)" office:value-type="float" office:value="0" calcext:value-type="float">
            <text:p>0</text:p>
          </table:table-cell>
          <table:table-cell table:formula="of:=[.E408]+[.D409]" office:value-type="float" office:value="16850" calcext:value-type="float">
            <text:p>16850</text:p>
          </table:table-cell>
          <table:table-cell table:formula="of:=IF( ;ROUNDDOWN(VLOOKUP([.C40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3" calcext:value-type="date">
            <text:p>13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10] = &quot;niedziela&quot;;150;0)" office:value-type="float" office:value="0" calcext:value-type="float">
            <text:p>0</text:p>
          </table:table-cell>
          <table:table-cell table:formula="of:=[.E409]+[.D410]" office:value-type="float" office:value="16850" calcext:value-type="float">
            <text:p>16850</text:p>
          </table:table-cell>
          <table:table-cell table:formula="of:=IF( ;ROUNDDOWN(VLOOKUP([.C4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4" calcext:value-type="date">
            <text:p>14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11] = &quot;niedziela&quot;;150;0)" office:value-type="float" office:value="0" calcext:value-type="float">
            <text:p>0</text:p>
          </table:table-cell>
          <table:table-cell table:formula="of:=[.E410]+[.D411]" office:value-type="float" office:value="16850" calcext:value-type="float">
            <text:p>16850</text:p>
          </table:table-cell>
          <table:table-cell table:formula="of:=IF( ;ROUNDDOWN(VLOOKUP([.C4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5" calcext:value-type="date">
            <text:p>15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2] = &quot;niedziela&quot;;150;0)" office:value-type="float" office:value="0" calcext:value-type="float">
            <text:p>0</text:p>
          </table:table-cell>
          <table:table-cell table:formula="of:=[.E411]+[.D412]" office:value-type="float" office:value="16850" calcext:value-type="float">
            <text:p>16850</text:p>
          </table:table-cell>
          <table:table-cell table:formula="of:=IF( ;ROUNDDOWN(VLOOKUP([.C4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6" calcext:value-type="date">
            <text:p>16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13] = &quot;niedziela&quot;;150;0)" office:value-type="float" office:value="0" calcext:value-type="float">
            <text:p>0</text:p>
          </table:table-cell>
          <table:table-cell table:formula="of:=[.E412]+[.D413]" office:value-type="float" office:value="16850" calcext:value-type="float">
            <text:p>16850</text:p>
          </table:table-cell>
          <table:table-cell table:formula="of:=IF( ;ROUNDDOWN(VLOOKUP([.C4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7" calcext:value-type="date">
            <text:p>17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14] = &quot;niedziela&quot;;150;0)" office:value-type="float" office:value="0" calcext:value-type="float">
            <text:p>0</text:p>
          </table:table-cell>
          <table:table-cell table:formula="of:=[.E413]+[.D414]" office:value-type="float" office:value="16850" calcext:value-type="float">
            <text:p>16850</text:p>
          </table:table-cell>
          <table:table-cell table:formula="of:=IF( ;ROUNDDOWN(VLOOKUP([.C4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8" calcext:value-type="date">
            <text:p>18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15] = &quot;niedziela&quot;;150;0)" office:value-type="float" office:value="150" calcext:value-type="float">
            <text:p>150</text:p>
          </table:table-cell>
          <table:table-cell table:formula="of:=[.E414]+[.D415]" office:value-type="float" office:value="17000" calcext:value-type="float">
            <text:p>17000</text:p>
          </table:table-cell>
          <table:table-cell table:formula="of:=IF( ;ROUNDDOWN(VLOOKUP([.C4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19" calcext:value-type="date">
            <text:p>19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16] = &quot;niedziela&quot;;150;0)" office:value-type="float" office:value="0" calcext:value-type="float">
            <text:p>0</text:p>
          </table:table-cell>
          <table:table-cell table:formula="of:=[.E415]+[.D416]" office:value-type="float" office:value="17000" calcext:value-type="float">
            <text:p>17000</text:p>
          </table:table-cell>
          <table:table-cell table:formula="of:=IF( ;ROUNDDOWN(VLOOKUP([.C4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0" calcext:value-type="date">
            <text:p>20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17] = &quot;niedziela&quot;;150;0)" office:value-type="float" office:value="0" calcext:value-type="float">
            <text:p>0</text:p>
          </table:table-cell>
          <table:table-cell table:formula="of:=[.E416]+[.D417]" office:value-type="float" office:value="17000" calcext:value-type="float">
            <text:p>17000</text:p>
          </table:table-cell>
          <table:table-cell table:formula="of:=IF( ;ROUNDDOWN(VLOOKUP([.C4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1" calcext:value-type="date">
            <text:p>21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18] = &quot;niedziela&quot;;150;0)" office:value-type="float" office:value="0" calcext:value-type="float">
            <text:p>0</text:p>
          </table:table-cell>
          <table:table-cell table:formula="of:=[.E417]+[.D418]" office:value-type="float" office:value="17000" calcext:value-type="float">
            <text:p>17000</text:p>
          </table:table-cell>
          <table:table-cell table:formula="of:=IF( ;ROUNDDOWN(VLOOKUP([.C4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2" calcext:value-type="date">
            <text:p>22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9] = &quot;niedziela&quot;;150;0)" office:value-type="float" office:value="0" calcext:value-type="float">
            <text:p>0</text:p>
          </table:table-cell>
          <table:table-cell table:formula="of:=[.E418]+[.D419]" office:value-type="float" office:value="17000" calcext:value-type="float">
            <text:p>17000</text:p>
          </table:table-cell>
          <table:table-cell table:formula="of:=IF( ;ROUNDDOWN(VLOOKUP([.C4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3" calcext:value-type="date">
            <text:p>23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0] = &quot;niedziela&quot;;150;0)" office:value-type="float" office:value="0" calcext:value-type="float">
            <text:p>0</text:p>
          </table:table-cell>
          <table:table-cell table:formula="of:=[.E419]+[.D420]" office:value-type="float" office:value="17000" calcext:value-type="float">
            <text:p>17000</text:p>
          </table:table-cell>
          <table:table-cell table:formula="of:=IF( ;ROUNDDOWN(VLOOKUP([.C4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4" calcext:value-type="date">
            <text:p>24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21] = &quot;niedziela&quot;;150;0)" office:value-type="float" office:value="0" calcext:value-type="float">
            <text:p>0</text:p>
          </table:table-cell>
          <table:table-cell table:formula="of:=[.E420]+[.D421]" office:value-type="float" office:value="17000" calcext:value-type="float">
            <text:p>17000</text:p>
          </table:table-cell>
          <table:table-cell table:formula="of:=IF( ;ROUNDDOWN(VLOOKUP([.C4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5" calcext:value-type="date">
            <text:p>25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22] = &quot;niedziela&quot;;150;0)" office:value-type="float" office:value="150" calcext:value-type="float">
            <text:p>150</text:p>
          </table:table-cell>
          <table:table-cell table:formula="of:=[.E421]+[.D422]" office:value-type="float" office:value="17150" calcext:value-type="float">
            <text:p>17150</text:p>
          </table:table-cell>
          <table:table-cell table:formula="of:=IF( ;ROUNDDOWN(VLOOKUP([.C42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6" calcext:value-type="date">
            <text:p>26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23] = &quot;niedziela&quot;;150;0)" office:value-type="float" office:value="0" calcext:value-type="float">
            <text:p>0</text:p>
          </table:table-cell>
          <table:table-cell table:formula="of:=[.E422]+[.D423]" office:value-type="float" office:value="17150" calcext:value-type="float">
            <text:p>17150</text:p>
          </table:table-cell>
          <table:table-cell table:formula="of:=IF( ;ROUNDDOWN(VLOOKUP([.C4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7" calcext:value-type="date">
            <text:p>27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24] = &quot;niedziela&quot;;150;0)" office:value-type="float" office:value="0" calcext:value-type="float">
            <text:p>0</text:p>
          </table:table-cell>
          <table:table-cell table:formula="of:=[.E423]+[.D424]" office:value-type="float" office:value="17150" calcext:value-type="float">
            <text:p>17150</text:p>
          </table:table-cell>
          <table:table-cell table:formula="of:=IF( ;ROUNDDOWN(VLOOKUP([.C4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8" calcext:value-type="date">
            <text:p>28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25] = &quot;niedziela&quot;;150;0)" office:value-type="float" office:value="0" calcext:value-type="float">
            <text:p>0</text:p>
          </table:table-cell>
          <table:table-cell table:formula="of:=[.E424]+[.D425]" office:value-type="float" office:value="17150" calcext:value-type="float">
            <text:p>17150</text:p>
          </table:table-cell>
          <table:table-cell table:formula="of:=IF( ;ROUNDDOWN(VLOOKUP([.C4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2-29" calcext:value-type="date">
            <text:p>29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26] = &quot;niedziela&quot;;150;0)" office:value-type="float" office:value="0" calcext:value-type="float">
            <text:p>0</text:p>
          </table:table-cell>
          <table:table-cell table:formula="of:=[.E425]+[.D426]" office:value-type="float" office:value="17150" calcext:value-type="float">
            <text:p>17150</text:p>
          </table:table-cell>
          <table:table-cell table:formula="of:=IF( ;ROUNDDOWN(VLOOKUP([.C4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1" calcext:value-type="date">
            <text:p>1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7] = &quot;niedziela&quot;;150;0)" office:value-type="float" office:value="0" calcext:value-type="float">
            <text:p>0</text:p>
          </table:table-cell>
          <table:table-cell table:formula="of:=[.E426]+[.D427]" office:value-type="float" office:value="17150" calcext:value-type="float">
            <text:p>17150</text:p>
          </table:table-cell>
          <table:table-cell table:formula="of:=IF( ;ROUNDDOWN(VLOOKUP([.C4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2" calcext:value-type="date">
            <text:p>2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28] = &quot;niedziela&quot;;150;0)" office:value-type="float" office:value="0" calcext:value-type="float">
            <text:p>0</text:p>
          </table:table-cell>
          <table:table-cell table:formula="of:=[.E427]+[.D428]" office:value-type="float" office:value="17150" calcext:value-type="float">
            <text:p>17150</text:p>
          </table:table-cell>
          <table:table-cell table:formula="of:=IF( ;ROUNDDOWN(VLOOKUP([.C4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3" calcext:value-type="date">
            <text:p>3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29] = &quot;niedziela&quot;;150;0)" office:value-type="float" office:value="150" calcext:value-type="float">
            <text:p>150</text:p>
          </table:table-cell>
          <table:table-cell table:formula="of:=[.E428]+[.D429]" office:value-type="float" office:value="17300" calcext:value-type="float">
            <text:p>17300</text:p>
          </table:table-cell>
          <table:table-cell table:formula="of:=IF( ;ROUNDDOWN(VLOOKUP([.C4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4" calcext:value-type="date">
            <text:p>4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30] = &quot;niedziela&quot;;150;0)" office:value-type="float" office:value="0" calcext:value-type="float">
            <text:p>0</text:p>
          </table:table-cell>
          <table:table-cell table:formula="of:=[.E429]+[.D430]" office:value-type="float" office:value="17300" calcext:value-type="float">
            <text:p>17300</text:p>
          </table:table-cell>
          <table:table-cell table:formula="of:=IF( ;ROUNDDOWN(VLOOKUP([.C4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5" calcext:value-type="date">
            <text:p>5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31] = &quot;niedziela&quot;;150;0)" office:value-type="float" office:value="0" calcext:value-type="float">
            <text:p>0</text:p>
          </table:table-cell>
          <table:table-cell table:formula="of:=[.E430]+[.D431]" office:value-type="float" office:value="17300" calcext:value-type="float">
            <text:p>17300</text:p>
          </table:table-cell>
          <table:table-cell table:formula="of:=IF( ;ROUNDDOWN(VLOOKUP([.C4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6" calcext:value-type="date">
            <text:p>6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32] = &quot;niedziela&quot;;150;0)" office:value-type="float" office:value="0" calcext:value-type="float">
            <text:p>0</text:p>
          </table:table-cell>
          <table:table-cell table:formula="of:=[.E431]+[.D432]" office:value-type="float" office:value="17300" calcext:value-type="float">
            <text:p>17300</text:p>
          </table:table-cell>
          <table:table-cell table:formula="of:=IF( ;ROUNDDOWN(VLOOKUP([.C4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7" calcext:value-type="date">
            <text:p>7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33] = &quot;niedziela&quot;;150;0)" office:value-type="float" office:value="0" calcext:value-type="float">
            <text:p>0</text:p>
          </table:table-cell>
          <table:table-cell table:formula="of:=[.E432]+[.D433]" office:value-type="float" office:value="17300" calcext:value-type="float">
            <text:p>17300</text:p>
          </table:table-cell>
          <table:table-cell table:formula="of:=IF( ;ROUNDDOWN(VLOOKUP([.C43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8" calcext:value-type="date">
            <text:p>8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34] = &quot;niedziela&quot;;150;0)" office:value-type="float" office:value="0" calcext:value-type="float">
            <text:p>0</text:p>
          </table:table-cell>
          <table:table-cell table:formula="of:=[.E433]+[.D434]" office:value-type="float" office:value="17300" calcext:value-type="float">
            <text:p>17300</text:p>
          </table:table-cell>
          <table:table-cell table:formula="of:=IF( ;ROUNDDOWN(VLOOKUP([.C43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09" calcext:value-type="date">
            <text:p>9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35] = &quot;niedziela&quot;;150;0)" office:value-type="float" office:value="0" calcext:value-type="float">
            <text:p>0</text:p>
          </table:table-cell>
          <table:table-cell table:formula="of:=[.E434]+[.D435]" office:value-type="float" office:value="17300" calcext:value-type="float">
            <text:p>17300</text:p>
          </table:table-cell>
          <table:table-cell table:formula="of:=IF( ;ROUNDDOWN(VLOOKUP([.C43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0" calcext:value-type="date">
            <text:p>10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36] = &quot;niedziela&quot;;150;0)" office:value-type="float" office:value="150" calcext:value-type="float">
            <text:p>150</text:p>
          </table:table-cell>
          <table:table-cell table:formula="of:=[.E435]+[.D436]" office:value-type="float" office:value="17450" calcext:value-type="float">
            <text:p>17450</text:p>
          </table:table-cell>
          <table:table-cell table:formula="of:=IF( ;ROUNDDOWN(VLOOKUP([.C43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1" calcext:value-type="date">
            <text:p>11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37] = &quot;niedziela&quot;;150;0)" office:value-type="float" office:value="0" calcext:value-type="float">
            <text:p>0</text:p>
          </table:table-cell>
          <table:table-cell table:formula="of:=[.E436]+[.D437]" office:value-type="float" office:value="17450" calcext:value-type="float">
            <text:p>17450</text:p>
          </table:table-cell>
          <table:table-cell table:formula="of:=IF( ;ROUNDDOWN(VLOOKUP([.C43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2" calcext:value-type="date">
            <text:p>12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38] = &quot;niedziela&quot;;150;0)" office:value-type="float" office:value="0" calcext:value-type="float">
            <text:p>0</text:p>
          </table:table-cell>
          <table:table-cell table:formula="of:=[.E437]+[.D438]" office:value-type="float" office:value="17450" calcext:value-type="float">
            <text:p>17450</text:p>
          </table:table-cell>
          <table:table-cell table:formula="of:=IF( ;ROUNDDOWN(VLOOKUP([.C43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3" calcext:value-type="date">
            <text:p>13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39] = &quot;niedziela&quot;;150;0)" office:value-type="float" office:value="0" calcext:value-type="float">
            <text:p>0</text:p>
          </table:table-cell>
          <table:table-cell table:formula="of:=[.E438]+[.D439]" office:value-type="float" office:value="17450" calcext:value-type="float">
            <text:p>17450</text:p>
          </table:table-cell>
          <table:table-cell table:formula="of:=IF( ;ROUNDDOWN(VLOOKUP([.C43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4" calcext:value-type="date">
            <text:p>14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40] = &quot;niedziela&quot;;150;0)" office:value-type="float" office:value="0" calcext:value-type="float">
            <text:p>0</text:p>
          </table:table-cell>
          <table:table-cell table:formula="of:=[.E439]+[.D440]" office:value-type="float" office:value="17450" calcext:value-type="float">
            <text:p>17450</text:p>
          </table:table-cell>
          <table:table-cell table:formula="of:=IF( ;ROUNDDOWN(VLOOKUP([.C44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5" calcext:value-type="date">
            <text:p>15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41] = &quot;niedziela&quot;;150;0)" office:value-type="float" office:value="0" calcext:value-type="float">
            <text:p>0</text:p>
          </table:table-cell>
          <table:table-cell table:formula="of:=[.E440]+[.D441]" office:value-type="float" office:value="17450" calcext:value-type="float">
            <text:p>17450</text:p>
          </table:table-cell>
          <table:table-cell table:formula="of:=IF( ;ROUNDDOWN(VLOOKUP([.C44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6" calcext:value-type="date">
            <text:p>16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42] = &quot;niedziela&quot;;150;0)" office:value-type="float" office:value="0" calcext:value-type="float">
            <text:p>0</text:p>
          </table:table-cell>
          <table:table-cell table:formula="of:=[.E441]+[.D442]" office:value-type="float" office:value="17450" calcext:value-type="float">
            <text:p>17450</text:p>
          </table:table-cell>
          <table:table-cell table:formula="of:=IF( ;ROUNDDOWN(VLOOKUP([.C44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7" calcext:value-type="date">
            <text:p>17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43] = &quot;niedziela&quot;;150;0)" office:value-type="float" office:value="150" calcext:value-type="float">
            <text:p>150</text:p>
          </table:table-cell>
          <table:table-cell table:formula="of:=[.E442]+[.D443]" office:value-type="float" office:value="17600" calcext:value-type="float">
            <text:p>17600</text:p>
          </table:table-cell>
          <table:table-cell table:formula="of:=IF( ;ROUNDDOWN(VLOOKUP([.C44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8" calcext:value-type="date">
            <text:p>18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44] = &quot;niedziela&quot;;150;0)" office:value-type="float" office:value="0" calcext:value-type="float">
            <text:p>0</text:p>
          </table:table-cell>
          <table:table-cell table:formula="of:=[.E443]+[.D444]" office:value-type="float" office:value="17600" calcext:value-type="float">
            <text:p>17600</text:p>
          </table:table-cell>
          <table:table-cell table:formula="of:=IF( ;ROUNDDOWN(VLOOKUP([.C44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19" calcext:value-type="date">
            <text:p>19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45] = &quot;niedziela&quot;;150;0)" office:value-type="float" office:value="0" calcext:value-type="float">
            <text:p>0</text:p>
          </table:table-cell>
          <table:table-cell table:formula="of:=[.E444]+[.D445]" office:value-type="float" office:value="17600" calcext:value-type="float">
            <text:p>17600</text:p>
          </table:table-cell>
          <table:table-cell table:formula="of:=IF( ;ROUNDDOWN(VLOOKUP([.C44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0" calcext:value-type="date">
            <text:p>20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46] = &quot;niedziela&quot;;150;0)" office:value-type="float" office:value="0" calcext:value-type="float">
            <text:p>0</text:p>
          </table:table-cell>
          <table:table-cell table:formula="of:=[.E445]+[.D446]" office:value-type="float" office:value="17600" calcext:value-type="float">
            <text:p>17600</text:p>
          </table:table-cell>
          <table:table-cell table:formula="of:=IF( ;ROUNDDOWN(VLOOKUP([.C44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1" calcext:value-type="date">
            <text:p>21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47] = &quot;niedziela&quot;;150;0)" office:value-type="float" office:value="0" calcext:value-type="float">
            <text:p>0</text:p>
          </table:table-cell>
          <table:table-cell table:formula="of:=[.E446]+[.D447]" office:value-type="float" office:value="17600" calcext:value-type="float">
            <text:p>17600</text:p>
          </table:table-cell>
          <table:table-cell table:formula="of:=IF( ;ROUNDDOWN(VLOOKUP([.C44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2" calcext:value-type="date">
            <text:p>22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48] = &quot;niedziela&quot;;150;0)" office:value-type="float" office:value="0" calcext:value-type="float">
            <text:p>0</text:p>
          </table:table-cell>
          <table:table-cell table:formula="of:=[.E447]+[.D448]" office:value-type="float" office:value="17600" calcext:value-type="float">
            <text:p>17600</text:p>
          </table:table-cell>
          <table:table-cell table:formula="of:=IF( ;ROUNDDOWN(VLOOKUP([.C44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3" calcext:value-type="date">
            <text:p>23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49] = &quot;niedziela&quot;;150;0)" office:value-type="float" office:value="0" calcext:value-type="float">
            <text:p>0</text:p>
          </table:table-cell>
          <table:table-cell table:formula="of:=[.E448]+[.D449]" office:value-type="float" office:value="17600" calcext:value-type="float">
            <text:p>17600</text:p>
          </table:table-cell>
          <table:table-cell table:formula="of:=IF( ;ROUNDDOWN(VLOOKUP([.C44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4" calcext:value-type="date">
            <text:p>24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50] = &quot;niedziela&quot;;150;0)" office:value-type="float" office:value="150" calcext:value-type="float">
            <text:p>150</text:p>
          </table:table-cell>
          <table:table-cell table:formula="of:=[.E449]+[.D450]" office:value-type="float" office:value="17750" calcext:value-type="float">
            <text:p>17750</text:p>
          </table:table-cell>
          <table:table-cell table:formula="of:=IF( ;ROUNDDOWN(VLOOKUP([.C45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5" calcext:value-type="date">
            <text:p>25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51] = &quot;niedziela&quot;;150;0)" office:value-type="float" office:value="0" calcext:value-type="float">
            <text:p>0</text:p>
          </table:table-cell>
          <table:table-cell table:formula="of:=[.E450]+[.D451]" office:value-type="float" office:value="17750" calcext:value-type="float">
            <text:p>17750</text:p>
          </table:table-cell>
          <table:table-cell table:formula="of:=IF( ;ROUNDDOWN(VLOOKUP([.C45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6" calcext:value-type="date">
            <text:p>26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52] = &quot;niedziela&quot;;150;0)" office:value-type="float" office:value="0" calcext:value-type="float">
            <text:p>0</text:p>
          </table:table-cell>
          <table:table-cell table:formula="of:=[.E451]+[.D452]" office:value-type="float" office:value="17750" calcext:value-type="float">
            <text:p>17750</text:p>
          </table:table-cell>
          <table:table-cell table:formula="of:=IF( ;ROUNDDOWN(VLOOKUP([.C45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7" calcext:value-type="date">
            <text:p>27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53] = &quot;niedziela&quot;;150;0)" office:value-type="float" office:value="0" calcext:value-type="float">
            <text:p>0</text:p>
          </table:table-cell>
          <table:table-cell table:formula="of:=[.E452]+[.D453]" office:value-type="float" office:value="17750" calcext:value-type="float">
            <text:p>17750</text:p>
          </table:table-cell>
          <table:table-cell table:formula="of:=IF( ;ROUNDDOWN(VLOOKUP([.C45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8" calcext:value-type="date">
            <text:p>28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54] = &quot;niedziela&quot;;150;0)" office:value-type="float" office:value="0" calcext:value-type="float">
            <text:p>0</text:p>
          </table:table-cell>
          <table:table-cell table:formula="of:=[.E453]+[.D454]" office:value-type="float" office:value="17750" calcext:value-type="float">
            <text:p>17750</text:p>
          </table:table-cell>
          <table:table-cell table:formula="of:=IF( ;ROUNDDOWN(VLOOKUP([.C45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29" calcext:value-type="date">
            <text:p>29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55] = &quot;niedziela&quot;;150;0)" office:value-type="float" office:value="0" calcext:value-type="float">
            <text:p>0</text:p>
          </table:table-cell>
          <table:table-cell table:formula="of:=[.E454]+[.D455]" office:value-type="float" office:value="17750" calcext:value-type="float">
            <text:p>17750</text:p>
          </table:table-cell>
          <table:table-cell table:formula="of:=IF( ;ROUNDDOWN(VLOOKUP([.C45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30" calcext:value-type="date">
            <text:p>30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56] = &quot;niedziela&quot;;150;0)" office:value-type="float" office:value="0" calcext:value-type="float">
            <text:p>0</text:p>
          </table:table-cell>
          <table:table-cell table:formula="of:=[.E455]+[.D456]" office:value-type="float" office:value="17750" calcext:value-type="float">
            <text:p>17750</text:p>
          </table:table-cell>
          <table:table-cell table:formula="of:=IF( ;ROUNDDOWN(VLOOKUP([.C45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3-31" calcext:value-type="date">
            <text:p>31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57] = &quot;niedziela&quot;;150;0)" office:value-type="float" office:value="150" calcext:value-type="float">
            <text:p>150</text:p>
          </table:table-cell>
          <table:table-cell table:formula="of:=[.E456]+[.D457]" office:value-type="float" office:value="17900" calcext:value-type="float">
            <text:p>17900</text:p>
          </table:table-cell>
          <table:table-cell table:formula="of:=IF( ;ROUNDDOWN(VLOOKUP([.C45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1" calcext:value-type="date">
            <text:p>1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58] = &quot;niedziela&quot;;150;0)" office:value-type="float" office:value="0" calcext:value-type="float">
            <text:p>0</text:p>
          </table:table-cell>
          <table:table-cell table:formula="of:=[.E457]+[.D458]" office:value-type="float" office:value="17900" calcext:value-type="float">
            <text:p>17900</text:p>
          </table:table-cell>
          <table:table-cell table:formula="of:=IF( ;ROUNDDOWN(VLOOKUP([.C45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2" calcext:value-type="date">
            <text:p>2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59] = &quot;niedziela&quot;;150;0)" office:value-type="float" office:value="0" calcext:value-type="float">
            <text:p>0</text:p>
          </table:table-cell>
          <table:table-cell table:formula="of:=[.E458]+[.D459]" office:value-type="float" office:value="17900" calcext:value-type="float">
            <text:p>17900</text:p>
          </table:table-cell>
          <table:table-cell table:formula="of:=IF( ;ROUNDDOWN(VLOOKUP([.C45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3" calcext:value-type="date">
            <text:p>3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60] = &quot;niedziela&quot;;150;0)" office:value-type="float" office:value="0" calcext:value-type="float">
            <text:p>0</text:p>
          </table:table-cell>
          <table:table-cell table:formula="of:=[.E459]+[.D460]" office:value-type="float" office:value="17900" calcext:value-type="float">
            <text:p>17900</text:p>
          </table:table-cell>
          <table:table-cell table:formula="of:=IF( ;ROUNDDOWN(VLOOKUP([.C46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4" calcext:value-type="date">
            <text:p>4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61] = &quot;niedziela&quot;;150;0)" office:value-type="float" office:value="0" calcext:value-type="float">
            <text:p>0</text:p>
          </table:table-cell>
          <table:table-cell table:formula="of:=[.E460]+[.D461]" office:value-type="float" office:value="17900" calcext:value-type="float">
            <text:p>17900</text:p>
          </table:table-cell>
          <table:table-cell table:formula="of:=IF( ;ROUNDDOWN(VLOOKUP([.C46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5" calcext:value-type="date">
            <text:p>5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62] = &quot;niedziela&quot;;150;0)" office:value-type="float" office:value="0" calcext:value-type="float">
            <text:p>0</text:p>
          </table:table-cell>
          <table:table-cell table:formula="of:=[.E461]+[.D462]" office:value-type="float" office:value="17900" calcext:value-type="float">
            <text:p>17900</text:p>
          </table:table-cell>
          <table:table-cell table:formula="of:=IF( ;ROUNDDOWN(VLOOKUP([.C46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6" calcext:value-type="date">
            <text:p>6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63] = &quot;niedziela&quot;;150;0)" office:value-type="float" office:value="0" calcext:value-type="float">
            <text:p>0</text:p>
          </table:table-cell>
          <table:table-cell table:formula="of:=[.E462]+[.D463]" office:value-type="float" office:value="17900" calcext:value-type="float">
            <text:p>17900</text:p>
          </table:table-cell>
          <table:table-cell table:formula="of:=IF( ;ROUNDDOWN(VLOOKUP([.C46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7" calcext:value-type="date">
            <text:p>7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64] = &quot;niedziela&quot;;150;0)" office:value-type="float" office:value="150" calcext:value-type="float">
            <text:p>150</text:p>
          </table:table-cell>
          <table:table-cell table:formula="of:=[.E463]+[.D464]" office:value-type="float" office:value="18050" calcext:value-type="float">
            <text:p>18050</text:p>
          </table:table-cell>
          <table:table-cell table:formula="of:=IF( ;ROUNDDOWN(VLOOKUP([.C46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8" calcext:value-type="date">
            <text:p>8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65] = &quot;niedziela&quot;;150;0)" office:value-type="float" office:value="0" calcext:value-type="float">
            <text:p>0</text:p>
          </table:table-cell>
          <table:table-cell table:formula="of:=[.E464]+[.D465]" office:value-type="float" office:value="18050" calcext:value-type="float">
            <text:p>18050</text:p>
          </table:table-cell>
          <table:table-cell table:formula="of:=IF( ;ROUNDDOWN(VLOOKUP([.C46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09" calcext:value-type="date">
            <text:p>9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66] = &quot;niedziela&quot;;150;0)" office:value-type="float" office:value="0" calcext:value-type="float">
            <text:p>0</text:p>
          </table:table-cell>
          <table:table-cell table:formula="of:=[.E465]+[.D466]" office:value-type="float" office:value="18050" calcext:value-type="float">
            <text:p>18050</text:p>
          </table:table-cell>
          <table:table-cell table:formula="of:=IF( ;ROUNDDOWN(VLOOKUP([.C46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0" calcext:value-type="date">
            <text:p>10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67] = &quot;niedziela&quot;;150;0)" office:value-type="float" office:value="0" calcext:value-type="float">
            <text:p>0</text:p>
          </table:table-cell>
          <table:table-cell table:formula="of:=[.E466]+[.D467]" office:value-type="float" office:value="18050" calcext:value-type="float">
            <text:p>18050</text:p>
          </table:table-cell>
          <table:table-cell table:formula="of:=IF( ;ROUNDDOWN(VLOOKUP([.C46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1" calcext:value-type="date">
            <text:p>11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68] = &quot;niedziela&quot;;150;0)" office:value-type="float" office:value="0" calcext:value-type="float">
            <text:p>0</text:p>
          </table:table-cell>
          <table:table-cell table:formula="of:=[.E467]+[.D468]" office:value-type="float" office:value="18050" calcext:value-type="float">
            <text:p>18050</text:p>
          </table:table-cell>
          <table:table-cell table:formula="of:=IF( ;ROUNDDOWN(VLOOKUP([.C46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2" calcext:value-type="date">
            <text:p>12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69] = &quot;niedziela&quot;;150;0)" office:value-type="float" office:value="0" calcext:value-type="float">
            <text:p>0</text:p>
          </table:table-cell>
          <table:table-cell table:formula="of:=[.E468]+[.D469]" office:value-type="float" office:value="18050" calcext:value-type="float">
            <text:p>18050</text:p>
          </table:table-cell>
          <table:table-cell table:formula="of:=IF( ;ROUNDDOWN(VLOOKUP([.C46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3" calcext:value-type="date">
            <text:p>13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70] = &quot;niedziela&quot;;150;0)" office:value-type="float" office:value="0" calcext:value-type="float">
            <text:p>0</text:p>
          </table:table-cell>
          <table:table-cell table:formula="of:=[.E469]+[.D470]" office:value-type="float" office:value="18050" calcext:value-type="float">
            <text:p>18050</text:p>
          </table:table-cell>
          <table:table-cell table:formula="of:=IF( ;ROUNDDOWN(VLOOKUP([.C47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4" calcext:value-type="date">
            <text:p>14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71] = &quot;niedziela&quot;;150;0)" office:value-type="float" office:value="150" calcext:value-type="float">
            <text:p>150</text:p>
          </table:table-cell>
          <table:table-cell table:formula="of:=[.E470]+[.D471]" office:value-type="float" office:value="18200" calcext:value-type="float">
            <text:p>18200</text:p>
          </table:table-cell>
          <table:table-cell table:formula="of:=IF( ;ROUNDDOWN(VLOOKUP([.C47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5" calcext:value-type="date">
            <text:p>15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72] = &quot;niedziela&quot;;150;0)" office:value-type="float" office:value="0" calcext:value-type="float">
            <text:p>0</text:p>
          </table:table-cell>
          <table:table-cell table:formula="of:=[.E471]+[.D472]" office:value-type="float" office:value="18200" calcext:value-type="float">
            <text:p>18200</text:p>
          </table:table-cell>
          <table:table-cell table:formula="of:=IF( ;ROUNDDOWN(VLOOKUP([.C47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6" calcext:value-type="date">
            <text:p>16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73] = &quot;niedziela&quot;;150;0)" office:value-type="float" office:value="0" calcext:value-type="float">
            <text:p>0</text:p>
          </table:table-cell>
          <table:table-cell table:formula="of:=[.E472]+[.D473]" office:value-type="float" office:value="18200" calcext:value-type="float">
            <text:p>18200</text:p>
          </table:table-cell>
          <table:table-cell table:formula="of:=IF( ;ROUNDDOWN(VLOOKUP([.C47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7" calcext:value-type="date">
            <text:p>17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74] = &quot;niedziela&quot;;150;0)" office:value-type="float" office:value="0" calcext:value-type="float">
            <text:p>0</text:p>
          </table:table-cell>
          <table:table-cell table:formula="of:=[.E473]+[.D474]" office:value-type="float" office:value="18200" calcext:value-type="float">
            <text:p>18200</text:p>
          </table:table-cell>
          <table:table-cell table:formula="of:=IF( ;ROUNDDOWN(VLOOKUP([.C47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8" calcext:value-type="date">
            <text:p>18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75] = &quot;niedziela&quot;;150;0)" office:value-type="float" office:value="0" calcext:value-type="float">
            <text:p>0</text:p>
          </table:table-cell>
          <table:table-cell table:formula="of:=[.E474]+[.D475]" office:value-type="float" office:value="18200" calcext:value-type="float">
            <text:p>18200</text:p>
          </table:table-cell>
          <table:table-cell table:formula="of:=IF( ;ROUNDDOWN(VLOOKUP([.C47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19" calcext:value-type="date">
            <text:p>19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76] = &quot;niedziela&quot;;150;0)" office:value-type="float" office:value="0" calcext:value-type="float">
            <text:p>0</text:p>
          </table:table-cell>
          <table:table-cell table:formula="of:=[.E475]+[.D476]" office:value-type="float" office:value="18200" calcext:value-type="float">
            <text:p>18200</text:p>
          </table:table-cell>
          <table:table-cell table:formula="of:=IF( ;ROUNDDOWN(VLOOKUP([.C47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0" calcext:value-type="date">
            <text:p>20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77] = &quot;niedziela&quot;;150;0)" office:value-type="float" office:value="0" calcext:value-type="float">
            <text:p>0</text:p>
          </table:table-cell>
          <table:table-cell table:formula="of:=[.E476]+[.D477]" office:value-type="float" office:value="18200" calcext:value-type="float">
            <text:p>18200</text:p>
          </table:table-cell>
          <table:table-cell table:formula="of:=IF( ;ROUNDDOWN(VLOOKUP([.C47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1" calcext:value-type="date">
            <text:p>21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78] = &quot;niedziela&quot;;150;0)" office:value-type="float" office:value="150" calcext:value-type="float">
            <text:p>150</text:p>
          </table:table-cell>
          <table:table-cell table:formula="of:=[.E477]+[.D478]" office:value-type="float" office:value="18350" calcext:value-type="float">
            <text:p>18350</text:p>
          </table:table-cell>
          <table:table-cell table:formula="of:=IF( ;ROUNDDOWN(VLOOKUP([.C47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2" calcext:value-type="date">
            <text:p>22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79] = &quot;niedziela&quot;;150;0)" office:value-type="float" office:value="0" calcext:value-type="float">
            <text:p>0</text:p>
          </table:table-cell>
          <table:table-cell table:formula="of:=[.E478]+[.D479]" office:value-type="float" office:value="18350" calcext:value-type="float">
            <text:p>18350</text:p>
          </table:table-cell>
          <table:table-cell table:formula="of:=IF( ;ROUNDDOWN(VLOOKUP([.C47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3" calcext:value-type="date">
            <text:p>23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80] = &quot;niedziela&quot;;150;0)" office:value-type="float" office:value="0" calcext:value-type="float">
            <text:p>0</text:p>
          </table:table-cell>
          <table:table-cell table:formula="of:=[.E479]+[.D480]" office:value-type="float" office:value="18350" calcext:value-type="float">
            <text:p>18350</text:p>
          </table:table-cell>
          <table:table-cell table:formula="of:=IF( ;ROUNDDOWN(VLOOKUP([.C48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4" calcext:value-type="date">
            <text:p>24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81] = &quot;niedziela&quot;;150;0)" office:value-type="float" office:value="0" calcext:value-type="float">
            <text:p>0</text:p>
          </table:table-cell>
          <table:table-cell table:formula="of:=[.E480]+[.D481]" office:value-type="float" office:value="18350" calcext:value-type="float">
            <text:p>18350</text:p>
          </table:table-cell>
          <table:table-cell table:formula="of:=IF( ;ROUNDDOWN(VLOOKUP([.C48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5" calcext:value-type="date">
            <text:p>25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82] = &quot;niedziela&quot;;150;0)" office:value-type="float" office:value="0" calcext:value-type="float">
            <text:p>0</text:p>
          </table:table-cell>
          <table:table-cell table:formula="of:=[.E481]+[.D482]" office:value-type="float" office:value="18350" calcext:value-type="float">
            <text:p>18350</text:p>
          </table:table-cell>
          <table:table-cell table:formula="of:=IF( ;ROUNDDOWN(VLOOKUP([.C48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6" calcext:value-type="date">
            <text:p>26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83] = &quot;niedziela&quot;;150;0)" office:value-type="float" office:value="0" calcext:value-type="float">
            <text:p>0</text:p>
          </table:table-cell>
          <table:table-cell table:formula="of:=[.E482]+[.D483]" office:value-type="float" office:value="18350" calcext:value-type="float">
            <text:p>18350</text:p>
          </table:table-cell>
          <table:table-cell table:formula="of:=IF( ;ROUNDDOWN(VLOOKUP([.C48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7" calcext:value-type="date">
            <text:p>27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84] = &quot;niedziela&quot;;150;0)" office:value-type="float" office:value="0" calcext:value-type="float">
            <text:p>0</text:p>
          </table:table-cell>
          <table:table-cell table:formula="of:=[.E483]+[.D484]" office:value-type="float" office:value="18350" calcext:value-type="float">
            <text:p>18350</text:p>
          </table:table-cell>
          <table:table-cell table:formula="of:=IF( ;ROUNDDOWN(VLOOKUP([.C48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8" calcext:value-type="date">
            <text:p>28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85] = &quot;niedziela&quot;;150;0)" office:value-type="float" office:value="150" calcext:value-type="float">
            <text:p>150</text:p>
          </table:table-cell>
          <table:table-cell table:formula="of:=[.E484]+[.D485]" office:value-type="float" office:value="18500" calcext:value-type="float">
            <text:p>18500</text:p>
          </table:table-cell>
          <table:table-cell table:formula="of:=IF( ;ROUNDDOWN(VLOOKUP([.C48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29" calcext:value-type="date">
            <text:p>29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86] = &quot;niedziela&quot;;150;0)" office:value-type="float" office:value="0" calcext:value-type="float">
            <text:p>0</text:p>
          </table:table-cell>
          <table:table-cell table:formula="of:=[.E485]+[.D486]" office:value-type="float" office:value="18500" calcext:value-type="float">
            <text:p>18500</text:p>
          </table:table-cell>
          <table:table-cell table:formula="of:=IF( ;ROUNDDOWN(VLOOKUP([.C48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4-30" calcext:value-type="date">
            <text:p>30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87] = &quot;niedziela&quot;;150;0)" office:value-type="float" office:value="0" calcext:value-type="float">
            <text:p>0</text:p>
          </table:table-cell>
          <table:table-cell table:formula="of:=[.E486]+[.D487]" office:value-type="float" office:value="18500" calcext:value-type="float">
            <text:p>18500</text:p>
          </table:table-cell>
          <table:table-cell table:formula="of:=IF( ;ROUNDDOWN(VLOOKUP([.C48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1" calcext:value-type="date">
            <text:p>1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88] = &quot;niedziela&quot;;150;0)" office:value-type="float" office:value="0" calcext:value-type="float">
            <text:p>0</text:p>
          </table:table-cell>
          <table:table-cell table:formula="of:=[.E487]+[.D488]" office:value-type="float" office:value="18500" calcext:value-type="float">
            <text:p>18500</text:p>
          </table:table-cell>
          <table:table-cell table:formula="of:=IF( ;ROUNDDOWN(VLOOKUP([.C48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2" calcext:value-type="date">
            <text:p>2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89] = &quot;niedziela&quot;;150;0)" office:value-type="float" office:value="0" calcext:value-type="float">
            <text:p>0</text:p>
          </table:table-cell>
          <table:table-cell table:formula="of:=[.E488]+[.D489]" office:value-type="float" office:value="18500" calcext:value-type="float">
            <text:p>18500</text:p>
          </table:table-cell>
          <table:table-cell table:formula="of:=IF( ;ROUNDDOWN(VLOOKUP([.C48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3" calcext:value-type="date">
            <text:p>3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90] = &quot;niedziela&quot;;150;0)" office:value-type="float" office:value="0" calcext:value-type="float">
            <text:p>0</text:p>
          </table:table-cell>
          <table:table-cell table:formula="of:=[.E489]+[.D490]" office:value-type="float" office:value="18500" calcext:value-type="float">
            <text:p>18500</text:p>
          </table:table-cell>
          <table:table-cell table:formula="of:=IF( ;ROUNDDOWN(VLOOKUP([.C49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4" calcext:value-type="date">
            <text:p>4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91] = &quot;niedziela&quot;;150;0)" office:value-type="float" office:value="0" calcext:value-type="float">
            <text:p>0</text:p>
          </table:table-cell>
          <table:table-cell table:formula="of:=[.E490]+[.D491]" office:value-type="float" office:value="18500" calcext:value-type="float">
            <text:p>18500</text:p>
          </table:table-cell>
          <table:table-cell table:formula="of:=IF( ;ROUNDDOWN(VLOOKUP([.C49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5" calcext:value-type="date">
            <text:p>5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92] = &quot;niedziela&quot;;150;0)" office:value-type="float" office:value="150" calcext:value-type="float">
            <text:p>150</text:p>
          </table:table-cell>
          <table:table-cell table:formula="of:=[.E491]+[.D492]" office:value-type="float" office:value="18650" calcext:value-type="float">
            <text:p>18650</text:p>
          </table:table-cell>
          <table:table-cell table:formula="of:=IF( ;ROUNDDOWN(VLOOKUP([.C49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6" calcext:value-type="date">
            <text:p>6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93] = &quot;niedziela&quot;;150;0)" office:value-type="float" office:value="0" calcext:value-type="float">
            <text:p>0</text:p>
          </table:table-cell>
          <table:table-cell table:formula="of:=[.E492]+[.D493]" office:value-type="float" office:value="18650" calcext:value-type="float">
            <text:p>18650</text:p>
          </table:table-cell>
          <table:table-cell table:formula="of:=IF( ;ROUNDDOWN(VLOOKUP([.C49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7" calcext:value-type="date">
            <text:p>7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94] = &quot;niedziela&quot;;150;0)" office:value-type="float" office:value="0" calcext:value-type="float">
            <text:p>0</text:p>
          </table:table-cell>
          <table:table-cell table:formula="of:=[.E493]+[.D494]" office:value-type="float" office:value="18650" calcext:value-type="float">
            <text:p>18650</text:p>
          </table:table-cell>
          <table:table-cell table:formula="of:=IF( ;ROUNDDOWN(VLOOKUP([.C49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8" calcext:value-type="date">
            <text:p>8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95] = &quot;niedziela&quot;;150;0)" office:value-type="float" office:value="0" calcext:value-type="float">
            <text:p>0</text:p>
          </table:table-cell>
          <table:table-cell table:formula="of:=[.E494]+[.D495]" office:value-type="float" office:value="18650" calcext:value-type="float">
            <text:p>18650</text:p>
          </table:table-cell>
          <table:table-cell table:formula="of:=IF( ;ROUNDDOWN(VLOOKUP([.C49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09" calcext:value-type="date">
            <text:p>9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96] = &quot;niedziela&quot;;150;0)" office:value-type="float" office:value="0" calcext:value-type="float">
            <text:p>0</text:p>
          </table:table-cell>
          <table:table-cell table:formula="of:=[.E495]+[.D496]" office:value-type="float" office:value="18650" calcext:value-type="float">
            <text:p>18650</text:p>
          </table:table-cell>
          <table:table-cell table:formula="of:=IF( ;ROUNDDOWN(VLOOKUP([.C49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0" calcext:value-type="date">
            <text:p>10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97] = &quot;niedziela&quot;;150;0)" office:value-type="float" office:value="0" calcext:value-type="float">
            <text:p>0</text:p>
          </table:table-cell>
          <table:table-cell table:formula="of:=[.E496]+[.D497]" office:value-type="float" office:value="18650" calcext:value-type="float">
            <text:p>18650</text:p>
          </table:table-cell>
          <table:table-cell table:formula="of:=IF( ;ROUNDDOWN(VLOOKUP([.C49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1" calcext:value-type="date">
            <text:p>11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98] = &quot;niedziela&quot;;150;0)" office:value-type="float" office:value="0" calcext:value-type="float">
            <text:p>0</text:p>
          </table:table-cell>
          <table:table-cell table:formula="of:=[.E497]+[.D498]" office:value-type="float" office:value="18650" calcext:value-type="float">
            <text:p>18650</text:p>
          </table:table-cell>
          <table:table-cell table:formula="of:=IF( ;ROUNDDOWN(VLOOKUP([.C49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2" calcext:value-type="date">
            <text:p>12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99] = &quot;niedziela&quot;;150;0)" office:value-type="float" office:value="150" calcext:value-type="float">
            <text:p>150</text:p>
          </table:table-cell>
          <table:table-cell table:formula="of:=[.E498]+[.D499]" office:value-type="float" office:value="18800" calcext:value-type="float">
            <text:p>18800</text:p>
          </table:table-cell>
          <table:table-cell table:formula="of:=IF( ;ROUNDDOWN(VLOOKUP([.C49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3" calcext:value-type="date">
            <text:p>13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00] = &quot;niedziela&quot;;150;0)" office:value-type="float" office:value="0" calcext:value-type="float">
            <text:p>0</text:p>
          </table:table-cell>
          <table:table-cell table:formula="of:=[.E499]+[.D500]" office:value-type="float" office:value="18800" calcext:value-type="float">
            <text:p>18800</text:p>
          </table:table-cell>
          <table:table-cell table:formula="of:=IF( ;ROUNDDOWN(VLOOKUP([.C50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4" calcext:value-type="date">
            <text:p>14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01] = &quot;niedziela&quot;;150;0)" office:value-type="float" office:value="0" calcext:value-type="float">
            <text:p>0</text:p>
          </table:table-cell>
          <table:table-cell table:formula="of:=[.E500]+[.D501]" office:value-type="float" office:value="18800" calcext:value-type="float">
            <text:p>18800</text:p>
          </table:table-cell>
          <table:table-cell table:formula="of:=IF( ;ROUNDDOWN(VLOOKUP([.C50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5" calcext:value-type="date">
            <text:p>15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02] = &quot;niedziela&quot;;150;0)" office:value-type="float" office:value="0" calcext:value-type="float">
            <text:p>0</text:p>
          </table:table-cell>
          <table:table-cell table:formula="of:=[.E501]+[.D502]" office:value-type="float" office:value="18800" calcext:value-type="float">
            <text:p>18800</text:p>
          </table:table-cell>
          <table:table-cell table:formula="of:=IF( ;ROUNDDOWN(VLOOKUP([.C50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6" calcext:value-type="date">
            <text:p>16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03] = &quot;niedziela&quot;;150;0)" office:value-type="float" office:value="0" calcext:value-type="float">
            <text:p>0</text:p>
          </table:table-cell>
          <table:table-cell table:formula="of:=[.E502]+[.D503]" office:value-type="float" office:value="18800" calcext:value-type="float">
            <text:p>18800</text:p>
          </table:table-cell>
          <table:table-cell table:formula="of:=IF( ;ROUNDDOWN(VLOOKUP([.C50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7" calcext:value-type="date">
            <text:p>17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04] = &quot;niedziela&quot;;150;0)" office:value-type="float" office:value="0" calcext:value-type="float">
            <text:p>0</text:p>
          </table:table-cell>
          <table:table-cell table:formula="of:=[.E503]+[.D504]" office:value-type="float" office:value="18800" calcext:value-type="float">
            <text:p>18800</text:p>
          </table:table-cell>
          <table:table-cell table:formula="of:=IF( ;ROUNDDOWN(VLOOKUP([.C50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8" calcext:value-type="date">
            <text:p>18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05] = &quot;niedziela&quot;;150;0)" office:value-type="float" office:value="0" calcext:value-type="float">
            <text:p>0</text:p>
          </table:table-cell>
          <table:table-cell table:formula="of:=[.E504]+[.D505]" office:value-type="float" office:value="18800" calcext:value-type="float">
            <text:p>18800</text:p>
          </table:table-cell>
          <table:table-cell table:formula="of:=IF( ;ROUNDDOWN(VLOOKUP([.C50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19" calcext:value-type="date">
            <text:p>19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06] = &quot;niedziela&quot;;150;0)" office:value-type="float" office:value="150" calcext:value-type="float">
            <text:p>150</text:p>
          </table:table-cell>
          <table:table-cell table:formula="of:=[.E505]+[.D506]" office:value-type="float" office:value="18950" calcext:value-type="float">
            <text:p>18950</text:p>
          </table:table-cell>
          <table:table-cell table:formula="of:=IF( ;ROUNDDOWN(VLOOKUP([.C50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0" calcext:value-type="date">
            <text:p>20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07] = &quot;niedziela&quot;;150;0)" office:value-type="float" office:value="0" calcext:value-type="float">
            <text:p>0</text:p>
          </table:table-cell>
          <table:table-cell table:formula="of:=[.E506]+[.D507]" office:value-type="float" office:value="18950" calcext:value-type="float">
            <text:p>18950</text:p>
          </table:table-cell>
          <table:table-cell table:formula="of:=IF( ;ROUNDDOWN(VLOOKUP([.C50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1" calcext:value-type="date">
            <text:p>21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08] = &quot;niedziela&quot;;150;0)" office:value-type="float" office:value="0" calcext:value-type="float">
            <text:p>0</text:p>
          </table:table-cell>
          <table:table-cell table:formula="of:=[.E507]+[.D508]" office:value-type="float" office:value="18950" calcext:value-type="float">
            <text:p>18950</text:p>
          </table:table-cell>
          <table:table-cell table:formula="of:=IF( ;ROUNDDOWN(VLOOKUP([.C50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2" calcext:value-type="date">
            <text:p>22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09] = &quot;niedziela&quot;;150;0)" office:value-type="float" office:value="0" calcext:value-type="float">
            <text:p>0</text:p>
          </table:table-cell>
          <table:table-cell table:formula="of:=[.E508]+[.D509]" office:value-type="float" office:value="18950" calcext:value-type="float">
            <text:p>18950</text:p>
          </table:table-cell>
          <table:table-cell table:formula="of:=IF( ;ROUNDDOWN(VLOOKUP([.C50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3" calcext:value-type="date">
            <text:p>23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10] = &quot;niedziela&quot;;150;0)" office:value-type="float" office:value="0" calcext:value-type="float">
            <text:p>0</text:p>
          </table:table-cell>
          <table:table-cell table:formula="of:=[.E509]+[.D510]" office:value-type="float" office:value="18950" calcext:value-type="float">
            <text:p>18950</text:p>
          </table:table-cell>
          <table:table-cell table:formula="of:=IF( ;ROUNDDOWN(VLOOKUP([.C5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4" calcext:value-type="date">
            <text:p>24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11] = &quot;niedziela&quot;;150;0)" office:value-type="float" office:value="0" calcext:value-type="float">
            <text:p>0</text:p>
          </table:table-cell>
          <table:table-cell table:formula="of:=[.E510]+[.D511]" office:value-type="float" office:value="18950" calcext:value-type="float">
            <text:p>18950</text:p>
          </table:table-cell>
          <table:table-cell table:formula="of:=IF( ;ROUNDDOWN(VLOOKUP([.C5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5" calcext:value-type="date">
            <text:p>25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12] = &quot;niedziela&quot;;150;0)" office:value-type="float" office:value="0" calcext:value-type="float">
            <text:p>0</text:p>
          </table:table-cell>
          <table:table-cell table:formula="of:=[.E511]+[.D512]" office:value-type="float" office:value="18950" calcext:value-type="float">
            <text:p>18950</text:p>
          </table:table-cell>
          <table:table-cell table:formula="of:=IF( ;ROUNDDOWN(VLOOKUP([.C5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6" calcext:value-type="date">
            <text:p>26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13] = &quot;niedziela&quot;;150;0)" office:value-type="float" office:value="150" calcext:value-type="float">
            <text:p>150</text:p>
          </table:table-cell>
          <table:table-cell table:formula="of:=[.E512]+[.D513]" office:value-type="float" office:value="19100" calcext:value-type="float">
            <text:p>19100</text:p>
          </table:table-cell>
          <table:table-cell table:formula="of:=IF( ;ROUNDDOWN(VLOOKUP([.C5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7" calcext:value-type="date">
            <text:p>27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14] = &quot;niedziela&quot;;150;0)" office:value-type="float" office:value="0" calcext:value-type="float">
            <text:p>0</text:p>
          </table:table-cell>
          <table:table-cell table:formula="of:=[.E513]+[.D514]" office:value-type="float" office:value="19100" calcext:value-type="float">
            <text:p>19100</text:p>
          </table:table-cell>
          <table:table-cell table:formula="of:=IF( ;ROUNDDOWN(VLOOKUP([.C5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8" calcext:value-type="date">
            <text:p>28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15] = &quot;niedziela&quot;;150;0)" office:value-type="float" office:value="0" calcext:value-type="float">
            <text:p>0</text:p>
          </table:table-cell>
          <table:table-cell table:formula="of:=[.E514]+[.D515]" office:value-type="float" office:value="19100" calcext:value-type="float">
            <text:p>19100</text:p>
          </table:table-cell>
          <table:table-cell table:formula="of:=IF( ;ROUNDDOWN(VLOOKUP([.C5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29" calcext:value-type="date">
            <text:p>29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16] = &quot;niedziela&quot;;150;0)" office:value-type="float" office:value="0" calcext:value-type="float">
            <text:p>0</text:p>
          </table:table-cell>
          <table:table-cell table:formula="of:=[.E515]+[.D516]" office:value-type="float" office:value="19100" calcext:value-type="float">
            <text:p>19100</text:p>
          </table:table-cell>
          <table:table-cell table:formula="of:=IF( ;ROUNDDOWN(VLOOKUP([.C5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30" calcext:value-type="date">
            <text:p>30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17] = &quot;niedziela&quot;;150;0)" office:value-type="float" office:value="0" calcext:value-type="float">
            <text:p>0</text:p>
          </table:table-cell>
          <table:table-cell table:formula="of:=[.E516]+[.D517]" office:value-type="float" office:value="19100" calcext:value-type="float">
            <text:p>19100</text:p>
          </table:table-cell>
          <table:table-cell table:formula="of:=IF( ;ROUNDDOWN(VLOOKUP([.C5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5-31" calcext:value-type="date">
            <text:p>31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18] = &quot;niedziela&quot;;150;0)" office:value-type="float" office:value="0" calcext:value-type="float">
            <text:p>0</text:p>
          </table:table-cell>
          <table:table-cell table:formula="of:=[.E517]+[.D518]" office:value-type="float" office:value="19100" calcext:value-type="float">
            <text:p>19100</text:p>
          </table:table-cell>
          <table:table-cell table:formula="of:=IF( ;ROUNDDOWN(VLOOKUP([.C5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1" calcext:value-type="date">
            <text:p>1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19] = &quot;niedziela&quot;;150;0)" office:value-type="float" office:value="0" calcext:value-type="float">
            <text:p>0</text:p>
          </table:table-cell>
          <table:table-cell table:formula="of:=[.E518]+[.D519]" office:value-type="float" office:value="19100" calcext:value-type="float">
            <text:p>19100</text:p>
          </table:table-cell>
          <table:table-cell table:formula="of:=IF( ;ROUNDDOWN(VLOOKUP([.C5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2" calcext:value-type="date">
            <text:p>2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20] = &quot;niedziela&quot;;150;0)" office:value-type="float" office:value="150" calcext:value-type="float">
            <text:p>150</text:p>
          </table:table-cell>
          <table:table-cell table:formula="of:=[.E519]+[.D520]" office:value-type="float" office:value="19250" calcext:value-type="float">
            <text:p>19250</text:p>
          </table:table-cell>
          <table:table-cell table:formula="of:=IF( ;ROUNDDOWN(VLOOKUP([.C5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3" calcext:value-type="date">
            <text:p>3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21] = &quot;niedziela&quot;;150;0)" office:value-type="float" office:value="0" calcext:value-type="float">
            <text:p>0</text:p>
          </table:table-cell>
          <table:table-cell table:formula="of:=[.E520]+[.D521]" office:value-type="float" office:value="19250" calcext:value-type="float">
            <text:p>19250</text:p>
          </table:table-cell>
          <table:table-cell table:formula="of:=IF( ;ROUNDDOWN(VLOOKUP([.C5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4" calcext:value-type="date">
            <text:p>4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22] = &quot;niedziela&quot;;150;0)" office:value-type="float" office:value="0" calcext:value-type="float">
            <text:p>0</text:p>
          </table:table-cell>
          <table:table-cell table:formula="of:=[.E521]+[.D522]" office:value-type="float" office:value="19250" calcext:value-type="float">
            <text:p>19250</text:p>
          </table:table-cell>
          <table:table-cell table:formula="of:=IF( ;ROUNDDOWN(VLOOKUP([.C52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5" calcext:value-type="date">
            <text:p>5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23] = &quot;niedziela&quot;;150;0)" office:value-type="float" office:value="0" calcext:value-type="float">
            <text:p>0</text:p>
          </table:table-cell>
          <table:table-cell table:formula="of:=[.E522]+[.D523]" office:value-type="float" office:value="19250" calcext:value-type="float">
            <text:p>19250</text:p>
          </table:table-cell>
          <table:table-cell table:formula="of:=IF( ;ROUNDDOWN(VLOOKUP([.C5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6" calcext:value-type="date">
            <text:p>6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24] = &quot;niedziela&quot;;150;0)" office:value-type="float" office:value="0" calcext:value-type="float">
            <text:p>0</text:p>
          </table:table-cell>
          <table:table-cell table:formula="of:=[.E523]+[.D524]" office:value-type="float" office:value="19250" calcext:value-type="float">
            <text:p>19250</text:p>
          </table:table-cell>
          <table:table-cell table:formula="of:=IF( ;ROUNDDOWN(VLOOKUP([.C5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7" calcext:value-type="date">
            <text:p>7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25] = &quot;niedziela&quot;;150;0)" office:value-type="float" office:value="0" calcext:value-type="float">
            <text:p>0</text:p>
          </table:table-cell>
          <table:table-cell table:formula="of:=[.E524]+[.D525]" office:value-type="float" office:value="19250" calcext:value-type="float">
            <text:p>19250</text:p>
          </table:table-cell>
          <table:table-cell table:formula="of:=IF( ;ROUNDDOWN(VLOOKUP([.C5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8" calcext:value-type="date">
            <text:p>8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26] = &quot;niedziela&quot;;150;0)" office:value-type="float" office:value="0" calcext:value-type="float">
            <text:p>0</text:p>
          </table:table-cell>
          <table:table-cell table:formula="of:=[.E525]+[.D526]" office:value-type="float" office:value="19250" calcext:value-type="float">
            <text:p>19250</text:p>
          </table:table-cell>
          <table:table-cell table:formula="of:=IF( ;ROUNDDOWN(VLOOKUP([.C5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09" calcext:value-type="date">
            <text:p>9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27] = &quot;niedziela&quot;;150;0)" office:value-type="float" office:value="150" calcext:value-type="float">
            <text:p>150</text:p>
          </table:table-cell>
          <table:table-cell table:formula="of:=[.E526]+[.D527]" office:value-type="float" office:value="19400" calcext:value-type="float">
            <text:p>19400</text:p>
          </table:table-cell>
          <table:table-cell table:formula="of:=IF( ;ROUNDDOWN(VLOOKUP([.C5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0" calcext:value-type="date">
            <text:p>10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28] = &quot;niedziela&quot;;150;0)" office:value-type="float" office:value="0" calcext:value-type="float">
            <text:p>0</text:p>
          </table:table-cell>
          <table:table-cell table:formula="of:=[.E527]+[.D528]" office:value-type="float" office:value="19400" calcext:value-type="float">
            <text:p>19400</text:p>
          </table:table-cell>
          <table:table-cell table:formula="of:=IF( ;ROUNDDOWN(VLOOKUP([.C5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1" calcext:value-type="date">
            <text:p>11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29] = &quot;niedziela&quot;;150;0)" office:value-type="float" office:value="0" calcext:value-type="float">
            <text:p>0</text:p>
          </table:table-cell>
          <table:table-cell table:formula="of:=[.E528]+[.D529]" office:value-type="float" office:value="19400" calcext:value-type="float">
            <text:p>19400</text:p>
          </table:table-cell>
          <table:table-cell table:formula="of:=IF( ;ROUNDDOWN(VLOOKUP([.C5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2" calcext:value-type="date">
            <text:p>12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30] = &quot;niedziela&quot;;150;0)" office:value-type="float" office:value="0" calcext:value-type="float">
            <text:p>0</text:p>
          </table:table-cell>
          <table:table-cell table:formula="of:=[.E529]+[.D530]" office:value-type="float" office:value="19400" calcext:value-type="float">
            <text:p>19400</text:p>
          </table:table-cell>
          <table:table-cell table:formula="of:=IF( ;ROUNDDOWN(VLOOKUP([.C5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3" calcext:value-type="date">
            <text:p>13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31] = &quot;niedziela&quot;;150;0)" office:value-type="float" office:value="0" calcext:value-type="float">
            <text:p>0</text:p>
          </table:table-cell>
          <table:table-cell table:formula="of:=[.E530]+[.D531]" office:value-type="float" office:value="19400" calcext:value-type="float">
            <text:p>19400</text:p>
          </table:table-cell>
          <table:table-cell table:formula="of:=IF( ;ROUNDDOWN(VLOOKUP([.C5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4" calcext:value-type="date">
            <text:p>14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32] = &quot;niedziela&quot;;150;0)" office:value-type="float" office:value="0" calcext:value-type="float">
            <text:p>0</text:p>
          </table:table-cell>
          <table:table-cell table:formula="of:=[.E531]+[.D532]" office:value-type="float" office:value="19400" calcext:value-type="float">
            <text:p>19400</text:p>
          </table:table-cell>
          <table:table-cell table:formula="of:=IF( ;ROUNDDOWN(VLOOKUP([.C5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5" calcext:value-type="date">
            <text:p>15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33] = &quot;niedziela&quot;;150;0)" office:value-type="float" office:value="0" calcext:value-type="float">
            <text:p>0</text:p>
          </table:table-cell>
          <table:table-cell table:formula="of:=[.E532]+[.D533]" office:value-type="float" office:value="19400" calcext:value-type="float">
            <text:p>19400</text:p>
          </table:table-cell>
          <table:table-cell table:formula="of:=IF( ;ROUNDDOWN(VLOOKUP([.C53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6" calcext:value-type="date">
            <text:p>16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34] = &quot;niedziela&quot;;150;0)" office:value-type="float" office:value="150" calcext:value-type="float">
            <text:p>150</text:p>
          </table:table-cell>
          <table:table-cell table:formula="of:=[.E533]+[.D534]" office:value-type="float" office:value="19550" calcext:value-type="float">
            <text:p>19550</text:p>
          </table:table-cell>
          <table:table-cell table:formula="of:=IF( ;ROUNDDOWN(VLOOKUP([.C53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7" calcext:value-type="date">
            <text:p>17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35] = &quot;niedziela&quot;;150;0)" office:value-type="float" office:value="0" calcext:value-type="float">
            <text:p>0</text:p>
          </table:table-cell>
          <table:table-cell table:formula="of:=[.E534]+[.D535]" office:value-type="float" office:value="19550" calcext:value-type="float">
            <text:p>19550</text:p>
          </table:table-cell>
          <table:table-cell table:formula="of:=IF( ;ROUNDDOWN(VLOOKUP([.C53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8" calcext:value-type="date">
            <text:p>18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36] = &quot;niedziela&quot;;150;0)" office:value-type="float" office:value="0" calcext:value-type="float">
            <text:p>0</text:p>
          </table:table-cell>
          <table:table-cell table:formula="of:=[.E535]+[.D536]" office:value-type="float" office:value="19550" calcext:value-type="float">
            <text:p>19550</text:p>
          </table:table-cell>
          <table:table-cell table:formula="of:=IF( ;ROUNDDOWN(VLOOKUP([.C53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19" calcext:value-type="date">
            <text:p>19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37] = &quot;niedziela&quot;;150;0)" office:value-type="float" office:value="0" calcext:value-type="float">
            <text:p>0</text:p>
          </table:table-cell>
          <table:table-cell table:formula="of:=[.E536]+[.D537]" office:value-type="float" office:value="19550" calcext:value-type="float">
            <text:p>19550</text:p>
          </table:table-cell>
          <table:table-cell table:formula="of:=IF( ;ROUNDDOWN(VLOOKUP([.C53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0" calcext:value-type="date">
            <text:p>20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38] = &quot;niedziela&quot;;150;0)" office:value-type="float" office:value="0" calcext:value-type="float">
            <text:p>0</text:p>
          </table:table-cell>
          <table:table-cell table:formula="of:=[.E537]+[.D538]" office:value-type="float" office:value="19550" calcext:value-type="float">
            <text:p>19550</text:p>
          </table:table-cell>
          <table:table-cell table:formula="of:=IF( ;ROUNDDOWN(VLOOKUP([.C53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1" calcext:value-type="date">
            <text:p>21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39] = &quot;niedziela&quot;;150;0)" office:value-type="float" office:value="0" calcext:value-type="float">
            <text:p>0</text:p>
          </table:table-cell>
          <table:table-cell table:formula="of:=[.E538]+[.D539]" office:value-type="float" office:value="19550" calcext:value-type="float">
            <text:p>19550</text:p>
          </table:table-cell>
          <table:table-cell table:formula="of:=IF( ;ROUNDDOWN(VLOOKUP([.C53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2" calcext:value-type="date">
            <text:p>22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40] = &quot;niedziela&quot;;150;0)" office:value-type="float" office:value="0" calcext:value-type="float">
            <text:p>0</text:p>
          </table:table-cell>
          <table:table-cell table:formula="of:=[.E539]+[.D540]" office:value-type="float" office:value="19550" calcext:value-type="float">
            <text:p>19550</text:p>
          </table:table-cell>
          <table:table-cell table:formula="of:=IF( ;ROUNDDOWN(VLOOKUP([.C54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3" calcext:value-type="date">
            <text:p>23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41] = &quot;niedziela&quot;;150;0)" office:value-type="float" office:value="150" calcext:value-type="float">
            <text:p>150</text:p>
          </table:table-cell>
          <table:table-cell table:formula="of:=[.E540]+[.D541]" office:value-type="float" office:value="19700" calcext:value-type="float">
            <text:p>19700</text:p>
          </table:table-cell>
          <table:table-cell table:formula="of:=IF( ;ROUNDDOWN(VLOOKUP([.C54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4" calcext:value-type="date">
            <text:p>24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42] = &quot;niedziela&quot;;150;0)" office:value-type="float" office:value="0" calcext:value-type="float">
            <text:p>0</text:p>
          </table:table-cell>
          <table:table-cell table:formula="of:=[.E541]+[.D542]" office:value-type="float" office:value="19700" calcext:value-type="float">
            <text:p>19700</text:p>
          </table:table-cell>
          <table:table-cell table:formula="of:=IF( ;ROUNDDOWN(VLOOKUP([.C54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5" calcext:value-type="date">
            <text:p>25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43] = &quot;niedziela&quot;;150;0)" office:value-type="float" office:value="0" calcext:value-type="float">
            <text:p>0</text:p>
          </table:table-cell>
          <table:table-cell table:formula="of:=[.E542]+[.D543]" office:value-type="float" office:value="19700" calcext:value-type="float">
            <text:p>19700</text:p>
          </table:table-cell>
          <table:table-cell table:formula="of:=IF( ;ROUNDDOWN(VLOOKUP([.C54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6" calcext:value-type="date">
            <text:p>26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44] = &quot;niedziela&quot;;150;0)" office:value-type="float" office:value="0" calcext:value-type="float">
            <text:p>0</text:p>
          </table:table-cell>
          <table:table-cell table:formula="of:=[.E543]+[.D544]" office:value-type="float" office:value="19700" calcext:value-type="float">
            <text:p>19700</text:p>
          </table:table-cell>
          <table:table-cell table:formula="of:=IF( ;ROUNDDOWN(VLOOKUP([.C54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7" calcext:value-type="date">
            <text:p>27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45] = &quot;niedziela&quot;;150;0)" office:value-type="float" office:value="0" calcext:value-type="float">
            <text:p>0</text:p>
          </table:table-cell>
          <table:table-cell table:formula="of:=[.E544]+[.D545]" office:value-type="float" office:value="19700" calcext:value-type="float">
            <text:p>19700</text:p>
          </table:table-cell>
          <table:table-cell table:formula="of:=IF( ;ROUNDDOWN(VLOOKUP([.C54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8" calcext:value-type="date">
            <text:p>28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46] = &quot;niedziela&quot;;150;0)" office:value-type="float" office:value="0" calcext:value-type="float">
            <text:p>0</text:p>
          </table:table-cell>
          <table:table-cell table:formula="of:=[.E545]+[.D546]" office:value-type="float" office:value="19700" calcext:value-type="float">
            <text:p>19700</text:p>
          </table:table-cell>
          <table:table-cell table:formula="of:=IF( ;ROUNDDOWN(VLOOKUP([.C54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29" calcext:value-type="date">
            <text:p>29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47] = &quot;niedziela&quot;;150;0)" office:value-type="float" office:value="0" calcext:value-type="float">
            <text:p>0</text:p>
          </table:table-cell>
          <table:table-cell table:formula="of:=[.E546]+[.D547]" office:value-type="float" office:value="19700" calcext:value-type="float">
            <text:p>19700</text:p>
          </table:table-cell>
          <table:table-cell table:formula="of:=IF( ;ROUNDDOWN(VLOOKUP([.C54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6-30" calcext:value-type="date">
            <text:p>30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48] = &quot;niedziela&quot;;150;0)" office:value-type="float" office:value="150" calcext:value-type="float">
            <text:p>150</text:p>
          </table:table-cell>
          <table:table-cell table:formula="of:=[.E547]+[.D548]" office:value-type="float" office:value="19850" calcext:value-type="float">
            <text:p>19850</text:p>
          </table:table-cell>
          <table:table-cell table:formula="of:=IF( ;ROUNDDOWN(VLOOKUP([.C54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1" calcext:value-type="date">
            <text:p>1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49] = &quot;niedziela&quot;;150;0)" office:value-type="float" office:value="0" calcext:value-type="float">
            <text:p>0</text:p>
          </table:table-cell>
          <table:table-cell table:formula="of:=[.E548]+[.D549]" office:value-type="float" office:value="19850" calcext:value-type="float">
            <text:p>19850</text:p>
          </table:table-cell>
          <table:table-cell table:formula="of:=IF( ;ROUNDDOWN(VLOOKUP([.C54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2" calcext:value-type="date">
            <text:p>2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50] = &quot;niedziela&quot;;150;0)" office:value-type="float" office:value="0" calcext:value-type="float">
            <text:p>0</text:p>
          </table:table-cell>
          <table:table-cell table:formula="of:=[.E549]+[.D550]" office:value-type="float" office:value="19850" calcext:value-type="float">
            <text:p>19850</text:p>
          </table:table-cell>
          <table:table-cell table:formula="of:=IF( ;ROUNDDOWN(VLOOKUP([.C55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3" calcext:value-type="date">
            <text:p>3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51] = &quot;niedziela&quot;;150;0)" office:value-type="float" office:value="0" calcext:value-type="float">
            <text:p>0</text:p>
          </table:table-cell>
          <table:table-cell table:formula="of:=[.E550]+[.D551]" office:value-type="float" office:value="19850" calcext:value-type="float">
            <text:p>19850</text:p>
          </table:table-cell>
          <table:table-cell table:formula="of:=IF( ;ROUNDDOWN(VLOOKUP([.C55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4" calcext:value-type="date">
            <text:p>4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52] = &quot;niedziela&quot;;150;0)" office:value-type="float" office:value="0" calcext:value-type="float">
            <text:p>0</text:p>
          </table:table-cell>
          <table:table-cell table:formula="of:=[.E551]+[.D552]" office:value-type="float" office:value="19850" calcext:value-type="float">
            <text:p>19850</text:p>
          </table:table-cell>
          <table:table-cell table:formula="of:=IF( ;ROUNDDOWN(VLOOKUP([.C55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5" calcext:value-type="date">
            <text:p>5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53] = &quot;niedziela&quot;;150;0)" office:value-type="float" office:value="0" calcext:value-type="float">
            <text:p>0</text:p>
          </table:table-cell>
          <table:table-cell table:formula="of:=[.E552]+[.D553]" office:value-type="float" office:value="19850" calcext:value-type="float">
            <text:p>19850</text:p>
          </table:table-cell>
          <table:table-cell table:formula="of:=IF( ;ROUNDDOWN(VLOOKUP([.C55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6" calcext:value-type="date">
            <text:p>6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54] = &quot;niedziela&quot;;150;0)" office:value-type="float" office:value="0" calcext:value-type="float">
            <text:p>0</text:p>
          </table:table-cell>
          <table:table-cell table:formula="of:=[.E553]+[.D554]" office:value-type="float" office:value="19850" calcext:value-type="float">
            <text:p>19850</text:p>
          </table:table-cell>
          <table:table-cell table:formula="of:=IF( ;ROUNDDOWN(VLOOKUP([.C55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7" calcext:value-type="date">
            <text:p>7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55] = &quot;niedziela&quot;;150;0)" office:value-type="float" office:value="150" calcext:value-type="float">
            <text:p>150</text:p>
          </table:table-cell>
          <table:table-cell table:formula="of:=[.E554]+[.D555]" office:value-type="float" office:value="20000" calcext:value-type="float">
            <text:p>20000</text:p>
          </table:table-cell>
          <table:table-cell table:formula="of:=IF( ;ROUNDDOWN(VLOOKUP([.C55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8" calcext:value-type="date">
            <text:p>8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56] = &quot;niedziela&quot;;150;0)" office:value-type="float" office:value="0" calcext:value-type="float">
            <text:p>0</text:p>
          </table:table-cell>
          <table:table-cell table:formula="of:=[.E555]+[.D556]" office:value-type="float" office:value="20000" calcext:value-type="float">
            <text:p>20000</text:p>
          </table:table-cell>
          <table:table-cell table:formula="of:=IF( ;ROUNDDOWN(VLOOKUP([.C55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09" calcext:value-type="date">
            <text:p>9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57] = &quot;niedziela&quot;;150;0)" office:value-type="float" office:value="0" calcext:value-type="float">
            <text:p>0</text:p>
          </table:table-cell>
          <table:table-cell table:formula="of:=[.E556]+[.D557]" office:value-type="float" office:value="20000" calcext:value-type="float">
            <text:p>20000</text:p>
          </table:table-cell>
          <table:table-cell table:formula="of:=IF( ;ROUNDDOWN(VLOOKUP([.C55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0" calcext:value-type="date">
            <text:p>10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58] = &quot;niedziela&quot;;150;0)" office:value-type="float" office:value="0" calcext:value-type="float">
            <text:p>0</text:p>
          </table:table-cell>
          <table:table-cell table:formula="of:=[.E557]+[.D558]" office:value-type="float" office:value="20000" calcext:value-type="float">
            <text:p>20000</text:p>
          </table:table-cell>
          <table:table-cell table:formula="of:=IF( ;ROUNDDOWN(VLOOKUP([.C55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1" calcext:value-type="date">
            <text:p>11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59] = &quot;niedziela&quot;;150;0)" office:value-type="float" office:value="0" calcext:value-type="float">
            <text:p>0</text:p>
          </table:table-cell>
          <table:table-cell table:formula="of:=[.E558]+[.D559]" office:value-type="float" office:value="20000" calcext:value-type="float">
            <text:p>20000</text:p>
          </table:table-cell>
          <table:table-cell table:formula="of:=IF( ;ROUNDDOWN(VLOOKUP([.C55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2" calcext:value-type="date">
            <text:p>12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60] = &quot;niedziela&quot;;150;0)" office:value-type="float" office:value="0" calcext:value-type="float">
            <text:p>0</text:p>
          </table:table-cell>
          <table:table-cell table:formula="of:=[.E559]+[.D560]" office:value-type="float" office:value="20000" calcext:value-type="float">
            <text:p>20000</text:p>
          </table:table-cell>
          <table:table-cell table:formula="of:=IF( ;ROUNDDOWN(VLOOKUP([.C56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3" calcext:value-type="date">
            <text:p>13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61] = &quot;niedziela&quot;;150;0)" office:value-type="float" office:value="0" calcext:value-type="float">
            <text:p>0</text:p>
          </table:table-cell>
          <table:table-cell table:formula="of:=[.E560]+[.D561]" office:value-type="float" office:value="20000" calcext:value-type="float">
            <text:p>20000</text:p>
          </table:table-cell>
          <table:table-cell table:formula="of:=IF( ;ROUNDDOWN(VLOOKUP([.C56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4" calcext:value-type="date">
            <text:p>14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62] = &quot;niedziela&quot;;150;0)" office:value-type="float" office:value="150" calcext:value-type="float">
            <text:p>150</text:p>
          </table:table-cell>
          <table:table-cell table:formula="of:=[.E561]+[.D562]" office:value-type="float" office:value="20150" calcext:value-type="float">
            <text:p>20150</text:p>
          </table:table-cell>
          <table:table-cell table:formula="of:=IF( ;ROUNDDOWN(VLOOKUP([.C56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5" calcext:value-type="date">
            <text:p>15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63] = &quot;niedziela&quot;;150;0)" office:value-type="float" office:value="0" calcext:value-type="float">
            <text:p>0</text:p>
          </table:table-cell>
          <table:table-cell table:formula="of:=[.E562]+[.D563]" office:value-type="float" office:value="20150" calcext:value-type="float">
            <text:p>20150</text:p>
          </table:table-cell>
          <table:table-cell table:formula="of:=IF( ;ROUNDDOWN(VLOOKUP([.C56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6" calcext:value-type="date">
            <text:p>16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64] = &quot;niedziela&quot;;150;0)" office:value-type="float" office:value="0" calcext:value-type="float">
            <text:p>0</text:p>
          </table:table-cell>
          <table:table-cell table:formula="of:=[.E563]+[.D564]" office:value-type="float" office:value="20150" calcext:value-type="float">
            <text:p>20150</text:p>
          </table:table-cell>
          <table:table-cell table:formula="of:=IF( ;ROUNDDOWN(VLOOKUP([.C56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7" calcext:value-type="date">
            <text:p>17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65] = &quot;niedziela&quot;;150;0)" office:value-type="float" office:value="0" calcext:value-type="float">
            <text:p>0</text:p>
          </table:table-cell>
          <table:table-cell table:formula="of:=[.E564]+[.D565]" office:value-type="float" office:value="20150" calcext:value-type="float">
            <text:p>20150</text:p>
          </table:table-cell>
          <table:table-cell table:formula="of:=IF( ;ROUNDDOWN(VLOOKUP([.C56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8" calcext:value-type="date">
            <text:p>18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66] = &quot;niedziela&quot;;150;0)" office:value-type="float" office:value="0" calcext:value-type="float">
            <text:p>0</text:p>
          </table:table-cell>
          <table:table-cell table:formula="of:=[.E565]+[.D566]" office:value-type="float" office:value="20150" calcext:value-type="float">
            <text:p>20150</text:p>
          </table:table-cell>
          <table:table-cell table:formula="of:=IF( ;ROUNDDOWN(VLOOKUP([.C56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19" calcext:value-type="date">
            <text:p>19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67] = &quot;niedziela&quot;;150;0)" office:value-type="float" office:value="0" calcext:value-type="float">
            <text:p>0</text:p>
          </table:table-cell>
          <table:table-cell table:formula="of:=[.E566]+[.D567]" office:value-type="float" office:value="20150" calcext:value-type="float">
            <text:p>20150</text:p>
          </table:table-cell>
          <table:table-cell table:formula="of:=IF( ;ROUNDDOWN(VLOOKUP([.C56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0" calcext:value-type="date">
            <text:p>20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68] = &quot;niedziela&quot;;150;0)" office:value-type="float" office:value="0" calcext:value-type="float">
            <text:p>0</text:p>
          </table:table-cell>
          <table:table-cell table:formula="of:=[.E567]+[.D568]" office:value-type="float" office:value="20150" calcext:value-type="float">
            <text:p>20150</text:p>
          </table:table-cell>
          <table:table-cell table:formula="of:=IF( ;ROUNDDOWN(VLOOKUP([.C56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1" calcext:value-type="date">
            <text:p>21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69] = &quot;niedziela&quot;;150;0)" office:value-type="float" office:value="150" calcext:value-type="float">
            <text:p>150</text:p>
          </table:table-cell>
          <table:table-cell table:formula="of:=[.E568]+[.D569]" office:value-type="float" office:value="20300" calcext:value-type="float">
            <text:p>20300</text:p>
          </table:table-cell>
          <table:table-cell table:formula="of:=IF( ;ROUNDDOWN(VLOOKUP([.C56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2" calcext:value-type="date">
            <text:p>22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70] = &quot;niedziela&quot;;150;0)" office:value-type="float" office:value="0" calcext:value-type="float">
            <text:p>0</text:p>
          </table:table-cell>
          <table:table-cell table:formula="of:=[.E569]+[.D570]" office:value-type="float" office:value="20300" calcext:value-type="float">
            <text:p>20300</text:p>
          </table:table-cell>
          <table:table-cell table:formula="of:=IF( ;ROUNDDOWN(VLOOKUP([.C57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3" calcext:value-type="date">
            <text:p>23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71] = &quot;niedziela&quot;;150;0)" office:value-type="float" office:value="0" calcext:value-type="float">
            <text:p>0</text:p>
          </table:table-cell>
          <table:table-cell table:formula="of:=[.E570]+[.D571]" office:value-type="float" office:value="20300" calcext:value-type="float">
            <text:p>20300</text:p>
          </table:table-cell>
          <table:table-cell table:formula="of:=IF( ;ROUNDDOWN(VLOOKUP([.C57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4" calcext:value-type="date">
            <text:p>24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72] = &quot;niedziela&quot;;150;0)" office:value-type="float" office:value="0" calcext:value-type="float">
            <text:p>0</text:p>
          </table:table-cell>
          <table:table-cell table:formula="of:=[.E571]+[.D572]" office:value-type="float" office:value="20300" calcext:value-type="float">
            <text:p>20300</text:p>
          </table:table-cell>
          <table:table-cell table:formula="of:=IF( ;ROUNDDOWN(VLOOKUP([.C57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5" calcext:value-type="date">
            <text:p>25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73] = &quot;niedziela&quot;;150;0)" office:value-type="float" office:value="0" calcext:value-type="float">
            <text:p>0</text:p>
          </table:table-cell>
          <table:table-cell table:formula="of:=[.E572]+[.D573]" office:value-type="float" office:value="20300" calcext:value-type="float">
            <text:p>20300</text:p>
          </table:table-cell>
          <table:table-cell table:formula="of:=IF( ;ROUNDDOWN(VLOOKUP([.C57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6" calcext:value-type="date">
            <text:p>26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74] = &quot;niedziela&quot;;150;0)" office:value-type="float" office:value="0" calcext:value-type="float">
            <text:p>0</text:p>
          </table:table-cell>
          <table:table-cell table:formula="of:=[.E573]+[.D574]" office:value-type="float" office:value="20300" calcext:value-type="float">
            <text:p>20300</text:p>
          </table:table-cell>
          <table:table-cell table:formula="of:=IF( ;ROUNDDOWN(VLOOKUP([.C57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7" calcext:value-type="date">
            <text:p>27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75] = &quot;niedziela&quot;;150;0)" office:value-type="float" office:value="0" calcext:value-type="float">
            <text:p>0</text:p>
          </table:table-cell>
          <table:table-cell table:formula="of:=[.E574]+[.D575]" office:value-type="float" office:value="20300" calcext:value-type="float">
            <text:p>20300</text:p>
          </table:table-cell>
          <table:table-cell table:formula="of:=IF( ;ROUNDDOWN(VLOOKUP([.C57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8" calcext:value-type="date">
            <text:p>28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76] = &quot;niedziela&quot;;150;0)" office:value-type="float" office:value="150" calcext:value-type="float">
            <text:p>150</text:p>
          </table:table-cell>
          <table:table-cell table:formula="of:=[.E575]+[.D576]" office:value-type="float" office:value="20450" calcext:value-type="float">
            <text:p>20450</text:p>
          </table:table-cell>
          <table:table-cell table:formula="of:=IF( ;ROUNDDOWN(VLOOKUP([.C57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29" calcext:value-type="date">
            <text:p>29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77] = &quot;niedziela&quot;;150;0)" office:value-type="float" office:value="0" calcext:value-type="float">
            <text:p>0</text:p>
          </table:table-cell>
          <table:table-cell table:formula="of:=[.E576]+[.D577]" office:value-type="float" office:value="20450" calcext:value-type="float">
            <text:p>20450</text:p>
          </table:table-cell>
          <table:table-cell table:formula="of:=IF( ;ROUNDDOWN(VLOOKUP([.C57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30" calcext:value-type="date">
            <text:p>30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78] = &quot;niedziela&quot;;150;0)" office:value-type="float" office:value="0" calcext:value-type="float">
            <text:p>0</text:p>
          </table:table-cell>
          <table:table-cell table:formula="of:=[.E577]+[.D578]" office:value-type="float" office:value="20450" calcext:value-type="float">
            <text:p>20450</text:p>
          </table:table-cell>
          <table:table-cell table:formula="of:=IF( ;ROUNDDOWN(VLOOKUP([.C57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7-31" calcext:value-type="date">
            <text:p>31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79] = &quot;niedziela&quot;;150;0)" office:value-type="float" office:value="0" calcext:value-type="float">
            <text:p>0</text:p>
          </table:table-cell>
          <table:table-cell table:formula="of:=[.E578]+[.D579]" office:value-type="float" office:value="20450" calcext:value-type="float">
            <text:p>20450</text:p>
          </table:table-cell>
          <table:table-cell table:formula="of:=IF( ;ROUNDDOWN(VLOOKUP([.C57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1" calcext:value-type="date">
            <text:p>1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80] = &quot;niedziela&quot;;150;0)" office:value-type="float" office:value="0" calcext:value-type="float">
            <text:p>0</text:p>
          </table:table-cell>
          <table:table-cell table:formula="of:=[.E579]+[.D580]" office:value-type="float" office:value="20450" calcext:value-type="float">
            <text:p>20450</text:p>
          </table:table-cell>
          <table:table-cell table:formula="of:=IF( ;ROUNDDOWN(VLOOKUP([.C58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2" calcext:value-type="date">
            <text:p>2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81] = &quot;niedziela&quot;;150;0)" office:value-type="float" office:value="0" calcext:value-type="float">
            <text:p>0</text:p>
          </table:table-cell>
          <table:table-cell table:formula="of:=[.E580]+[.D581]" office:value-type="float" office:value="20450" calcext:value-type="float">
            <text:p>20450</text:p>
          </table:table-cell>
          <table:table-cell table:formula="of:=IF( ;ROUNDDOWN(VLOOKUP([.C58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3" calcext:value-type="date">
            <text:p>3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82] = &quot;niedziela&quot;;150;0)" office:value-type="float" office:value="0" calcext:value-type="float">
            <text:p>0</text:p>
          </table:table-cell>
          <table:table-cell table:formula="of:=[.E581]+[.D582]" office:value-type="float" office:value="20450" calcext:value-type="float">
            <text:p>20450</text:p>
          </table:table-cell>
          <table:table-cell table:formula="of:=IF( ;ROUNDDOWN(VLOOKUP([.C58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4" calcext:value-type="date">
            <text:p>4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83] = &quot;niedziela&quot;;150;0)" office:value-type="float" office:value="150" calcext:value-type="float">
            <text:p>150</text:p>
          </table:table-cell>
          <table:table-cell table:formula="of:=[.E582]+[.D583]" office:value-type="float" office:value="20600" calcext:value-type="float">
            <text:p>20600</text:p>
          </table:table-cell>
          <table:table-cell table:formula="of:=IF( ;ROUNDDOWN(VLOOKUP([.C58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5" calcext:value-type="date">
            <text:p>5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84] = &quot;niedziela&quot;;150;0)" office:value-type="float" office:value="0" calcext:value-type="float">
            <text:p>0</text:p>
          </table:table-cell>
          <table:table-cell table:formula="of:=[.E583]+[.D584]" office:value-type="float" office:value="20600" calcext:value-type="float">
            <text:p>20600</text:p>
          </table:table-cell>
          <table:table-cell table:formula="of:=IF( ;ROUNDDOWN(VLOOKUP([.C58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6" calcext:value-type="date">
            <text:p>6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85] = &quot;niedziela&quot;;150;0)" office:value-type="float" office:value="0" calcext:value-type="float">
            <text:p>0</text:p>
          </table:table-cell>
          <table:table-cell table:formula="of:=[.E584]+[.D585]" office:value-type="float" office:value="20600" calcext:value-type="float">
            <text:p>20600</text:p>
          </table:table-cell>
          <table:table-cell table:formula="of:=IF( ;ROUNDDOWN(VLOOKUP([.C58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7" calcext:value-type="date">
            <text:p>7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86] = &quot;niedziela&quot;;150;0)" office:value-type="float" office:value="0" calcext:value-type="float">
            <text:p>0</text:p>
          </table:table-cell>
          <table:table-cell table:formula="of:=[.E585]+[.D586]" office:value-type="float" office:value="20600" calcext:value-type="float">
            <text:p>20600</text:p>
          </table:table-cell>
          <table:table-cell table:formula="of:=IF( ;ROUNDDOWN(VLOOKUP([.C58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8" calcext:value-type="date">
            <text:p>8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87] = &quot;niedziela&quot;;150;0)" office:value-type="float" office:value="0" calcext:value-type="float">
            <text:p>0</text:p>
          </table:table-cell>
          <table:table-cell table:formula="of:=[.E586]+[.D587]" office:value-type="float" office:value="20600" calcext:value-type="float">
            <text:p>20600</text:p>
          </table:table-cell>
          <table:table-cell table:formula="of:=IF( ;ROUNDDOWN(VLOOKUP([.C58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09" calcext:value-type="date">
            <text:p>9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88] = &quot;niedziela&quot;;150;0)" office:value-type="float" office:value="0" calcext:value-type="float">
            <text:p>0</text:p>
          </table:table-cell>
          <table:table-cell table:formula="of:=[.E587]+[.D588]" office:value-type="float" office:value="20600" calcext:value-type="float">
            <text:p>20600</text:p>
          </table:table-cell>
          <table:table-cell table:formula="of:=IF( ;ROUNDDOWN(VLOOKUP([.C58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0" calcext:value-type="date">
            <text:p>10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89] = &quot;niedziela&quot;;150;0)" office:value-type="float" office:value="0" calcext:value-type="float">
            <text:p>0</text:p>
          </table:table-cell>
          <table:table-cell table:formula="of:=[.E588]+[.D589]" office:value-type="float" office:value="20600" calcext:value-type="float">
            <text:p>20600</text:p>
          </table:table-cell>
          <table:table-cell table:formula="of:=IF( ;ROUNDDOWN(VLOOKUP([.C58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1" calcext:value-type="date">
            <text:p>11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90] = &quot;niedziela&quot;;150;0)" office:value-type="float" office:value="150" calcext:value-type="float">
            <text:p>150</text:p>
          </table:table-cell>
          <table:table-cell table:formula="of:=[.E589]+[.D590]" office:value-type="float" office:value="20750" calcext:value-type="float">
            <text:p>20750</text:p>
          </table:table-cell>
          <table:table-cell table:formula="of:=IF( ;ROUNDDOWN(VLOOKUP([.C59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2" calcext:value-type="date">
            <text:p>12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91] = &quot;niedziela&quot;;150;0)" office:value-type="float" office:value="0" calcext:value-type="float">
            <text:p>0</text:p>
          </table:table-cell>
          <table:table-cell table:formula="of:=[.E590]+[.D591]" office:value-type="float" office:value="20750" calcext:value-type="float">
            <text:p>20750</text:p>
          </table:table-cell>
          <table:table-cell table:formula="of:=IF( ;ROUNDDOWN(VLOOKUP([.C59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3" calcext:value-type="date">
            <text:p>13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92] = &quot;niedziela&quot;;150;0)" office:value-type="float" office:value="0" calcext:value-type="float">
            <text:p>0</text:p>
          </table:table-cell>
          <table:table-cell table:formula="of:=[.E591]+[.D592]" office:value-type="float" office:value="20750" calcext:value-type="float">
            <text:p>20750</text:p>
          </table:table-cell>
          <table:table-cell table:formula="of:=IF( ;ROUNDDOWN(VLOOKUP([.C59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4" calcext:value-type="date">
            <text:p>14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93] = &quot;niedziela&quot;;150;0)" office:value-type="float" office:value="0" calcext:value-type="float">
            <text:p>0</text:p>
          </table:table-cell>
          <table:table-cell table:formula="of:=[.E592]+[.D593]" office:value-type="float" office:value="20750" calcext:value-type="float">
            <text:p>20750</text:p>
          </table:table-cell>
          <table:table-cell table:formula="of:=IF( ;ROUNDDOWN(VLOOKUP([.C59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5" calcext:value-type="date">
            <text:p>15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94] = &quot;niedziela&quot;;150;0)" office:value-type="float" office:value="0" calcext:value-type="float">
            <text:p>0</text:p>
          </table:table-cell>
          <table:table-cell table:formula="of:=[.E593]+[.D594]" office:value-type="float" office:value="20750" calcext:value-type="float">
            <text:p>20750</text:p>
          </table:table-cell>
          <table:table-cell table:formula="of:=IF( ;ROUNDDOWN(VLOOKUP([.C59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6" calcext:value-type="date">
            <text:p>16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95] = &quot;niedziela&quot;;150;0)" office:value-type="float" office:value="0" calcext:value-type="float">
            <text:p>0</text:p>
          </table:table-cell>
          <table:table-cell table:formula="of:=[.E594]+[.D595]" office:value-type="float" office:value="20750" calcext:value-type="float">
            <text:p>20750</text:p>
          </table:table-cell>
          <table:table-cell table:formula="of:=IF( ;ROUNDDOWN(VLOOKUP([.C59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7" calcext:value-type="date">
            <text:p>17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96] = &quot;niedziela&quot;;150;0)" office:value-type="float" office:value="0" calcext:value-type="float">
            <text:p>0</text:p>
          </table:table-cell>
          <table:table-cell table:formula="of:=[.E595]+[.D596]" office:value-type="float" office:value="20750" calcext:value-type="float">
            <text:p>20750</text:p>
          </table:table-cell>
          <table:table-cell table:formula="of:=IF( ;ROUNDDOWN(VLOOKUP([.C59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8" calcext:value-type="date">
            <text:p>18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97] = &quot;niedziela&quot;;150;0)" office:value-type="float" office:value="150" calcext:value-type="float">
            <text:p>150</text:p>
          </table:table-cell>
          <table:table-cell table:formula="of:=[.E596]+[.D597]" office:value-type="float" office:value="20900" calcext:value-type="float">
            <text:p>20900</text:p>
          </table:table-cell>
          <table:table-cell table:formula="of:=IF( ;ROUNDDOWN(VLOOKUP([.C59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19" calcext:value-type="date">
            <text:p>19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98] = &quot;niedziela&quot;;150;0)" office:value-type="float" office:value="0" calcext:value-type="float">
            <text:p>0</text:p>
          </table:table-cell>
          <table:table-cell table:formula="of:=[.E597]+[.D598]" office:value-type="float" office:value="20900" calcext:value-type="float">
            <text:p>20900</text:p>
          </table:table-cell>
          <table:table-cell table:formula="of:=IF( ;ROUNDDOWN(VLOOKUP([.C59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0" calcext:value-type="date">
            <text:p>20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99] = &quot;niedziela&quot;;150;0)" office:value-type="float" office:value="0" calcext:value-type="float">
            <text:p>0</text:p>
          </table:table-cell>
          <table:table-cell table:formula="of:=[.E598]+[.D599]" office:value-type="float" office:value="20900" calcext:value-type="float">
            <text:p>20900</text:p>
          </table:table-cell>
          <table:table-cell table:formula="of:=IF( ;ROUNDDOWN(VLOOKUP([.C59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1" calcext:value-type="date">
            <text:p>21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00] = &quot;niedziela&quot;;150;0)" office:value-type="float" office:value="0" calcext:value-type="float">
            <text:p>0</text:p>
          </table:table-cell>
          <table:table-cell table:formula="of:=[.E599]+[.D600]" office:value-type="float" office:value="20900" calcext:value-type="float">
            <text:p>20900</text:p>
          </table:table-cell>
          <table:table-cell table:formula="of:=IF( ;ROUNDDOWN(VLOOKUP([.C60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2" calcext:value-type="date">
            <text:p>22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01] = &quot;niedziela&quot;;150;0)" office:value-type="float" office:value="0" calcext:value-type="float">
            <text:p>0</text:p>
          </table:table-cell>
          <table:table-cell table:formula="of:=[.E600]+[.D601]" office:value-type="float" office:value="20900" calcext:value-type="float">
            <text:p>20900</text:p>
          </table:table-cell>
          <table:table-cell table:formula="of:=IF( ;ROUNDDOWN(VLOOKUP([.C60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3" calcext:value-type="date">
            <text:p>23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02] = &quot;niedziela&quot;;150;0)" office:value-type="float" office:value="0" calcext:value-type="float">
            <text:p>0</text:p>
          </table:table-cell>
          <table:table-cell table:formula="of:=[.E601]+[.D602]" office:value-type="float" office:value="20900" calcext:value-type="float">
            <text:p>20900</text:p>
          </table:table-cell>
          <table:table-cell table:formula="of:=IF( ;ROUNDDOWN(VLOOKUP([.C60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4" calcext:value-type="date">
            <text:p>24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03] = &quot;niedziela&quot;;150;0)" office:value-type="float" office:value="0" calcext:value-type="float">
            <text:p>0</text:p>
          </table:table-cell>
          <table:table-cell table:formula="of:=[.E602]+[.D603]" office:value-type="float" office:value="20900" calcext:value-type="float">
            <text:p>20900</text:p>
          </table:table-cell>
          <table:table-cell table:formula="of:=IF( ;ROUNDDOWN(VLOOKUP([.C60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5" calcext:value-type="date">
            <text:p>25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04] = &quot;niedziela&quot;;150;0)" office:value-type="float" office:value="150" calcext:value-type="float">
            <text:p>150</text:p>
          </table:table-cell>
          <table:table-cell table:formula="of:=[.E603]+[.D604]" office:value-type="float" office:value="21050" calcext:value-type="float">
            <text:p>21050</text:p>
          </table:table-cell>
          <table:table-cell table:formula="of:=IF( ;ROUNDDOWN(VLOOKUP([.C60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6" calcext:value-type="date">
            <text:p>26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05] = &quot;niedziela&quot;;150;0)" office:value-type="float" office:value="0" calcext:value-type="float">
            <text:p>0</text:p>
          </table:table-cell>
          <table:table-cell table:formula="of:=[.E604]+[.D605]" office:value-type="float" office:value="21050" calcext:value-type="float">
            <text:p>21050</text:p>
          </table:table-cell>
          <table:table-cell table:formula="of:=IF( ;ROUNDDOWN(VLOOKUP([.C60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7" calcext:value-type="date">
            <text:p>27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06] = &quot;niedziela&quot;;150;0)" office:value-type="float" office:value="0" calcext:value-type="float">
            <text:p>0</text:p>
          </table:table-cell>
          <table:table-cell table:formula="of:=[.E605]+[.D606]" office:value-type="float" office:value="21050" calcext:value-type="float">
            <text:p>21050</text:p>
          </table:table-cell>
          <table:table-cell table:formula="of:=IF( ;ROUNDDOWN(VLOOKUP([.C60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8" calcext:value-type="date">
            <text:p>28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07] = &quot;niedziela&quot;;150;0)" office:value-type="float" office:value="0" calcext:value-type="float">
            <text:p>0</text:p>
          </table:table-cell>
          <table:table-cell table:formula="of:=[.E606]+[.D607]" office:value-type="float" office:value="21050" calcext:value-type="float">
            <text:p>21050</text:p>
          </table:table-cell>
          <table:table-cell table:formula="of:=IF( ;ROUNDDOWN(VLOOKUP([.C60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29" calcext:value-type="date">
            <text:p>29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08] = &quot;niedziela&quot;;150;0)" office:value-type="float" office:value="0" calcext:value-type="float">
            <text:p>0</text:p>
          </table:table-cell>
          <table:table-cell table:formula="of:=[.E607]+[.D608]" office:value-type="float" office:value="21050" calcext:value-type="float">
            <text:p>21050</text:p>
          </table:table-cell>
          <table:table-cell table:formula="of:=IF( ;ROUNDDOWN(VLOOKUP([.C60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30" calcext:value-type="date">
            <text:p>30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09] = &quot;niedziela&quot;;150;0)" office:value-type="float" office:value="0" calcext:value-type="float">
            <text:p>0</text:p>
          </table:table-cell>
          <table:table-cell table:formula="of:=[.E608]+[.D609]" office:value-type="float" office:value="21050" calcext:value-type="float">
            <text:p>21050</text:p>
          </table:table-cell>
          <table:table-cell table:formula="of:=IF( ;ROUNDDOWN(VLOOKUP([.C60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8-31" calcext:value-type="date">
            <text:p>31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10] = &quot;niedziela&quot;;150;0)" office:value-type="float" office:value="0" calcext:value-type="float">
            <text:p>0</text:p>
          </table:table-cell>
          <table:table-cell table:formula="of:=[.E609]+[.D610]" office:value-type="float" office:value="21050" calcext:value-type="float">
            <text:p>21050</text:p>
          </table:table-cell>
          <table:table-cell table:formula="of:=IF( ;ROUNDDOWN(VLOOKUP([.C6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1" calcext:value-type="date">
            <text:p>1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11] = &quot;niedziela&quot;;150;0)" office:value-type="float" office:value="150" calcext:value-type="float">
            <text:p>150</text:p>
          </table:table-cell>
          <table:table-cell table:formula="of:=[.E610]+[.D611]" office:value-type="float" office:value="21200" calcext:value-type="float">
            <text:p>21200</text:p>
          </table:table-cell>
          <table:table-cell table:formula="of:=IF( ;ROUNDDOWN(VLOOKUP([.C6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2" calcext:value-type="date">
            <text:p>2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12] = &quot;niedziela&quot;;150;0)" office:value-type="float" office:value="0" calcext:value-type="float">
            <text:p>0</text:p>
          </table:table-cell>
          <table:table-cell table:formula="of:=[.E611]+[.D612]" office:value-type="float" office:value="21200" calcext:value-type="float">
            <text:p>21200</text:p>
          </table:table-cell>
          <table:table-cell table:formula="of:=IF( ;ROUNDDOWN(VLOOKUP([.C6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3" calcext:value-type="date">
            <text:p>3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13] = &quot;niedziela&quot;;150;0)" office:value-type="float" office:value="0" calcext:value-type="float">
            <text:p>0</text:p>
          </table:table-cell>
          <table:table-cell table:formula="of:=[.E612]+[.D613]" office:value-type="float" office:value="21200" calcext:value-type="float">
            <text:p>21200</text:p>
          </table:table-cell>
          <table:table-cell table:formula="of:=IF( ;ROUNDDOWN(VLOOKUP([.C6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4" calcext:value-type="date">
            <text:p>4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14] = &quot;niedziela&quot;;150;0)" office:value-type="float" office:value="0" calcext:value-type="float">
            <text:p>0</text:p>
          </table:table-cell>
          <table:table-cell table:formula="of:=[.E613]+[.D614]" office:value-type="float" office:value="21200" calcext:value-type="float">
            <text:p>21200</text:p>
          </table:table-cell>
          <table:table-cell table:formula="of:=IF( ;ROUNDDOWN(VLOOKUP([.C6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5" calcext:value-type="date">
            <text:p>5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15] = &quot;niedziela&quot;;150;0)" office:value-type="float" office:value="0" calcext:value-type="float">
            <text:p>0</text:p>
          </table:table-cell>
          <table:table-cell table:formula="of:=[.E614]+[.D615]" office:value-type="float" office:value="21200" calcext:value-type="float">
            <text:p>21200</text:p>
          </table:table-cell>
          <table:table-cell table:formula="of:=IF( ;ROUNDDOWN(VLOOKUP([.C6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6" calcext:value-type="date">
            <text:p>6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16] = &quot;niedziela&quot;;150;0)" office:value-type="float" office:value="0" calcext:value-type="float">
            <text:p>0</text:p>
          </table:table-cell>
          <table:table-cell table:formula="of:=[.E615]+[.D616]" office:value-type="float" office:value="21200" calcext:value-type="float">
            <text:p>21200</text:p>
          </table:table-cell>
          <table:table-cell table:formula="of:=IF( ;ROUNDDOWN(VLOOKUP([.C6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7" calcext:value-type="date">
            <text:p>7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17] = &quot;niedziela&quot;;150;0)" office:value-type="float" office:value="0" calcext:value-type="float">
            <text:p>0</text:p>
          </table:table-cell>
          <table:table-cell table:formula="of:=[.E616]+[.D617]" office:value-type="float" office:value="21200" calcext:value-type="float">
            <text:p>21200</text:p>
          </table:table-cell>
          <table:table-cell table:formula="of:=IF( ;ROUNDDOWN(VLOOKUP([.C6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8" calcext:value-type="date">
            <text:p>8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18] = &quot;niedziela&quot;;150;0)" office:value-type="float" office:value="150" calcext:value-type="float">
            <text:p>150</text:p>
          </table:table-cell>
          <table:table-cell table:formula="of:=[.E617]+[.D618]" office:value-type="float" office:value="21350" calcext:value-type="float">
            <text:p>21350</text:p>
          </table:table-cell>
          <table:table-cell table:formula="of:=IF( ;ROUNDDOWN(VLOOKUP([.C6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09" calcext:value-type="date">
            <text:p>9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19] = &quot;niedziela&quot;;150;0)" office:value-type="float" office:value="0" calcext:value-type="float">
            <text:p>0</text:p>
          </table:table-cell>
          <table:table-cell table:formula="of:=[.E618]+[.D619]" office:value-type="float" office:value="21350" calcext:value-type="float">
            <text:p>21350</text:p>
          </table:table-cell>
          <table:table-cell table:formula="of:=IF( ;ROUNDDOWN(VLOOKUP([.C6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0" calcext:value-type="date">
            <text:p>10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20] = &quot;niedziela&quot;;150;0)" office:value-type="float" office:value="0" calcext:value-type="float">
            <text:p>0</text:p>
          </table:table-cell>
          <table:table-cell table:formula="of:=[.E619]+[.D620]" office:value-type="float" office:value="21350" calcext:value-type="float">
            <text:p>21350</text:p>
          </table:table-cell>
          <table:table-cell table:formula="of:=IF( ;ROUNDDOWN(VLOOKUP([.C6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1" calcext:value-type="date">
            <text:p>11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21] = &quot;niedziela&quot;;150;0)" office:value-type="float" office:value="0" calcext:value-type="float">
            <text:p>0</text:p>
          </table:table-cell>
          <table:table-cell table:formula="of:=[.E620]+[.D621]" office:value-type="float" office:value="21350" calcext:value-type="float">
            <text:p>21350</text:p>
          </table:table-cell>
          <table:table-cell table:formula="of:=IF( ;ROUNDDOWN(VLOOKUP([.C6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2" calcext:value-type="date">
            <text:p>12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22] = &quot;niedziela&quot;;150;0)" office:value-type="float" office:value="0" calcext:value-type="float">
            <text:p>0</text:p>
          </table:table-cell>
          <table:table-cell table:formula="of:=[.E621]+[.D622]" office:value-type="float" office:value="21350" calcext:value-type="float">
            <text:p>21350</text:p>
          </table:table-cell>
          <table:table-cell table:formula="of:=IF( ;ROUNDDOWN(VLOOKUP([.C62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3" calcext:value-type="date">
            <text:p>13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23] = &quot;niedziela&quot;;150;0)" office:value-type="float" office:value="0" calcext:value-type="float">
            <text:p>0</text:p>
          </table:table-cell>
          <table:table-cell table:formula="of:=[.E622]+[.D623]" office:value-type="float" office:value="21350" calcext:value-type="float">
            <text:p>21350</text:p>
          </table:table-cell>
          <table:table-cell table:formula="of:=IF( ;ROUNDDOWN(VLOOKUP([.C6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4" calcext:value-type="date">
            <text:p>14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24] = &quot;niedziela&quot;;150;0)" office:value-type="float" office:value="0" calcext:value-type="float">
            <text:p>0</text:p>
          </table:table-cell>
          <table:table-cell table:formula="of:=[.E623]+[.D624]" office:value-type="float" office:value="21350" calcext:value-type="float">
            <text:p>21350</text:p>
          </table:table-cell>
          <table:table-cell table:formula="of:=IF( ;ROUNDDOWN(VLOOKUP([.C6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5" calcext:value-type="date">
            <text:p>15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25] = &quot;niedziela&quot;;150;0)" office:value-type="float" office:value="150" calcext:value-type="float">
            <text:p>150</text:p>
          </table:table-cell>
          <table:table-cell table:formula="of:=[.E624]+[.D625]" office:value-type="float" office:value="21500" calcext:value-type="float">
            <text:p>21500</text:p>
          </table:table-cell>
          <table:table-cell table:formula="of:=IF( ;ROUNDDOWN(VLOOKUP([.C6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6" calcext:value-type="date">
            <text:p>16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26] = &quot;niedziela&quot;;150;0)" office:value-type="float" office:value="0" calcext:value-type="float">
            <text:p>0</text:p>
          </table:table-cell>
          <table:table-cell table:formula="of:=[.E625]+[.D626]" office:value-type="float" office:value="21500" calcext:value-type="float">
            <text:p>21500</text:p>
          </table:table-cell>
          <table:table-cell table:formula="of:=IF( ;ROUNDDOWN(VLOOKUP([.C6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7" calcext:value-type="date">
            <text:p>17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27] = &quot;niedziela&quot;;150;0)" office:value-type="float" office:value="0" calcext:value-type="float">
            <text:p>0</text:p>
          </table:table-cell>
          <table:table-cell table:formula="of:=[.E626]+[.D627]" office:value-type="float" office:value="21500" calcext:value-type="float">
            <text:p>21500</text:p>
          </table:table-cell>
          <table:table-cell table:formula="of:=IF( ;ROUNDDOWN(VLOOKUP([.C6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8" calcext:value-type="date">
            <text:p>18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28] = &quot;niedziela&quot;;150;0)" office:value-type="float" office:value="0" calcext:value-type="float">
            <text:p>0</text:p>
          </table:table-cell>
          <table:table-cell table:formula="of:=[.E627]+[.D628]" office:value-type="float" office:value="21500" calcext:value-type="float">
            <text:p>21500</text:p>
          </table:table-cell>
          <table:table-cell table:formula="of:=IF( ;ROUNDDOWN(VLOOKUP([.C6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19" calcext:value-type="date">
            <text:p>19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29] = &quot;niedziela&quot;;150;0)" office:value-type="float" office:value="0" calcext:value-type="float">
            <text:p>0</text:p>
          </table:table-cell>
          <table:table-cell table:formula="of:=[.E628]+[.D629]" office:value-type="float" office:value="21500" calcext:value-type="float">
            <text:p>21500</text:p>
          </table:table-cell>
          <table:table-cell table:formula="of:=IF( ;ROUNDDOWN(VLOOKUP([.C6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0" calcext:value-type="date">
            <text:p>20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30] = &quot;niedziela&quot;;150;0)" office:value-type="float" office:value="0" calcext:value-type="float">
            <text:p>0</text:p>
          </table:table-cell>
          <table:table-cell table:formula="of:=[.E629]+[.D630]" office:value-type="float" office:value="21500" calcext:value-type="float">
            <text:p>21500</text:p>
          </table:table-cell>
          <table:table-cell table:formula="of:=IF( ;ROUNDDOWN(VLOOKUP([.C6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1" calcext:value-type="date">
            <text:p>21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31] = &quot;niedziela&quot;;150;0)" office:value-type="float" office:value="0" calcext:value-type="float">
            <text:p>0</text:p>
          </table:table-cell>
          <table:table-cell table:formula="of:=[.E630]+[.D631]" office:value-type="float" office:value="21500" calcext:value-type="float">
            <text:p>21500</text:p>
          </table:table-cell>
          <table:table-cell table:formula="of:=IF( ;ROUNDDOWN(VLOOKUP([.C6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2" calcext:value-type="date">
            <text:p>22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32] = &quot;niedziela&quot;;150;0)" office:value-type="float" office:value="150" calcext:value-type="float">
            <text:p>150</text:p>
          </table:table-cell>
          <table:table-cell table:formula="of:=[.E631]+[.D632]" office:value-type="float" office:value="21650" calcext:value-type="float">
            <text:p>21650</text:p>
          </table:table-cell>
          <table:table-cell table:formula="of:=IF( ;ROUNDDOWN(VLOOKUP([.C6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3" calcext:value-type="date">
            <text:p>23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33] = &quot;niedziela&quot;;150;0)" office:value-type="float" office:value="0" calcext:value-type="float">
            <text:p>0</text:p>
          </table:table-cell>
          <table:table-cell table:formula="of:=[.E632]+[.D633]" office:value-type="float" office:value="21650" calcext:value-type="float">
            <text:p>21650</text:p>
          </table:table-cell>
          <table:table-cell table:formula="of:=IF( ;ROUNDDOWN(VLOOKUP([.C63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4" calcext:value-type="date">
            <text:p>24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34] = &quot;niedziela&quot;;150;0)" office:value-type="float" office:value="0" calcext:value-type="float">
            <text:p>0</text:p>
          </table:table-cell>
          <table:table-cell table:formula="of:=[.E633]+[.D634]" office:value-type="float" office:value="21650" calcext:value-type="float">
            <text:p>21650</text:p>
          </table:table-cell>
          <table:table-cell table:formula="of:=IF( ;ROUNDDOWN(VLOOKUP([.C63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5" calcext:value-type="date">
            <text:p>25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35] = &quot;niedziela&quot;;150;0)" office:value-type="float" office:value="0" calcext:value-type="float">
            <text:p>0</text:p>
          </table:table-cell>
          <table:table-cell table:formula="of:=[.E634]+[.D635]" office:value-type="float" office:value="21650" calcext:value-type="float">
            <text:p>21650</text:p>
          </table:table-cell>
          <table:table-cell table:formula="of:=IF( ;ROUNDDOWN(VLOOKUP([.C63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6" calcext:value-type="date">
            <text:p>26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36] = &quot;niedziela&quot;;150;0)" office:value-type="float" office:value="0" calcext:value-type="float">
            <text:p>0</text:p>
          </table:table-cell>
          <table:table-cell table:formula="of:=[.E635]+[.D636]" office:value-type="float" office:value="21650" calcext:value-type="float">
            <text:p>21650</text:p>
          </table:table-cell>
          <table:table-cell table:formula="of:=IF( ;ROUNDDOWN(VLOOKUP([.C63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7" calcext:value-type="date">
            <text:p>27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37] = &quot;niedziela&quot;;150;0)" office:value-type="float" office:value="0" calcext:value-type="float">
            <text:p>0</text:p>
          </table:table-cell>
          <table:table-cell table:formula="of:=[.E636]+[.D637]" office:value-type="float" office:value="21650" calcext:value-type="float">
            <text:p>21650</text:p>
          </table:table-cell>
          <table:table-cell table:formula="of:=IF( ;ROUNDDOWN(VLOOKUP([.C63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8" calcext:value-type="date">
            <text:p>28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38] = &quot;niedziela&quot;;150;0)" office:value-type="float" office:value="0" calcext:value-type="float">
            <text:p>0</text:p>
          </table:table-cell>
          <table:table-cell table:formula="of:=[.E637]+[.D638]" office:value-type="float" office:value="21650" calcext:value-type="float">
            <text:p>21650</text:p>
          </table:table-cell>
          <table:table-cell table:formula="of:=IF( ;ROUNDDOWN(VLOOKUP([.C63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29" calcext:value-type="date">
            <text:p>29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39] = &quot;niedziela&quot;;150;0)" office:value-type="float" office:value="150" calcext:value-type="float">
            <text:p>150</text:p>
          </table:table-cell>
          <table:table-cell table:formula="of:=[.E638]+[.D639]" office:value-type="float" office:value="21800" calcext:value-type="float">
            <text:p>21800</text:p>
          </table:table-cell>
          <table:table-cell table:formula="of:=IF( ;ROUNDDOWN(VLOOKUP([.C63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09-30" calcext:value-type="date">
            <text:p>30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40] = &quot;niedziela&quot;;150;0)" office:value-type="float" office:value="0" calcext:value-type="float">
            <text:p>0</text:p>
          </table:table-cell>
          <table:table-cell table:formula="of:=[.E639]+[.D640]" office:value-type="float" office:value="21800" calcext:value-type="float">
            <text:p>21800</text:p>
          </table:table-cell>
          <table:table-cell table:formula="of:=IF( ;ROUNDDOWN(VLOOKUP([.C64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1" calcext:value-type="date">
            <text:p>1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41] = &quot;niedziela&quot;;150;0)" office:value-type="float" office:value="0" calcext:value-type="float">
            <text:p>0</text:p>
          </table:table-cell>
          <table:table-cell table:formula="of:=[.E640]+[.D641]" office:value-type="float" office:value="21800" calcext:value-type="float">
            <text:p>21800</text:p>
          </table:table-cell>
          <table:table-cell table:formula="of:=IF( ;ROUNDDOWN(VLOOKUP([.C64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2" calcext:value-type="date">
            <text:p>2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42] = &quot;niedziela&quot;;150;0)" office:value-type="float" office:value="0" calcext:value-type="float">
            <text:p>0</text:p>
          </table:table-cell>
          <table:table-cell table:formula="of:=[.E641]+[.D642]" office:value-type="float" office:value="21800" calcext:value-type="float">
            <text:p>21800</text:p>
          </table:table-cell>
          <table:table-cell table:formula="of:=IF( ;ROUNDDOWN(VLOOKUP([.C64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3" calcext:value-type="date">
            <text:p>3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43] = &quot;niedziela&quot;;150;0)" office:value-type="float" office:value="0" calcext:value-type="float">
            <text:p>0</text:p>
          </table:table-cell>
          <table:table-cell table:formula="of:=[.E642]+[.D643]" office:value-type="float" office:value="21800" calcext:value-type="float">
            <text:p>21800</text:p>
          </table:table-cell>
          <table:table-cell table:formula="of:=IF( ;ROUNDDOWN(VLOOKUP([.C64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4" calcext:value-type="date">
            <text:p>4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44] = &quot;niedziela&quot;;150;0)" office:value-type="float" office:value="0" calcext:value-type="float">
            <text:p>0</text:p>
          </table:table-cell>
          <table:table-cell table:formula="of:=[.E643]+[.D644]" office:value-type="float" office:value="21800" calcext:value-type="float">
            <text:p>21800</text:p>
          </table:table-cell>
          <table:table-cell table:formula="of:=IF( ;ROUNDDOWN(VLOOKUP([.C64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5" calcext:value-type="date">
            <text:p>5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45] = &quot;niedziela&quot;;150;0)" office:value-type="float" office:value="0" calcext:value-type="float">
            <text:p>0</text:p>
          </table:table-cell>
          <table:table-cell table:formula="of:=[.E644]+[.D645]" office:value-type="float" office:value="21800" calcext:value-type="float">
            <text:p>21800</text:p>
          </table:table-cell>
          <table:table-cell table:formula="of:=IF( ;ROUNDDOWN(VLOOKUP([.C64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6" calcext:value-type="date">
            <text:p>6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46] = &quot;niedziela&quot;;150;0)" office:value-type="float" office:value="150" calcext:value-type="float">
            <text:p>150</text:p>
          </table:table-cell>
          <table:table-cell table:formula="of:=[.E645]+[.D646]" office:value-type="float" office:value="21950" calcext:value-type="float">
            <text:p>21950</text:p>
          </table:table-cell>
          <table:table-cell table:formula="of:=IF( ;ROUNDDOWN(VLOOKUP([.C64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7" calcext:value-type="date">
            <text:p>7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47] = &quot;niedziela&quot;;150;0)" office:value-type="float" office:value="0" calcext:value-type="float">
            <text:p>0</text:p>
          </table:table-cell>
          <table:table-cell table:formula="of:=[.E646]+[.D647]" office:value-type="float" office:value="21950" calcext:value-type="float">
            <text:p>21950</text:p>
          </table:table-cell>
          <table:table-cell table:formula="of:=IF( ;ROUNDDOWN(VLOOKUP([.C64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8" calcext:value-type="date">
            <text:p>8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48] = &quot;niedziela&quot;;150;0)" office:value-type="float" office:value="0" calcext:value-type="float">
            <text:p>0</text:p>
          </table:table-cell>
          <table:table-cell table:formula="of:=[.E647]+[.D648]" office:value-type="float" office:value="21950" calcext:value-type="float">
            <text:p>21950</text:p>
          </table:table-cell>
          <table:table-cell table:formula="of:=IF( ;ROUNDDOWN(VLOOKUP([.C64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09" calcext:value-type="date">
            <text:p>9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49] = &quot;niedziela&quot;;150;0)" office:value-type="float" office:value="0" calcext:value-type="float">
            <text:p>0</text:p>
          </table:table-cell>
          <table:table-cell table:formula="of:=[.E648]+[.D649]" office:value-type="float" office:value="21950" calcext:value-type="float">
            <text:p>21950</text:p>
          </table:table-cell>
          <table:table-cell table:formula="of:=IF( ;ROUNDDOWN(VLOOKUP([.C64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0" calcext:value-type="date">
            <text:p>10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50] = &quot;niedziela&quot;;150;0)" office:value-type="float" office:value="0" calcext:value-type="float">
            <text:p>0</text:p>
          </table:table-cell>
          <table:table-cell table:formula="of:=[.E649]+[.D650]" office:value-type="float" office:value="21950" calcext:value-type="float">
            <text:p>21950</text:p>
          </table:table-cell>
          <table:table-cell table:formula="of:=IF( ;ROUNDDOWN(VLOOKUP([.C65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1" calcext:value-type="date">
            <text:p>11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51] = &quot;niedziela&quot;;150;0)" office:value-type="float" office:value="0" calcext:value-type="float">
            <text:p>0</text:p>
          </table:table-cell>
          <table:table-cell table:formula="of:=[.E650]+[.D651]" office:value-type="float" office:value="21950" calcext:value-type="float">
            <text:p>21950</text:p>
          </table:table-cell>
          <table:table-cell table:formula="of:=IF( ;ROUNDDOWN(VLOOKUP([.C65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2" calcext:value-type="date">
            <text:p>12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52] = &quot;niedziela&quot;;150;0)" office:value-type="float" office:value="0" calcext:value-type="float">
            <text:p>0</text:p>
          </table:table-cell>
          <table:table-cell table:formula="of:=[.E651]+[.D652]" office:value-type="float" office:value="21950" calcext:value-type="float">
            <text:p>21950</text:p>
          </table:table-cell>
          <table:table-cell table:formula="of:=IF( ;ROUNDDOWN(VLOOKUP([.C65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3" calcext:value-type="date">
            <text:p>13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53] = &quot;niedziela&quot;;150;0)" office:value-type="float" office:value="150" calcext:value-type="float">
            <text:p>150</text:p>
          </table:table-cell>
          <table:table-cell table:formula="of:=[.E652]+[.D653]" office:value-type="float" office:value="22100" calcext:value-type="float">
            <text:p>22100</text:p>
          </table:table-cell>
          <table:table-cell table:formula="of:=IF( ;ROUNDDOWN(VLOOKUP([.C65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4" calcext:value-type="date">
            <text:p>14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54] = &quot;niedziela&quot;;150;0)" office:value-type="float" office:value="0" calcext:value-type="float">
            <text:p>0</text:p>
          </table:table-cell>
          <table:table-cell table:formula="of:=[.E653]+[.D654]" office:value-type="float" office:value="22100" calcext:value-type="float">
            <text:p>22100</text:p>
          </table:table-cell>
          <table:table-cell table:formula="of:=IF( ;ROUNDDOWN(VLOOKUP([.C65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5" calcext:value-type="date">
            <text:p>15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55] = &quot;niedziela&quot;;150;0)" office:value-type="float" office:value="0" calcext:value-type="float">
            <text:p>0</text:p>
          </table:table-cell>
          <table:table-cell table:formula="of:=[.E654]+[.D655]" office:value-type="float" office:value="22100" calcext:value-type="float">
            <text:p>22100</text:p>
          </table:table-cell>
          <table:table-cell table:formula="of:=IF( ;ROUNDDOWN(VLOOKUP([.C65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6" calcext:value-type="date">
            <text:p>16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56] = &quot;niedziela&quot;;150;0)" office:value-type="float" office:value="0" calcext:value-type="float">
            <text:p>0</text:p>
          </table:table-cell>
          <table:table-cell table:formula="of:=[.E655]+[.D656]" office:value-type="float" office:value="22100" calcext:value-type="float">
            <text:p>22100</text:p>
          </table:table-cell>
          <table:table-cell table:formula="of:=IF( ;ROUNDDOWN(VLOOKUP([.C65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7" calcext:value-type="date">
            <text:p>17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57] = &quot;niedziela&quot;;150;0)" office:value-type="float" office:value="0" calcext:value-type="float">
            <text:p>0</text:p>
          </table:table-cell>
          <table:table-cell table:formula="of:=[.E656]+[.D657]" office:value-type="float" office:value="22100" calcext:value-type="float">
            <text:p>22100</text:p>
          </table:table-cell>
          <table:table-cell table:formula="of:=IF( ;ROUNDDOWN(VLOOKUP([.C65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8" calcext:value-type="date">
            <text:p>18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58] = &quot;niedziela&quot;;150;0)" office:value-type="float" office:value="0" calcext:value-type="float">
            <text:p>0</text:p>
          </table:table-cell>
          <table:table-cell table:formula="of:=[.E657]+[.D658]" office:value-type="float" office:value="22100" calcext:value-type="float">
            <text:p>22100</text:p>
          </table:table-cell>
          <table:table-cell table:formula="of:=IF( ;ROUNDDOWN(VLOOKUP([.C65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19" calcext:value-type="date">
            <text:p>19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59] = &quot;niedziela&quot;;150;0)" office:value-type="float" office:value="0" calcext:value-type="float">
            <text:p>0</text:p>
          </table:table-cell>
          <table:table-cell table:formula="of:=[.E658]+[.D659]" office:value-type="float" office:value="22100" calcext:value-type="float">
            <text:p>22100</text:p>
          </table:table-cell>
          <table:table-cell table:formula="of:=IF( ;ROUNDDOWN(VLOOKUP([.C65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0" calcext:value-type="date">
            <text:p>20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60] = &quot;niedziela&quot;;150;0)" office:value-type="float" office:value="150" calcext:value-type="float">
            <text:p>150</text:p>
          </table:table-cell>
          <table:table-cell table:formula="of:=[.E659]+[.D660]" office:value-type="float" office:value="22250" calcext:value-type="float">
            <text:p>22250</text:p>
          </table:table-cell>
          <table:table-cell table:formula="of:=IF( ;ROUNDDOWN(VLOOKUP([.C66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1" calcext:value-type="date">
            <text:p>21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61] = &quot;niedziela&quot;;150;0)" office:value-type="float" office:value="0" calcext:value-type="float">
            <text:p>0</text:p>
          </table:table-cell>
          <table:table-cell table:formula="of:=[.E660]+[.D661]" office:value-type="float" office:value="22250" calcext:value-type="float">
            <text:p>22250</text:p>
          </table:table-cell>
          <table:table-cell table:formula="of:=IF( ;ROUNDDOWN(VLOOKUP([.C66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2" calcext:value-type="date">
            <text:p>22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62] = &quot;niedziela&quot;;150;0)" office:value-type="float" office:value="0" calcext:value-type="float">
            <text:p>0</text:p>
          </table:table-cell>
          <table:table-cell table:formula="of:=[.E661]+[.D662]" office:value-type="float" office:value="22250" calcext:value-type="float">
            <text:p>22250</text:p>
          </table:table-cell>
          <table:table-cell table:formula="of:=IF( ;ROUNDDOWN(VLOOKUP([.C66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3" calcext:value-type="date">
            <text:p>23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63] = &quot;niedziela&quot;;150;0)" office:value-type="float" office:value="0" calcext:value-type="float">
            <text:p>0</text:p>
          </table:table-cell>
          <table:table-cell table:formula="of:=[.E662]+[.D663]" office:value-type="float" office:value="22250" calcext:value-type="float">
            <text:p>22250</text:p>
          </table:table-cell>
          <table:table-cell table:formula="of:=IF( ;ROUNDDOWN(VLOOKUP([.C66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4" calcext:value-type="date">
            <text:p>24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64] = &quot;niedziela&quot;;150;0)" office:value-type="float" office:value="0" calcext:value-type="float">
            <text:p>0</text:p>
          </table:table-cell>
          <table:table-cell table:formula="of:=[.E663]+[.D664]" office:value-type="float" office:value="22250" calcext:value-type="float">
            <text:p>22250</text:p>
          </table:table-cell>
          <table:table-cell table:formula="of:=IF( ;ROUNDDOWN(VLOOKUP([.C66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5" calcext:value-type="date">
            <text:p>25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65] = &quot;niedziela&quot;;150;0)" office:value-type="float" office:value="0" calcext:value-type="float">
            <text:p>0</text:p>
          </table:table-cell>
          <table:table-cell table:formula="of:=[.E664]+[.D665]" office:value-type="float" office:value="22250" calcext:value-type="float">
            <text:p>22250</text:p>
          </table:table-cell>
          <table:table-cell table:formula="of:=IF( ;ROUNDDOWN(VLOOKUP([.C66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6" calcext:value-type="date">
            <text:p>26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66] = &quot;niedziela&quot;;150;0)" office:value-type="float" office:value="0" calcext:value-type="float">
            <text:p>0</text:p>
          </table:table-cell>
          <table:table-cell table:formula="of:=[.E665]+[.D666]" office:value-type="float" office:value="22250" calcext:value-type="float">
            <text:p>22250</text:p>
          </table:table-cell>
          <table:table-cell table:formula="of:=IF( ;ROUNDDOWN(VLOOKUP([.C66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7" calcext:value-type="date">
            <text:p>27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67] = &quot;niedziela&quot;;150;0)" office:value-type="float" office:value="150" calcext:value-type="float">
            <text:p>150</text:p>
          </table:table-cell>
          <table:table-cell table:formula="of:=[.E666]+[.D667]" office:value-type="float" office:value="22400" calcext:value-type="float">
            <text:p>22400</text:p>
          </table:table-cell>
          <table:table-cell table:formula="of:=IF( ;ROUNDDOWN(VLOOKUP([.C66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8" calcext:value-type="date">
            <text:p>28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68] = &quot;niedziela&quot;;150;0)" office:value-type="float" office:value="0" calcext:value-type="float">
            <text:p>0</text:p>
          </table:table-cell>
          <table:table-cell table:formula="of:=[.E667]+[.D668]" office:value-type="float" office:value="22400" calcext:value-type="float">
            <text:p>22400</text:p>
          </table:table-cell>
          <table:table-cell table:formula="of:=IF( ;ROUNDDOWN(VLOOKUP([.C66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29" calcext:value-type="date">
            <text:p>29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69] = &quot;niedziela&quot;;150;0)" office:value-type="float" office:value="0" calcext:value-type="float">
            <text:p>0</text:p>
          </table:table-cell>
          <table:table-cell table:formula="of:=[.E668]+[.D669]" office:value-type="float" office:value="22400" calcext:value-type="float">
            <text:p>22400</text:p>
          </table:table-cell>
          <table:table-cell table:formula="of:=IF( ;ROUNDDOWN(VLOOKUP([.C66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30" calcext:value-type="date">
            <text:p>30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70] = &quot;niedziela&quot;;150;0)" office:value-type="float" office:value="0" calcext:value-type="float">
            <text:p>0</text:p>
          </table:table-cell>
          <table:table-cell table:formula="of:=[.E669]+[.D670]" office:value-type="float" office:value="22400" calcext:value-type="float">
            <text:p>22400</text:p>
          </table:table-cell>
          <table:table-cell table:formula="of:=IF( ;ROUNDDOWN(VLOOKUP([.C67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0-31" calcext:value-type="date">
            <text:p>31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71] = &quot;niedziela&quot;;150;0)" office:value-type="float" office:value="0" calcext:value-type="float">
            <text:p>0</text:p>
          </table:table-cell>
          <table:table-cell table:formula="of:=[.E670]+[.D671]" office:value-type="float" office:value="22400" calcext:value-type="float">
            <text:p>22400</text:p>
          </table:table-cell>
          <table:table-cell table:formula="of:=IF( ;ROUNDDOWN(VLOOKUP([.C67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1" calcext:value-type="date">
            <text:p>1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72] = &quot;niedziela&quot;;150;0)" office:value-type="float" office:value="0" calcext:value-type="float">
            <text:p>0</text:p>
          </table:table-cell>
          <table:table-cell table:formula="of:=[.E671]+[.D672]" office:value-type="float" office:value="22400" calcext:value-type="float">
            <text:p>22400</text:p>
          </table:table-cell>
          <table:table-cell table:formula="of:=IF( ;ROUNDDOWN(VLOOKUP([.C67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2" calcext:value-type="date">
            <text:p>2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73] = &quot;niedziela&quot;;150;0)" office:value-type="float" office:value="0" calcext:value-type="float">
            <text:p>0</text:p>
          </table:table-cell>
          <table:table-cell table:formula="of:=[.E672]+[.D673]" office:value-type="float" office:value="22400" calcext:value-type="float">
            <text:p>22400</text:p>
          </table:table-cell>
          <table:table-cell table:formula="of:=IF( ;ROUNDDOWN(VLOOKUP([.C67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3" calcext:value-type="date">
            <text:p>3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74] = &quot;niedziela&quot;;150;0)" office:value-type="float" office:value="150" calcext:value-type="float">
            <text:p>150</text:p>
          </table:table-cell>
          <table:table-cell table:formula="of:=[.E673]+[.D674]" office:value-type="float" office:value="22550" calcext:value-type="float">
            <text:p>22550</text:p>
          </table:table-cell>
          <table:table-cell table:formula="of:=IF( ;ROUNDDOWN(VLOOKUP([.C67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4" calcext:value-type="date">
            <text:p>4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75] = &quot;niedziela&quot;;150;0)" office:value-type="float" office:value="0" calcext:value-type="float">
            <text:p>0</text:p>
          </table:table-cell>
          <table:table-cell table:formula="of:=[.E674]+[.D675]" office:value-type="float" office:value="22550" calcext:value-type="float">
            <text:p>22550</text:p>
          </table:table-cell>
          <table:table-cell table:formula="of:=IF( ;ROUNDDOWN(VLOOKUP([.C67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5" calcext:value-type="date">
            <text:p>5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76] = &quot;niedziela&quot;;150;0)" office:value-type="float" office:value="0" calcext:value-type="float">
            <text:p>0</text:p>
          </table:table-cell>
          <table:table-cell table:formula="of:=[.E675]+[.D676]" office:value-type="float" office:value="22550" calcext:value-type="float">
            <text:p>22550</text:p>
          </table:table-cell>
          <table:table-cell table:formula="of:=IF( ;ROUNDDOWN(VLOOKUP([.C67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6" calcext:value-type="date">
            <text:p>6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77] = &quot;niedziela&quot;;150;0)" office:value-type="float" office:value="0" calcext:value-type="float">
            <text:p>0</text:p>
          </table:table-cell>
          <table:table-cell table:formula="of:=[.E676]+[.D677]" office:value-type="float" office:value="22550" calcext:value-type="float">
            <text:p>22550</text:p>
          </table:table-cell>
          <table:table-cell table:formula="of:=IF( ;ROUNDDOWN(VLOOKUP([.C67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7" calcext:value-type="date">
            <text:p>7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78] = &quot;niedziela&quot;;150;0)" office:value-type="float" office:value="0" calcext:value-type="float">
            <text:p>0</text:p>
          </table:table-cell>
          <table:table-cell table:formula="of:=[.E677]+[.D678]" office:value-type="float" office:value="22550" calcext:value-type="float">
            <text:p>22550</text:p>
          </table:table-cell>
          <table:table-cell table:formula="of:=IF( ;ROUNDDOWN(VLOOKUP([.C67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8" calcext:value-type="date">
            <text:p>8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79] = &quot;niedziela&quot;;150;0)" office:value-type="float" office:value="0" calcext:value-type="float">
            <text:p>0</text:p>
          </table:table-cell>
          <table:table-cell table:formula="of:=[.E678]+[.D679]" office:value-type="float" office:value="22550" calcext:value-type="float">
            <text:p>22550</text:p>
          </table:table-cell>
          <table:table-cell table:formula="of:=IF( ;ROUNDDOWN(VLOOKUP([.C67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09" calcext:value-type="date">
            <text:p>9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80] = &quot;niedziela&quot;;150;0)" office:value-type="float" office:value="0" calcext:value-type="float">
            <text:p>0</text:p>
          </table:table-cell>
          <table:table-cell table:formula="of:=[.E679]+[.D680]" office:value-type="float" office:value="22550" calcext:value-type="float">
            <text:p>22550</text:p>
          </table:table-cell>
          <table:table-cell table:formula="of:=IF( ;ROUNDDOWN(VLOOKUP([.C68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0" calcext:value-type="date">
            <text:p>10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81] = &quot;niedziela&quot;;150;0)" office:value-type="float" office:value="150" calcext:value-type="float">
            <text:p>150</text:p>
          </table:table-cell>
          <table:table-cell table:formula="of:=[.E680]+[.D681]" office:value-type="float" office:value="22700" calcext:value-type="float">
            <text:p>22700</text:p>
          </table:table-cell>
          <table:table-cell table:formula="of:=IF( ;ROUNDDOWN(VLOOKUP([.C68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1" calcext:value-type="date">
            <text:p>11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82] = &quot;niedziela&quot;;150;0)" office:value-type="float" office:value="0" calcext:value-type="float">
            <text:p>0</text:p>
          </table:table-cell>
          <table:table-cell table:formula="of:=[.E681]+[.D682]" office:value-type="float" office:value="22700" calcext:value-type="float">
            <text:p>22700</text:p>
          </table:table-cell>
          <table:table-cell table:formula="of:=IF( ;ROUNDDOWN(VLOOKUP([.C68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2" calcext:value-type="date">
            <text:p>12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83] = &quot;niedziela&quot;;150;0)" office:value-type="float" office:value="0" calcext:value-type="float">
            <text:p>0</text:p>
          </table:table-cell>
          <table:table-cell table:formula="of:=[.E682]+[.D683]" office:value-type="float" office:value="22700" calcext:value-type="float">
            <text:p>22700</text:p>
          </table:table-cell>
          <table:table-cell table:formula="of:=IF( ;ROUNDDOWN(VLOOKUP([.C68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3" calcext:value-type="date">
            <text:p>13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84] = &quot;niedziela&quot;;150;0)" office:value-type="float" office:value="0" calcext:value-type="float">
            <text:p>0</text:p>
          </table:table-cell>
          <table:table-cell table:formula="of:=[.E683]+[.D684]" office:value-type="float" office:value="22700" calcext:value-type="float">
            <text:p>22700</text:p>
          </table:table-cell>
          <table:table-cell table:formula="of:=IF( ;ROUNDDOWN(VLOOKUP([.C68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4" calcext:value-type="date">
            <text:p>14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85] = &quot;niedziela&quot;;150;0)" office:value-type="float" office:value="0" calcext:value-type="float">
            <text:p>0</text:p>
          </table:table-cell>
          <table:table-cell table:formula="of:=[.E684]+[.D685]" office:value-type="float" office:value="22700" calcext:value-type="float">
            <text:p>22700</text:p>
          </table:table-cell>
          <table:table-cell table:formula="of:=IF( ;ROUNDDOWN(VLOOKUP([.C68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5" calcext:value-type="date">
            <text:p>15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86] = &quot;niedziela&quot;;150;0)" office:value-type="float" office:value="0" calcext:value-type="float">
            <text:p>0</text:p>
          </table:table-cell>
          <table:table-cell table:formula="of:=[.E685]+[.D686]" office:value-type="float" office:value="22700" calcext:value-type="float">
            <text:p>22700</text:p>
          </table:table-cell>
          <table:table-cell table:formula="of:=IF( ;ROUNDDOWN(VLOOKUP([.C68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6" calcext:value-type="date">
            <text:p>16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87] = &quot;niedziela&quot;;150;0)" office:value-type="float" office:value="0" calcext:value-type="float">
            <text:p>0</text:p>
          </table:table-cell>
          <table:table-cell table:formula="of:=[.E686]+[.D687]" office:value-type="float" office:value="22700" calcext:value-type="float">
            <text:p>22700</text:p>
          </table:table-cell>
          <table:table-cell table:formula="of:=IF( ;ROUNDDOWN(VLOOKUP([.C68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7" calcext:value-type="date">
            <text:p>17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88] = &quot;niedziela&quot;;150;0)" office:value-type="float" office:value="150" calcext:value-type="float">
            <text:p>150</text:p>
          </table:table-cell>
          <table:table-cell table:formula="of:=[.E687]+[.D688]" office:value-type="float" office:value="22850" calcext:value-type="float">
            <text:p>22850</text:p>
          </table:table-cell>
          <table:table-cell table:formula="of:=IF( ;ROUNDDOWN(VLOOKUP([.C68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8" calcext:value-type="date">
            <text:p>18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89] = &quot;niedziela&quot;;150;0)" office:value-type="float" office:value="0" calcext:value-type="float">
            <text:p>0</text:p>
          </table:table-cell>
          <table:table-cell table:formula="of:=[.E688]+[.D689]" office:value-type="float" office:value="22850" calcext:value-type="float">
            <text:p>22850</text:p>
          </table:table-cell>
          <table:table-cell table:formula="of:=IF( ;ROUNDDOWN(VLOOKUP([.C68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19" calcext:value-type="date">
            <text:p>19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90] = &quot;niedziela&quot;;150;0)" office:value-type="float" office:value="0" calcext:value-type="float">
            <text:p>0</text:p>
          </table:table-cell>
          <table:table-cell table:formula="of:=[.E689]+[.D690]" office:value-type="float" office:value="22850" calcext:value-type="float">
            <text:p>22850</text:p>
          </table:table-cell>
          <table:table-cell table:formula="of:=IF( ;ROUNDDOWN(VLOOKUP([.C69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0" calcext:value-type="date">
            <text:p>20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91] = &quot;niedziela&quot;;150;0)" office:value-type="float" office:value="0" calcext:value-type="float">
            <text:p>0</text:p>
          </table:table-cell>
          <table:table-cell table:formula="of:=[.E690]+[.D691]" office:value-type="float" office:value="22850" calcext:value-type="float">
            <text:p>22850</text:p>
          </table:table-cell>
          <table:table-cell table:formula="of:=IF( ;ROUNDDOWN(VLOOKUP([.C69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1" calcext:value-type="date">
            <text:p>21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92] = &quot;niedziela&quot;;150;0)" office:value-type="float" office:value="0" calcext:value-type="float">
            <text:p>0</text:p>
          </table:table-cell>
          <table:table-cell table:formula="of:=[.E691]+[.D692]" office:value-type="float" office:value="22850" calcext:value-type="float">
            <text:p>22850</text:p>
          </table:table-cell>
          <table:table-cell table:formula="of:=IF( ;ROUNDDOWN(VLOOKUP([.C69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2" calcext:value-type="date">
            <text:p>22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93] = &quot;niedziela&quot;;150;0)" office:value-type="float" office:value="0" calcext:value-type="float">
            <text:p>0</text:p>
          </table:table-cell>
          <table:table-cell table:formula="of:=[.E692]+[.D693]" office:value-type="float" office:value="22850" calcext:value-type="float">
            <text:p>22850</text:p>
          </table:table-cell>
          <table:table-cell table:formula="of:=IF( ;ROUNDDOWN(VLOOKUP([.C69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3" calcext:value-type="date">
            <text:p>23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94] = &quot;niedziela&quot;;150;0)" office:value-type="float" office:value="0" calcext:value-type="float">
            <text:p>0</text:p>
          </table:table-cell>
          <table:table-cell table:formula="of:=[.E693]+[.D694]" office:value-type="float" office:value="22850" calcext:value-type="float">
            <text:p>22850</text:p>
          </table:table-cell>
          <table:table-cell table:formula="of:=IF( ;ROUNDDOWN(VLOOKUP([.C69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4" calcext:value-type="date">
            <text:p>24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95] = &quot;niedziela&quot;;150;0)" office:value-type="float" office:value="150" calcext:value-type="float">
            <text:p>150</text:p>
          </table:table-cell>
          <table:table-cell table:formula="of:=[.E694]+[.D695]" office:value-type="float" office:value="23000" calcext:value-type="float">
            <text:p>23000</text:p>
          </table:table-cell>
          <table:table-cell table:formula="of:=IF( ;ROUNDDOWN(VLOOKUP([.C69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5" calcext:value-type="date">
            <text:p>25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96] = &quot;niedziela&quot;;150;0)" office:value-type="float" office:value="0" calcext:value-type="float">
            <text:p>0</text:p>
          </table:table-cell>
          <table:table-cell table:formula="of:=[.E695]+[.D696]" office:value-type="float" office:value="23000" calcext:value-type="float">
            <text:p>23000</text:p>
          </table:table-cell>
          <table:table-cell table:formula="of:=IF( ;ROUNDDOWN(VLOOKUP([.C69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6" calcext:value-type="date">
            <text:p>26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97] = &quot;niedziela&quot;;150;0)" office:value-type="float" office:value="0" calcext:value-type="float">
            <text:p>0</text:p>
          </table:table-cell>
          <table:table-cell table:formula="of:=[.E696]+[.D697]" office:value-type="float" office:value="23000" calcext:value-type="float">
            <text:p>23000</text:p>
          </table:table-cell>
          <table:table-cell table:formula="of:=IF( ;ROUNDDOWN(VLOOKUP([.C69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7" calcext:value-type="date">
            <text:p>27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98] = &quot;niedziela&quot;;150;0)" office:value-type="float" office:value="0" calcext:value-type="float">
            <text:p>0</text:p>
          </table:table-cell>
          <table:table-cell table:formula="of:=[.E697]+[.D698]" office:value-type="float" office:value="23000" calcext:value-type="float">
            <text:p>23000</text:p>
          </table:table-cell>
          <table:table-cell table:formula="of:=IF( ;ROUNDDOWN(VLOOKUP([.C69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8" calcext:value-type="date">
            <text:p>28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99] = &quot;niedziela&quot;;150;0)" office:value-type="float" office:value="0" calcext:value-type="float">
            <text:p>0</text:p>
          </table:table-cell>
          <table:table-cell table:formula="of:=[.E698]+[.D699]" office:value-type="float" office:value="23000" calcext:value-type="float">
            <text:p>23000</text:p>
          </table:table-cell>
          <table:table-cell table:formula="of:=IF( ;ROUNDDOWN(VLOOKUP([.C69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29" calcext:value-type="date">
            <text:p>29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00] = &quot;niedziela&quot;;150;0)" office:value-type="float" office:value="0" calcext:value-type="float">
            <text:p>0</text:p>
          </table:table-cell>
          <table:table-cell table:formula="of:=[.E699]+[.D700]" office:value-type="float" office:value="23000" calcext:value-type="float">
            <text:p>23000</text:p>
          </table:table-cell>
          <table:table-cell table:formula="of:=IF( ;ROUNDDOWN(VLOOKUP([.C70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1-30" calcext:value-type="date">
            <text:p>30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01] = &quot;niedziela&quot;;150;0)" office:value-type="float" office:value="0" calcext:value-type="float">
            <text:p>0</text:p>
          </table:table-cell>
          <table:table-cell table:formula="of:=[.E700]+[.D701]" office:value-type="float" office:value="23000" calcext:value-type="float">
            <text:p>23000</text:p>
          </table:table-cell>
          <table:table-cell table:formula="of:=IF( ;ROUNDDOWN(VLOOKUP([.C70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1" calcext:value-type="date">
            <text:p>1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02] = &quot;niedziela&quot;;150;0)" office:value-type="float" office:value="150" calcext:value-type="float">
            <text:p>150</text:p>
          </table:table-cell>
          <table:table-cell table:formula="of:=[.E701]+[.D702]" office:value-type="float" office:value="23150" calcext:value-type="float">
            <text:p>23150</text:p>
          </table:table-cell>
          <table:table-cell table:formula="of:=IF( ;ROUNDDOWN(VLOOKUP([.C70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2" calcext:value-type="date">
            <text:p>2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03] = &quot;niedziela&quot;;150;0)" office:value-type="float" office:value="0" calcext:value-type="float">
            <text:p>0</text:p>
          </table:table-cell>
          <table:table-cell table:formula="of:=[.E702]+[.D703]" office:value-type="float" office:value="23150" calcext:value-type="float">
            <text:p>23150</text:p>
          </table:table-cell>
          <table:table-cell table:formula="of:=IF( ;ROUNDDOWN(VLOOKUP([.C70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3" calcext:value-type="date">
            <text:p>3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04] = &quot;niedziela&quot;;150;0)" office:value-type="float" office:value="0" calcext:value-type="float">
            <text:p>0</text:p>
          </table:table-cell>
          <table:table-cell table:formula="of:=[.E703]+[.D704]" office:value-type="float" office:value="23150" calcext:value-type="float">
            <text:p>23150</text:p>
          </table:table-cell>
          <table:table-cell table:formula="of:=IF( ;ROUNDDOWN(VLOOKUP([.C70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4" calcext:value-type="date">
            <text:p>4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05] = &quot;niedziela&quot;;150;0)" office:value-type="float" office:value="0" calcext:value-type="float">
            <text:p>0</text:p>
          </table:table-cell>
          <table:table-cell table:formula="of:=[.E704]+[.D705]" office:value-type="float" office:value="23150" calcext:value-type="float">
            <text:p>23150</text:p>
          </table:table-cell>
          <table:table-cell table:formula="of:=IF( ;ROUNDDOWN(VLOOKUP([.C70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5" calcext:value-type="date">
            <text:p>5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06] = &quot;niedziela&quot;;150;0)" office:value-type="float" office:value="0" calcext:value-type="float">
            <text:p>0</text:p>
          </table:table-cell>
          <table:table-cell table:formula="of:=[.E705]+[.D706]" office:value-type="float" office:value="23150" calcext:value-type="float">
            <text:p>23150</text:p>
          </table:table-cell>
          <table:table-cell table:formula="of:=IF( ;ROUNDDOWN(VLOOKUP([.C70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6" calcext:value-type="date">
            <text:p>6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07] = &quot;niedziela&quot;;150;0)" office:value-type="float" office:value="0" calcext:value-type="float">
            <text:p>0</text:p>
          </table:table-cell>
          <table:table-cell table:formula="of:=[.E706]+[.D707]" office:value-type="float" office:value="23150" calcext:value-type="float">
            <text:p>23150</text:p>
          </table:table-cell>
          <table:table-cell table:formula="of:=IF( ;ROUNDDOWN(VLOOKUP([.C70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7" calcext:value-type="date">
            <text:p>7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08] = &quot;niedziela&quot;;150;0)" office:value-type="float" office:value="0" calcext:value-type="float">
            <text:p>0</text:p>
          </table:table-cell>
          <table:table-cell table:formula="of:=[.E707]+[.D708]" office:value-type="float" office:value="23150" calcext:value-type="float">
            <text:p>23150</text:p>
          </table:table-cell>
          <table:table-cell table:formula="of:=IF( ;ROUNDDOWN(VLOOKUP([.C70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8" calcext:value-type="date">
            <text:p>8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09] = &quot;niedziela&quot;;150;0)" office:value-type="float" office:value="150" calcext:value-type="float">
            <text:p>150</text:p>
          </table:table-cell>
          <table:table-cell table:formula="of:=[.E708]+[.D709]" office:value-type="float" office:value="23300" calcext:value-type="float">
            <text:p>23300</text:p>
          </table:table-cell>
          <table:table-cell table:formula="of:=IF( ;ROUNDDOWN(VLOOKUP([.C70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09" calcext:value-type="date">
            <text:p>9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10] = &quot;niedziela&quot;;150;0)" office:value-type="float" office:value="0" calcext:value-type="float">
            <text:p>0</text:p>
          </table:table-cell>
          <table:table-cell table:formula="of:=[.E709]+[.D710]" office:value-type="float" office:value="23300" calcext:value-type="float">
            <text:p>23300</text:p>
          </table:table-cell>
          <table:table-cell table:formula="of:=IF( ;ROUNDDOWN(VLOOKUP([.C71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0" calcext:value-type="date">
            <text:p>10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11] = &quot;niedziela&quot;;150;0)" office:value-type="float" office:value="0" calcext:value-type="float">
            <text:p>0</text:p>
          </table:table-cell>
          <table:table-cell table:formula="of:=[.E710]+[.D711]" office:value-type="float" office:value="23300" calcext:value-type="float">
            <text:p>23300</text:p>
          </table:table-cell>
          <table:table-cell table:formula="of:=IF( ;ROUNDDOWN(VLOOKUP([.C71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1" calcext:value-type="date">
            <text:p>11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12] = &quot;niedziela&quot;;150;0)" office:value-type="float" office:value="0" calcext:value-type="float">
            <text:p>0</text:p>
          </table:table-cell>
          <table:table-cell table:formula="of:=[.E711]+[.D712]" office:value-type="float" office:value="23300" calcext:value-type="float">
            <text:p>23300</text:p>
          </table:table-cell>
          <table:table-cell table:formula="of:=IF( ;ROUNDDOWN(VLOOKUP([.C71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2" calcext:value-type="date">
            <text:p>12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13] = &quot;niedziela&quot;;150;0)" office:value-type="float" office:value="0" calcext:value-type="float">
            <text:p>0</text:p>
          </table:table-cell>
          <table:table-cell table:formula="of:=[.E712]+[.D713]" office:value-type="float" office:value="23300" calcext:value-type="float">
            <text:p>23300</text:p>
          </table:table-cell>
          <table:table-cell table:formula="of:=IF( ;ROUNDDOWN(VLOOKUP([.C71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3" calcext:value-type="date">
            <text:p>13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14] = &quot;niedziela&quot;;150;0)" office:value-type="float" office:value="0" calcext:value-type="float">
            <text:p>0</text:p>
          </table:table-cell>
          <table:table-cell table:formula="of:=[.E713]+[.D714]" office:value-type="float" office:value="23300" calcext:value-type="float">
            <text:p>23300</text:p>
          </table:table-cell>
          <table:table-cell table:formula="of:=IF( ;ROUNDDOWN(VLOOKUP([.C71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4" calcext:value-type="date">
            <text:p>14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15] = &quot;niedziela&quot;;150;0)" office:value-type="float" office:value="0" calcext:value-type="float">
            <text:p>0</text:p>
          </table:table-cell>
          <table:table-cell table:formula="of:=[.E714]+[.D715]" office:value-type="float" office:value="23300" calcext:value-type="float">
            <text:p>23300</text:p>
          </table:table-cell>
          <table:table-cell table:formula="of:=IF( ;ROUNDDOWN(VLOOKUP([.C71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5" calcext:value-type="date">
            <text:p>15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16] = &quot;niedziela&quot;;150;0)" office:value-type="float" office:value="150" calcext:value-type="float">
            <text:p>150</text:p>
          </table:table-cell>
          <table:table-cell table:formula="of:=[.E715]+[.D716]" office:value-type="float" office:value="23450" calcext:value-type="float">
            <text:p>23450</text:p>
          </table:table-cell>
          <table:table-cell table:formula="of:=IF( ;ROUNDDOWN(VLOOKUP([.C71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6" calcext:value-type="date">
            <text:p>16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17] = &quot;niedziela&quot;;150;0)" office:value-type="float" office:value="0" calcext:value-type="float">
            <text:p>0</text:p>
          </table:table-cell>
          <table:table-cell table:formula="of:=[.E716]+[.D717]" office:value-type="float" office:value="23450" calcext:value-type="float">
            <text:p>23450</text:p>
          </table:table-cell>
          <table:table-cell table:formula="of:=IF( ;ROUNDDOWN(VLOOKUP([.C71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7" calcext:value-type="date">
            <text:p>17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18] = &quot;niedziela&quot;;150;0)" office:value-type="float" office:value="0" calcext:value-type="float">
            <text:p>0</text:p>
          </table:table-cell>
          <table:table-cell table:formula="of:=[.E717]+[.D718]" office:value-type="float" office:value="23450" calcext:value-type="float">
            <text:p>23450</text:p>
          </table:table-cell>
          <table:table-cell table:formula="of:=IF( ;ROUNDDOWN(VLOOKUP([.C71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8" calcext:value-type="date">
            <text:p>18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19] = &quot;niedziela&quot;;150;0)" office:value-type="float" office:value="0" calcext:value-type="float">
            <text:p>0</text:p>
          </table:table-cell>
          <table:table-cell table:formula="of:=[.E718]+[.D719]" office:value-type="float" office:value="23450" calcext:value-type="float">
            <text:p>23450</text:p>
          </table:table-cell>
          <table:table-cell table:formula="of:=IF( ;ROUNDDOWN(VLOOKUP([.C71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19" calcext:value-type="date">
            <text:p>19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20] = &quot;niedziela&quot;;150;0)" office:value-type="float" office:value="0" calcext:value-type="float">
            <text:p>0</text:p>
          </table:table-cell>
          <table:table-cell table:formula="of:=[.E719]+[.D720]" office:value-type="float" office:value="23450" calcext:value-type="float">
            <text:p>23450</text:p>
          </table:table-cell>
          <table:table-cell table:formula="of:=IF( ;ROUNDDOWN(VLOOKUP([.C72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0" calcext:value-type="date">
            <text:p>20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21] = &quot;niedziela&quot;;150;0)" office:value-type="float" office:value="0" calcext:value-type="float">
            <text:p>0</text:p>
          </table:table-cell>
          <table:table-cell table:formula="of:=[.E720]+[.D721]" office:value-type="float" office:value="23450" calcext:value-type="float">
            <text:p>23450</text:p>
          </table:table-cell>
          <table:table-cell table:formula="of:=IF( ;ROUNDDOWN(VLOOKUP([.C72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1" calcext:value-type="date">
            <text:p>21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22] = &quot;niedziela&quot;;150;0)" office:value-type="float" office:value="0" calcext:value-type="float">
            <text:p>0</text:p>
          </table:table-cell>
          <table:table-cell table:formula="of:=[.E721]+[.D722]" office:value-type="float" office:value="23450" calcext:value-type="float">
            <text:p>23450</text:p>
          </table:table-cell>
          <table:table-cell table:formula="of:=IF( ;ROUNDDOWN(VLOOKUP([.C72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2" calcext:value-type="date">
            <text:p>22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23] = &quot;niedziela&quot;;150;0)" office:value-type="float" office:value="150" calcext:value-type="float">
            <text:p>150</text:p>
          </table:table-cell>
          <table:table-cell table:formula="of:=[.E722]+[.D723]" office:value-type="float" office:value="23600" calcext:value-type="float">
            <text:p>23600</text:p>
          </table:table-cell>
          <table:table-cell table:formula="of:=IF( ;ROUNDDOWN(VLOOKUP([.C723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3" calcext:value-type="date">
            <text:p>23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24] = &quot;niedziela&quot;;150;0)" office:value-type="float" office:value="0" calcext:value-type="float">
            <text:p>0</text:p>
          </table:table-cell>
          <table:table-cell table:formula="of:=[.E723]+[.D724]" office:value-type="float" office:value="23600" calcext:value-type="float">
            <text:p>23600</text:p>
          </table:table-cell>
          <table:table-cell table:formula="of:=IF( ;ROUNDDOWN(VLOOKUP([.C724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4" calcext:value-type="date">
            <text:p>24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25] = &quot;niedziela&quot;;150;0)" office:value-type="float" office:value="0" calcext:value-type="float">
            <text:p>0</text:p>
          </table:table-cell>
          <table:table-cell table:formula="of:=[.E724]+[.D725]" office:value-type="float" office:value="23600" calcext:value-type="float">
            <text:p>23600</text:p>
          </table:table-cell>
          <table:table-cell table:formula="of:=IF( ;ROUNDDOWN(VLOOKUP([.C725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5" calcext:value-type="date">
            <text:p>25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726] = &quot;niedziela&quot;;150;0)" office:value-type="float" office:value="0" calcext:value-type="float">
            <text:p>0</text:p>
          </table:table-cell>
          <table:table-cell table:formula="of:=[.E725]+[.D726]" office:value-type="float" office:value="23600" calcext:value-type="float">
            <text:p>23600</text:p>
          </table:table-cell>
          <table:table-cell table:formula="of:=IF( ;ROUNDDOWN(VLOOKUP([.C726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6" calcext:value-type="date">
            <text:p>26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727] = &quot;niedziela&quot;;150;0)" office:value-type="float" office:value="0" calcext:value-type="float">
            <text:p>0</text:p>
          </table:table-cell>
          <table:table-cell table:formula="of:=[.E726]+[.D727]" office:value-type="float" office:value="23600" calcext:value-type="float">
            <text:p>23600</text:p>
          </table:table-cell>
          <table:table-cell table:formula="of:=IF( ;ROUNDDOWN(VLOOKUP([.C727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7" calcext:value-type="date">
            <text:p>27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28] = &quot;niedziela&quot;;150;0)" office:value-type="float" office:value="0" calcext:value-type="float">
            <text:p>0</text:p>
          </table:table-cell>
          <table:table-cell table:formula="of:=[.E727]+[.D728]" office:value-type="float" office:value="23600" calcext:value-type="float">
            <text:p>23600</text:p>
          </table:table-cell>
          <table:table-cell table:formula="of:=IF( ;ROUNDDOWN(VLOOKUP([.C728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8" calcext:value-type="date">
            <text:p>28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29] = &quot;niedziela&quot;;150;0)" office:value-type="float" office:value="0" calcext:value-type="float">
            <text:p>0</text:p>
          </table:table-cell>
          <table:table-cell table:formula="of:=[.E728]+[.D729]" office:value-type="float" office:value="23600" calcext:value-type="float">
            <text:p>23600</text:p>
          </table:table-cell>
          <table:table-cell table:formula="of:=IF( ;ROUNDDOWN(VLOOKUP([.C729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29" calcext:value-type="date">
            <text:p>29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30] = &quot;niedziela&quot;;150;0)" office:value-type="float" office:value="150" calcext:value-type="float">
            <text:p>150</text:p>
          </table:table-cell>
          <table:table-cell table:formula="of:=[.E729]+[.D730]" office:value-type="float" office:value="23750" calcext:value-type="float">
            <text:p>23750</text:p>
          </table:table-cell>
          <table:table-cell table:formula="of:=IF( ;ROUNDDOWN(VLOOKUP([.C730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30" calcext:value-type="date">
            <text:p>30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31] = &quot;niedziela&quot;;150;0)" office:value-type="float" office:value="0" calcext:value-type="float">
            <text:p>0</text:p>
          </table:table-cell>
          <table:table-cell table:formula="of:=[.E730]+[.D731]" office:value-type="float" office:value="23750" calcext:value-type="float">
            <text:p>23750</text:p>
          </table:table-cell>
          <table:table-cell table:formula="of:=IF( ;ROUNDDOWN(VLOOKUP([.C731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date" office:date-value="2024-12-31" calcext:value-type="date">
            <text:p>31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32] = &quot;niedziela&quot;;150;0)" office:value-type="float" office:value="0" calcext:value-type="float">
            <text:p>0</text:p>
          </table:table-cell>
          <table:table-cell table:formula="of:=[.E731]+[.D732]" office:value-type="float" office:value="23750" calcext:value-type="float">
            <text:p>23750</text:p>
          </table:table-cell>
          <table:table-cell table:formula="of:=IF( ;ROUNDDOWN(VLOOKUP([.C732];[.$M$1:.$N$4];2;0) * 10;0);0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78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8T11:47:24.439000000</dc:date>
    <meta:editing-duration>PT4M58S</meta:editing-duration>
    <meta:editing-cycles>1</meta:editing-cycles>
    <meta:generator>LibreOffice/7.1.5.2$Windows_X86_64 LibreOffice_project/85f04e9f809797b8199d13c421bd8a2b025d52b5</meta:generator>
    <meta:document-statistic meta:table-count="1" meta:cell-count="4404" meta:object-count="0"/>
  </office:meta>
</office:document-meta>
</file>